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9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color="#ffffff"/>
    </style:style>
    <style:style style:name="ce7" style:family="table-cell" style:parent-style-name="Default" style:data-style-name="N43">
      <style:table-cell-properties fo:background-color="#ffffff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41">
      <style:table-cell-properties fo:border="0.06pt solid #000000"/>
      <style:text-properties fo:color="#ffffff"/>
    </style:style>
    <style:style style:name="ce11" style:family="table-cell" style:parent-style-name="Default">
      <style:table-cell-properties fo:background-color="#ffffff" fo:border="0.06pt solid #000000"/>
    </style:style>
    <style:style style:name="ce12" style:family="table-cell" style:parent-style-name="Default">
      <style:table-cell-properties fo:background-color="#ffffff" fo:border="0.06pt solid #000000"/>
      <style:text-properties fo:color="#ffffff"/>
    </style:style>
    <style:style style:name="ce13" style:family="table-cell" style:parent-style-name="Default" style:data-style-name="N41"/>
    <style:style style:name="ce14" style:family="table-cell" style:parent-style-name="Default" style:data-style-name="N41">
      <style:table-cell-properties fo:border="0.06pt solid #000000"/>
    </style:style>
    <style:style style:name="ce15" style:family="table-cell" style:parent-style-name="Default" style:data-style-name="N41">
      <style:text-properties fo:color="#ffffff"/>
    </style:style>
    <style:style style:name="ce16" style:family="table-cell" style:parent-style-name="Default">
      <style:table-cell-properties fo:background-color="#ffffff" fo:border="0.06pt solid #000000"/>
      <style:text-properties fo:color="#000000"/>
    </style:style>
    <style:style style:name="ce17" style:family="table-cell" style:parent-style-name="Default">
      <style:table-cell-properties fo:background-color="#ffffff"/>
      <style:text-properties fo:color="#000000"/>
    </style:style>
    <style:style style:name="ce18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stats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1-Wed</text:p>
          </table:table-cell>
          <table:covered-table-cell table:style-name="ce2" office:value-type="string" calcext:value-type="string">
            <text:p>Wed</text:p>
          </table:covered-table-cell>
          <table:covered-table-cell table:style-name="ce2"/>
          <table:table-cell table:style-name="ce1" office:value-type="string" calcext:value-type="string" table:number-columns-spanned="3" table:number-rows-spanned="1">
            <text:p>3-Thur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4-Tue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5-Thurs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TCP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47427" calcext:value-type="float">
            <text:p>47427</text:p>
          </table:table-cell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617635" calcext:value-type="float">
            <text:p>617635</text:p>
          </table:table-cell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TCP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0974" calcext:value-type="float">
            <text:p>10974</text:p>
          </table:table-cell>
          <table:table-cell office:value-type="string" calcext:value-type="string">
            <text:p>TCP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CP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79602" calcext:value-type="float">
            <text:p>79602</text:p>
          </table:table-cell>
          <table:table-cell office:value-type="string" calcext:value-type="string">
            <text:p>TCP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75" calcext:value-type="float">
            <text:p>327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TCP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76" calcext:value-type="float">
            <text:p>327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CP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2" calcext:value-type="float">
            <text:p>327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4" calcext:value-type="float">
            <text:p>327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76" calcext:value-type="float">
            <text:p>327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6" calcext:value-type="float">
            <text:p>327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78" calcext:value-type="float">
            <text:p>3277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CP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7" calcext:value-type="float">
            <text:p>327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79" calcext:value-type="float">
            <text:p>327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8" calcext:value-type="float">
            <text:p>3278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0" calcext:value-type="float">
            <text:p>327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9" calcext:value-type="float">
            <text:p>327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1" calcext:value-type="float">
            <text:p>327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0" calcext:value-type="float">
            <text:p>327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2" calcext:value-type="float">
            <text:p>327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1" calcext:value-type="float">
            <text:p>327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3" calcext:value-type="float">
            <text:p>327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3" calcext:value-type="float">
            <text:p>1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2" calcext:value-type="float">
            <text:p>327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4" calcext:value-type="float">
            <text:p>327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" calcext:value-type="float">
            <text:p>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3" calcext:value-type="float">
            <text:p>327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5" calcext:value-type="float">
            <text:p>327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4" calcext:value-type="float">
            <text:p>327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6" calcext:value-type="float">
            <text:p>327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6" calcext:value-type="float">
            <text:p>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5" calcext:value-type="float">
            <text:p>327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7" calcext:value-type="float">
            <text:p>327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6" calcext:value-type="float">
            <text:p>327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8" calcext:value-type="float">
            <text:p>327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7" calcext:value-type="float">
            <text:p>327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9" calcext:value-type="float">
            <text:p>327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19" calcext:value-type="float">
            <text:p>1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8" calcext:value-type="float">
            <text:p>327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0" calcext:value-type="float">
            <text:p>327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9" calcext:value-type="float">
            <text:p>327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1" calcext:value-type="float">
            <text:p>2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CP</text:p>
          </table:table-cell>
          <table:table-cell office:value-type="float" office:value="32791" calcext:value-type="float">
            <text:p>327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0" calcext:value-type="float">
            <text:p>328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2" calcext:value-type="float">
            <text:p>327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1" calcext:value-type="float">
            <text:p>328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77469" calcext:value-type="float">
            <text:p>77469</text:p>
          </table:table-cell>
          <table:table-cell office:value-type="string" calcext:value-type="string">
            <text:p>TCP</text:p>
          </table:table-cell>
          <table:table-cell office:value-type="float" office:value="32793" calcext:value-type="float">
            <text:p>327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30298" calcext:value-type="float">
            <text:p>30298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2" calcext:value-type="float">
            <text:p>328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CP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4" calcext:value-type="float">
            <text:p>327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DP</text:p>
          </table:table-cell>
          <table:table-cell office:value-type="float" office:value="23" calcext:value-type="float">
            <text:p>2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3" calcext:value-type="float">
            <text:p>328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TCP</text:p>
          </table:table-cell>
          <table:table-cell office:value-type="float" office:value="32795" calcext:value-type="float">
            <text:p>327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CP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4" calcext:value-type="float">
            <text:p>328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6" calcext:value-type="float">
            <text:p>327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5" calcext:value-type="float">
            <text:p>2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5" calcext:value-type="float">
            <text:p>328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CP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7" calcext:value-type="float">
            <text:p>327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6" calcext:value-type="float">
            <text:p>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6" calcext:value-type="float">
            <text:p>328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8" calcext:value-type="float">
            <text:p>327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" calcext:value-type="float">
            <text:p>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7" calcext:value-type="float">
            <text:p>3280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CP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9" calcext:value-type="float">
            <text:p>327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8" calcext:value-type="float">
            <text:p>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8" calcext:value-type="float">
            <text:p>328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0" calcext:value-type="float">
            <text:p>328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9" calcext:value-type="float">
            <text:p>328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1" calcext:value-type="float">
            <text:p>328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30" calcext:value-type="float">
            <text:p>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0" calcext:value-type="float">
            <text:p>328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2" calcext:value-type="float">
            <text:p>328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31" calcext:value-type="float">
            <text:p>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1" calcext:value-type="float">
            <text:p>328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5" calcext:value-type="float">
            <text:p>328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32" calcext:value-type="float">
            <text:p>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2" calcext:value-type="float">
            <text:p>328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6" calcext:value-type="float">
            <text:p>32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33" calcext:value-type="float">
            <text:p>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3" calcext:value-type="float">
            <text:p>328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7" calcext:value-type="float">
            <text:p>328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4" calcext:value-type="float">
            <text:p>328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9" calcext:value-type="float">
            <text:p>328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35" calcext:value-type="float">
            <text:p>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5" calcext:value-type="float">
            <text:p>328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0" calcext:value-type="float">
            <text:p>328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6" calcext:value-type="float">
            <text:p>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6" calcext:value-type="float">
            <text:p>328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1" calcext:value-type="float">
            <text:p>328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37" calcext:value-type="float">
            <text:p>3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7" calcext:value-type="float">
            <text:p>328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4" calcext:value-type="float">
            <text:p>328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8" calcext:value-type="float">
            <text:p>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8" calcext:value-type="float">
            <text:p>328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5" calcext:value-type="float">
            <text:p>328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9" calcext:value-type="float">
            <text:p>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9" calcext:value-type="float">
            <text:p>328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CP</text:p>
          </table:table-cell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9" calcext:value-type="float">
            <text:p>328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0" calcext:value-type="float">
            <text:p>328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20" calcext:value-type="float">
            <text:p>328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1" calcext:value-type="float">
            <text:p>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1" calcext:value-type="float">
            <text:p>328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CP</text:p>
          </table:table-cell>
          <table:table-cell office:value-type="float" office:value="43" calcext:value-type="float">
            <text:p>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23" calcext:value-type="float">
            <text:p>328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42" calcext:value-type="float">
            <text:p>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2" calcext:value-type="float">
            <text:p>328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25" calcext:value-type="float">
            <text:p>328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3" calcext:value-type="float">
            <text:p>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3" calcext:value-type="float">
            <text:p>328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28" calcext:value-type="float">
            <text:p>328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44" calcext:value-type="float">
            <text:p>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4" calcext:value-type="float">
            <text:p>328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CP</text:p>
          </table:table-cell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30" calcext:value-type="float">
            <text:p>328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5" calcext:value-type="float">
            <text:p>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5" calcext:value-type="float">
            <text:p>328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46" calcext:value-type="float">
            <text:p>328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46" calcext:value-type="float">
            <text:p>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6" calcext:value-type="float">
            <text:p>328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47" calcext:value-type="float">
            <text:p>328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47" calcext:value-type="float">
            <text:p>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7" calcext:value-type="float">
            <text:p>328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0" calcext:value-type="float">
            <text:p>328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8" calcext:value-type="float">
            <text:p>328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2" calcext:value-type="float">
            <text:p>328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9" calcext:value-type="float">
            <text:p>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9" calcext:value-type="float">
            <text:p>328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3" calcext:value-type="float">
            <text:p>328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0" calcext:value-type="float">
            <text:p>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0" calcext:value-type="float">
            <text:p>328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5" calcext:value-type="float">
            <text:p>328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51" calcext:value-type="float">
            <text:p>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1" calcext:value-type="float">
            <text:p>328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53" calcext:value-type="float">
            <text:p>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7" calcext:value-type="float">
            <text:p>328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2" calcext:value-type="float">
            <text:p>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2" calcext:value-type="float">
            <text:p>328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63" calcext:value-type="float">
            <text:p>328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3" calcext:value-type="float">
            <text:p>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3" calcext:value-type="float">
            <text:p>328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76" calcext:value-type="float">
            <text:p>328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5" calcext:value-type="float">
            <text:p>328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77" calcext:value-type="float">
            <text:p>328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8" calcext:value-type="float">
            <text:p>328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78" calcext:value-type="float">
            <text:p>32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6" calcext:value-type="float">
            <text:p>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40" calcext:value-type="float">
            <text:p>328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79" calcext:value-type="float">
            <text:p>32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7" calcext:value-type="float">
            <text:p>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41" calcext:value-type="float">
            <text:p>328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9" calcext:value-type="float">
            <text:p>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80" calcext:value-type="float">
            <text:p>328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47" calcext:value-type="float">
            <text:p>328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81" calcext:value-type="float">
            <text:p>32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0" calcext:value-type="float">
            <text:p>328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61" calcext:value-type="float">
            <text:p>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82" calcext:value-type="float">
            <text:p>3288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CP</text:p>
          </table:table-cell>
          <table:table-cell office:value-type="float" office:value="60" calcext:value-type="float">
            <text:p>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1" calcext:value-type="float">
            <text:p>328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0" calcext:value-type="float">
            <text:p>328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1" calcext:value-type="float">
            <text:p>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2" calcext:value-type="float">
            <text:p>328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1" calcext:value-type="float">
            <text:p>328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2" calcext:value-type="float">
            <text:p>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3" calcext:value-type="float">
            <text:p>328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2" calcext:value-type="float">
            <text:p>328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3" calcext:value-type="float">
            <text:p>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4" calcext:value-type="float">
            <text:p>328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5" calcext:value-type="float">
            <text:p>328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4" calcext:value-type="float">
            <text:p>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7" calcext:value-type="float">
            <text:p>328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7" calcext:value-type="float">
            <text:p>328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0" calcext:value-type="float">
            <text:p>328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8" calcext:value-type="float">
            <text:p>328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1" calcext:value-type="float">
            <text:p>328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0" calcext:value-type="float">
            <text:p>329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7" calcext:value-type="float">
            <text:p>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3" calcext:value-type="float">
            <text:p>328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1" calcext:value-type="float">
            <text:p>329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8" calcext:value-type="float">
            <text:p>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4" calcext:value-type="float">
            <text:p>328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2" calcext:value-type="float">
            <text:p>329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9" calcext:value-type="float">
            <text:p>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6" calcext:value-type="float">
            <text:p>328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3" calcext:value-type="float">
            <text:p>329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70" calcext:value-type="float">
            <text:p>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9" calcext:value-type="float">
            <text:p>328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5" calcext:value-type="float">
            <text:p>329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71" calcext:value-type="float">
            <text:p>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0" calcext:value-type="float">
            <text:p>328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6" calcext:value-type="float">
            <text:p>329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72" calcext:value-type="float">
            <text:p>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1" calcext:value-type="float">
            <text:p>328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7" calcext:value-type="float">
            <text:p>329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73" calcext:value-type="float">
            <text:p>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2" calcext:value-type="float">
            <text:p>328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8" calcext:value-type="float">
            <text:p>329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4" calcext:value-type="float">
            <text:p>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4" calcext:value-type="float">
            <text:p>328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30" calcext:value-type="float">
            <text:p>329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5" calcext:value-type="float">
            <text:p>32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33" calcext:value-type="float">
            <text:p>329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6" calcext:value-type="float">
            <text:p>328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48" calcext:value-type="float">
            <text:p>329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77" calcext:value-type="float">
            <text:p>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7" calcext:value-type="float">
            <text:p>328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9" calcext:value-type="float">
            <text:p>7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CP</text:p>
          </table:table-cell>
          <table:table-cell office:value-type="float" office:value="32949" calcext:value-type="float">
            <text:p>32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8" calcext:value-type="float">
            <text:p>328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0" calcext:value-type="float">
            <text:p>329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9" calcext:value-type="float">
            <text:p>328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1" calcext:value-type="float">
            <text:p>329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80" calcext:value-type="float">
            <text:p>328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2" calcext:value-type="float">
            <text:p>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2" calcext:value-type="float">
            <text:p>329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83" calcext:value-type="float">
            <text:p>328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3" calcext:value-type="float">
            <text:p>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3" calcext:value-type="float">
            <text:p>329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2" calcext:value-type="float">
            <text:p>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84" calcext:value-type="float">
            <text:p>328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4" calcext:value-type="float">
            <text:p>329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83" calcext:value-type="float">
            <text:p>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87" calcext:value-type="float">
            <text:p>328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7" calcext:value-type="float">
            <text:p>329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4" calcext:value-type="float">
            <text:p>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2" calcext:value-type="float">
            <text:p>32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8" calcext:value-type="float">
            <text:p>329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5" calcext:value-type="float">
            <text:p>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3" calcext:value-type="float">
            <text:p>328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9" calcext:value-type="float">
            <text:p>329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6" calcext:value-type="float">
            <text:p>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4" calcext:value-type="float">
            <text:p>328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90" calcext:value-type="float">
            <text:p>329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7" calcext:value-type="float">
            <text:p>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6" calcext:value-type="float">
            <text:p>328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91" calcext:value-type="float">
            <text:p>329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8" calcext:value-type="float">
            <text:p>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7" calcext:value-type="float">
            <text:p>328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98" calcext:value-type="float">
            <text:p>329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89" calcext:value-type="float">
            <text:p>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00" calcext:value-type="float">
            <text:p>329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1" calcext:value-type="float">
            <text:p>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0" calcext:value-type="float">
            <text:p>33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0" calcext:value-type="float">
            <text:p>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02" calcext:value-type="float">
            <text:p>329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2" calcext:value-type="float">
            <text:p>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3" calcext:value-type="float">
            <text:p>330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1" calcext:value-type="float">
            <text:p>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08" calcext:value-type="float">
            <text:p>329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3" calcext:value-type="float">
            <text:p>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4" calcext:value-type="float">
            <text:p>330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2" calcext:value-type="float">
            <text:p>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11" calcext:value-type="float">
            <text:p>329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5" calcext:value-type="float">
            <text:p>330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3" calcext:value-type="float">
            <text:p>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14" calcext:value-type="float">
            <text:p>329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6" calcext:value-type="float">
            <text:p>330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4" calcext:value-type="float">
            <text:p>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0" calcext:value-type="float">
            <text:p>329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7" calcext:value-type="float">
            <text:p>3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5" calcext:value-type="float">
            <text:p>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1" calcext:value-type="float">
            <text:p>329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CP</text:p>
          </table:table-cell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3" calcext:value-type="float">
            <text:p>33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6" calcext:value-type="float">
            <text:p>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2" calcext:value-type="float">
            <text:p>32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4" calcext:value-type="float">
            <text:p>33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7" calcext:value-type="float">
            <text:p>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3" calcext:value-type="float">
            <text:p>329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6" calcext:value-type="float">
            <text:p>33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8" calcext:value-type="float">
            <text:p>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4" calcext:value-type="float">
            <text:p>329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7" calcext:value-type="float">
            <text:p>33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CP</text:p>
          </table:table-cell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5" calcext:value-type="float">
            <text:p>329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8" calcext:value-type="float">
            <text:p>33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6" calcext:value-type="float">
            <text:p>329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9" calcext:value-type="float">
            <text:p>33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1" calcext:value-type="float">
            <text:p>1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7" calcext:value-type="float">
            <text:p>329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03" calcext:value-type="float">
            <text:p>1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20" calcext:value-type="float">
            <text:p>33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8" calcext:value-type="float">
            <text:p>329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21" calcext:value-type="float">
            <text:p>33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03" calcext:value-type="float">
            <text:p>1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34" calcext:value-type="float">
            <text:p>329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22" calcext:value-type="float">
            <text:p>330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35" calcext:value-type="float">
            <text:p>329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6" calcext:value-type="float">
            <text:p>1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46" calcext:value-type="float">
            <text:p>330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05" calcext:value-type="float">
            <text:p>1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37" calcext:value-type="float">
            <text:p>329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7" calcext:value-type="float">
            <text:p>1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47" calcext:value-type="float">
            <text:p>330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06" calcext:value-type="float">
            <text:p>1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38" calcext:value-type="float">
            <text:p>329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48" calcext:value-type="float">
            <text:p>330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07" calcext:value-type="float">
            <text:p>1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0" calcext:value-type="float">
            <text:p>329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09" calcext:value-type="float">
            <text:p>1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49" calcext:value-type="float">
            <text:p>330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08" calcext:value-type="float">
            <text:p>1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3" calcext:value-type="float">
            <text:p>329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0" calcext:value-type="float">
            <text:p>330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09" calcext:value-type="float">
            <text:p>1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4" calcext:value-type="float">
            <text:p>329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11" calcext:value-type="float">
            <text:p>1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1" calcext:value-type="float">
            <text:p>330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CP</text:p>
          </table:table-cell>
          <table:table-cell office:value-type="float" office:value="110" calcext:value-type="float">
            <text:p>1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6" calcext:value-type="float">
            <text:p>32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2" calcext:value-type="float">
            <text:p>330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1" calcext:value-type="float">
            <text:p>11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7" calcext:value-type="float">
            <text:p>329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3" calcext:value-type="float">
            <text:p>11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CP</text:p>
          </table:table-cell>
          <table:table-cell office:value-type="float" office:value="33053" calcext:value-type="float">
            <text:p>330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2" calcext:value-type="float">
            <text:p>1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9" calcext:value-type="float">
            <text:p>32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4" calcext:value-type="float">
            <text:p>330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3" calcext:value-type="float">
            <text:p>1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55" calcext:value-type="float">
            <text:p>329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5" calcext:value-type="float">
            <text:p>330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4" calcext:value-type="float">
            <text:p>1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57" calcext:value-type="float">
            <text:p>329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6" calcext:value-type="float">
            <text:p>330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5" calcext:value-type="float">
            <text:p>1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58" calcext:value-type="float">
            <text:p>329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7" calcext:value-type="float">
            <text:p>1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7" calcext:value-type="float">
            <text:p>33057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TCP</text:p>
          </table:table-cell>
          <table:table-cell office:value-type="float" office:value="116" calcext:value-type="float">
            <text:p>1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59" calcext:value-type="float">
            <text:p>329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8" calcext:value-type="float">
            <text:p>330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17" calcext:value-type="float">
            <text:p>1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0" calcext:value-type="float">
            <text:p>329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9" calcext:value-type="float">
            <text:p>330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8" calcext:value-type="float">
            <text:p>1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2" calcext:value-type="float">
            <text:p>329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60" calcext:value-type="float">
            <text:p>330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19" calcext:value-type="float">
            <text:p>1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4" calcext:value-type="float">
            <text:p>329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61" calcext:value-type="float">
            <text:p>330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5" calcext:value-type="float">
            <text:p>329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0" calcext:value-type="float">
            <text:p>330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7" calcext:value-type="float">
            <text:p>329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3" calcext:value-type="float">
            <text:p>1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1" calcext:value-type="float">
            <text:p>330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2" calcext:value-type="float">
            <text:p>1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9" calcext:value-type="float">
            <text:p>329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4" calcext:value-type="float">
            <text:p>1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4" calcext:value-type="float">
            <text:p>330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3" calcext:value-type="float">
            <text:p>1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3" calcext:value-type="float">
            <text:p>329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6" calcext:value-type="float">
            <text:p>330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24" calcext:value-type="float">
            <text:p>1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4" calcext:value-type="float">
            <text:p>329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6" calcext:value-type="float">
            <text:p>1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7" calcext:value-type="float">
            <text:p>330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5" calcext:value-type="float">
            <text:p>329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96" calcext:value-type="float">
            <text:p>330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26" calcext:value-type="float">
            <text:p>1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6" calcext:value-type="float">
            <text:p>329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98" calcext:value-type="float">
            <text:p>3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27" calcext:value-type="float">
            <text:p>1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8" calcext:value-type="float">
            <text:p>329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9" calcext:value-type="float">
            <text:p>1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1" calcext:value-type="float">
            <text:p>331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28" calcext:value-type="float">
            <text:p>1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1" calcext:value-type="float">
            <text:p>329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2" calcext:value-type="float">
            <text:p>33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29" calcext:value-type="float">
            <text:p>1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3" calcext:value-type="float">
            <text:p>329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6" calcext:value-type="float">
            <text:p>331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4" calcext:value-type="float">
            <text:p>329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7" calcext:value-type="float">
            <text:p>331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1" calcext:value-type="float">
            <text:p>1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5" calcext:value-type="float">
            <text:p>329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9" calcext:value-type="float">
            <text:p>331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2" calcext:value-type="float">
            <text:p>1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7" calcext:value-type="float">
            <text:p>329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15" calcext:value-type="float">
            <text:p>331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3" calcext:value-type="float">
            <text:p>1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9" calcext:value-type="float">
            <text:p>32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17" calcext:value-type="float">
            <text:p>331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4" calcext:value-type="float">
            <text:p>1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0" calcext:value-type="float">
            <text:p>329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6" calcext:value-type="float">
            <text:p>1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18" calcext:value-type="float">
            <text:p>331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1" calcext:value-type="float">
            <text:p>329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19" calcext:value-type="float">
            <text:p>331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6" calcext:value-type="float">
            <text:p>1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2" calcext:value-type="float">
            <text:p>329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CP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20" calcext:value-type="float">
            <text:p>33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7" calcext:value-type="float">
            <text:p>1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3" calcext:value-type="float">
            <text:p>329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3" calcext:value-type="float">
            <text:p>331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4" calcext:value-type="float">
            <text:p>32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4" calcext:value-type="float">
            <text:p>331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5" calcext:value-type="float">
            <text:p>329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1" calcext:value-type="float">
            <text:p>1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6" calcext:value-type="float">
            <text:p>331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0" calcext:value-type="float">
            <text:p>1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6" calcext:value-type="float">
            <text:p>329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2" calcext:value-type="float">
            <text:p>1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7" calcext:value-type="float">
            <text:p>331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41" calcext:value-type="float">
            <text:p>1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7" calcext:value-type="float">
            <text:p>329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3" calcext:value-type="float">
            <text:p>1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9" calcext:value-type="float">
            <text:p>331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2" calcext:value-type="float">
            <text:p>1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8" calcext:value-type="float">
            <text:p>329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0" calcext:value-type="float">
            <text:p>331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3" calcext:value-type="float">
            <text:p>1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9" calcext:value-type="float">
            <text:p>329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1" calcext:value-type="float">
            <text:p>331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0" calcext:value-type="float">
            <text:p>33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6" calcext:value-type="float">
            <text:p>1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2" calcext:value-type="float">
            <text:p>331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5" calcext:value-type="float">
            <text:p>1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2" calcext:value-type="float">
            <text:p>330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7" calcext:value-type="float">
            <text:p>1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4" calcext:value-type="float">
            <text:p>331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6" calcext:value-type="float">
            <text:p>1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3" calcext:value-type="float">
            <text:p>330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5" calcext:value-type="float">
            <text:p>331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147" calcext:value-type="float">
            <text:p>1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8" calcext:value-type="float">
            <text:p>330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9" calcext:value-type="float">
            <text:p>1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6" calcext:value-type="float">
            <text:p>331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8" calcext:value-type="float">
            <text:p>1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9" calcext:value-type="float">
            <text:p>33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7" calcext:value-type="float">
            <text:p>331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9" calcext:value-type="float">
            <text:p>1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0" calcext:value-type="float">
            <text:p>33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9" calcext:value-type="float">
            <text:p>331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0" calcext:value-type="float">
            <text:p>1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2" calcext:value-type="float">
            <text:p>33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51" calcext:value-type="float">
            <text:p>331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51" calcext:value-type="float">
            <text:p>1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4" calcext:value-type="float">
            <text:p>33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53" calcext:value-type="float">
            <text:p>331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2" calcext:value-type="float">
            <text:p>1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5" calcext:value-type="float">
            <text:p>33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56" calcext:value-type="float">
            <text:p>331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3" calcext:value-type="float">
            <text:p>1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7" calcext:value-type="float">
            <text:p>33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59" calcext:value-type="float">
            <text:p>331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8" calcext:value-type="float">
            <text:p>33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0" calcext:value-type="float">
            <text:p>331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5" calcext:value-type="float">
            <text:p>1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21" calcext:value-type="float">
            <text:p>33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3" calcext:value-type="float">
            <text:p>331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6" calcext:value-type="float">
            <text:p>1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27" calcext:value-type="float">
            <text:p>330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4" calcext:value-type="float">
            <text:p>331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7" calcext:value-type="float">
            <text:p>1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28" calcext:value-type="float">
            <text:p>330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5" calcext:value-type="float">
            <text:p>331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8" calcext:value-type="float">
            <text:p>1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36" calcext:value-type="float">
            <text:p>330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7" calcext:value-type="float">
            <text:p>331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9" calcext:value-type="float">
            <text:p>1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37" calcext:value-type="float">
            <text:p>330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81" calcext:value-type="float">
            <text:p>331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40" calcext:value-type="float">
            <text:p>330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83" calcext:value-type="float">
            <text:p>331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1" calcext:value-type="float">
            <text:p>1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43" calcext:value-type="float">
            <text:p>330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85" calcext:value-type="float">
            <text:p>331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2" calcext:value-type="float">
            <text:p>1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48" calcext:value-type="float">
            <text:p>330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4" calcext:value-type="float">
            <text:p>1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1" calcext:value-type="float">
            <text:p>332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3" calcext:value-type="float">
            <text:p>1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53" calcext:value-type="float">
            <text:p>330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2" calcext:value-type="float">
            <text:p>332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4" calcext:value-type="float">
            <text:p>1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54" calcext:value-type="float">
            <text:p>330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6" calcext:value-type="float">
            <text:p>1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3" calcext:value-type="float">
            <text:p>332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5" calcext:value-type="float">
            <text:p>1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58" calcext:value-type="float">
            <text:p>330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5" calcext:value-type="float">
            <text:p>332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166" calcext:value-type="float">
            <text:p>1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59" calcext:value-type="float">
            <text:p>330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6" calcext:value-type="float">
            <text:p>332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7" calcext:value-type="float">
            <text:p>1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0" calcext:value-type="float">
            <text:p>330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7" calcext:value-type="float">
            <text:p>332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8" calcext:value-type="float">
            <text:p>1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1" calcext:value-type="float">
            <text:p>330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10" calcext:value-type="float">
            <text:p>332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2" calcext:value-type="float">
            <text:p>330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0" calcext:value-type="float">
            <text:p>1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3" calcext:value-type="float">
            <text:p>330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1" calcext:value-type="float">
            <text:p>1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6" calcext:value-type="float">
            <text:p>330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2" calcext:value-type="float">
            <text:p>1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0" calcext:value-type="float">
            <text:p>330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3" calcext:value-type="float">
            <text:p>1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1" calcext:value-type="float">
            <text:p>330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4" calcext:value-type="float">
            <text:p>1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4" calcext:value-type="float">
            <text:p>330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5" calcext:value-type="float">
            <text:p>1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5" calcext:value-type="float">
            <text:p>330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6" calcext:value-type="float">
            <text:p>1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6" calcext:value-type="float">
            <text:p>330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8" calcext:value-type="float">
            <text:p>330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8" calcext:value-type="float">
            <text:p>1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1" calcext:value-type="float">
            <text:p>330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2" calcext:value-type="float">
            <text:p>330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7" calcext:value-type="float">
            <text:p>330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1" calcext:value-type="float">
            <text:p>1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8" calcext:value-type="float">
            <text:p>330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2" calcext:value-type="float">
            <text:p>1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9" calcext:value-type="float">
            <text:p>330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3" calcext:value-type="float">
            <text:p>1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91" calcext:value-type="float">
            <text:p>330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4" calcext:value-type="float">
            <text:p>1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95" calcext:value-type="float">
            <text:p>330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5" calcext:value-type="float">
            <text:p>1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97" calcext:value-type="float">
            <text:p>330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99" calcext:value-type="float">
            <text:p>330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CP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0" calcext:value-type="float">
            <text:p>33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1" calcext:value-type="float">
            <text:p>33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2" calcext:value-type="float">
            <text:p>33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3" calcext:value-type="float">
            <text:p>33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4" calcext:value-type="float">
            <text:p>33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5" calcext:value-type="float">
            <text:p>33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6" calcext:value-type="float">
            <text:p>331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8" calcext:value-type="float">
            <text:p>331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9" calcext:value-type="float">
            <text:p>3310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CP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0" calcext:value-type="float">
            <text:p>33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1" calcext:value-type="float">
            <text:p>33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2" calcext:value-type="float">
            <text:p>33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3" calcext:value-type="float">
            <text:p>33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4" calcext:value-type="float">
            <text:p>33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table:number-columns-repeated="2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5" calcext:value-type="float">
            <text:p>33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6" calcext:value-type="float">
            <text:p>33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7" calcext:value-type="float">
            <text:p>33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8" calcext:value-type="float">
            <text:p>331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9" calcext:value-type="float">
            <text:p>33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6" calcext:value-type="float">
            <text:p>2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0" calcext:value-type="float">
            <text:p>331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1" calcext:value-type="float">
            <text:p>331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8" calcext:value-type="float">
            <text:p>2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2" calcext:value-type="float">
            <text:p>331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3" calcext:value-type="float">
            <text:p>331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0" calcext:value-type="float">
            <text:p>2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4" calcext:value-type="float">
            <text:p>331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CP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5" calcext:value-type="float">
            <text:p>33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6" calcext:value-type="float">
            <text:p>331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3" calcext:value-type="float">
            <text:p>2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7" calcext:value-type="float">
            <text:p>33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8" calcext:value-type="float">
            <text:p>33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5" calcext:value-type="float">
            <text:p>2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9" calcext:value-type="float">
            <text:p>331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6" calcext:value-type="float">
            <text:p>2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30" calcext:value-type="float">
            <text:p>331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18" calcext:value-type="float">
            <text:p>2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7" calcext:value-type="float">
            <text:p>2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31" calcext:value-type="float">
            <text:p>331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19" calcext:value-type="float">
            <text:p>2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8" calcext:value-type="float">
            <text:p>2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35" calcext:value-type="float">
            <text:p>331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9" calcext:value-type="float">
            <text:p>2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0" calcext:value-type="float">
            <text:p>331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21" calcext:value-type="float">
            <text:p>2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0" calcext:value-type="float">
            <text:p>2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1" calcext:value-type="float">
            <text:p>331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22" calcext:value-type="float">
            <text:p>2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1" calcext:value-type="float">
            <text:p>2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2" calcext:value-type="float">
            <text:p>331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23" calcext:value-type="float">
            <text:p>2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2" calcext:value-type="float">
            <text:p>2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3" calcext:value-type="float">
            <text:p>331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3" calcext:value-type="float">
            <text:p>2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4" calcext:value-type="float">
            <text:p>331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25" calcext:value-type="float">
            <text:p>2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4" calcext:value-type="float">
            <text:p>2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7" calcext:value-type="float">
            <text:p>331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26" calcext:value-type="float">
            <text:p>2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5" calcext:value-type="float">
            <text:p>2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8" calcext:value-type="float">
            <text:p>331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227" calcext:value-type="float">
            <text:p>2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6" calcext:value-type="float">
            <text:p>2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9" calcext:value-type="float">
            <text:p>3314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CP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7" calcext:value-type="float">
            <text:p>2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0" calcext:value-type="float">
            <text:p>33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29" calcext:value-type="float">
            <text:p>2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8" calcext:value-type="float">
            <text:p>2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1" calcext:value-type="float">
            <text:p>33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9" calcext:value-type="float">
            <text:p>2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2" calcext:value-type="float">
            <text:p>33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1" calcext:value-type="float">
            <text:p>2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0" calcext:value-type="float">
            <text:p>2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3" calcext:value-type="float">
            <text:p>33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2" calcext:value-type="float">
            <text:p>2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1" calcext:value-type="float">
            <text:p>2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4" calcext:value-type="float">
            <text:p>33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3" calcext:value-type="float">
            <text:p>2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2" calcext:value-type="float">
            <text:p>2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5" calcext:value-type="float">
            <text:p>33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6" calcext:value-type="float">
            <text:p>33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5" calcext:value-type="float">
            <text:p>2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4" calcext:value-type="float">
            <text:p>2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7" calcext:value-type="float">
            <text:p>33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6" calcext:value-type="float">
            <text:p>2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5" calcext:value-type="float">
            <text:p>2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8" calcext:value-type="float">
            <text:p>331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37" calcext:value-type="float">
            <text:p>2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6" calcext:value-type="float">
            <text:p>2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9" calcext:value-type="float">
            <text:p>33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8" calcext:value-type="float">
            <text:p>2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7" calcext:value-type="float">
            <text:p>2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0" calcext:value-type="float">
            <text:p>331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239" calcext:value-type="float">
            <text:p>2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8" calcext:value-type="float">
            <text:p>2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1" calcext:value-type="float">
            <text:p>33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9" calcext:value-type="float">
            <text:p>2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2" calcext:value-type="float">
            <text:p>331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41" calcext:value-type="float">
            <text:p>2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3" calcext:value-type="float">
            <text:p>331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242" calcext:value-type="float">
            <text:p>2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1" calcext:value-type="float">
            <text:p>2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4" calcext:value-type="float">
            <text:p>331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2" calcext:value-type="float">
            <text:p>2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5" calcext:value-type="float">
            <text:p>331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44" calcext:value-type="float">
            <text:p>2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6" calcext:value-type="float">
            <text:p>331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CP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4" calcext:value-type="float">
            <text:p>2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7" calcext:value-type="float">
            <text:p>331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46" calcext:value-type="float">
            <text:p>2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5" calcext:value-type="float">
            <text:p>2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8" calcext:value-type="float">
            <text:p>331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47" calcext:value-type="float">
            <text:p>2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6" calcext:value-type="float">
            <text:p>2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9" calcext:value-type="float">
            <text:p>33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48" calcext:value-type="float">
            <text:p>2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7" calcext:value-type="float">
            <text:p>2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0" calcext:value-type="float">
            <text:p>33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8" calcext:value-type="float">
            <text:p>2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1" calcext:value-type="float">
            <text:p>331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9" calcext:value-type="float">
            <text:p>2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2" calcext:value-type="float">
            <text:p>331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51" calcext:value-type="float">
            <text:p>2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0" calcext:value-type="float">
            <text:p>2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3" calcext:value-type="float">
            <text:p>331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52" calcext:value-type="float">
            <text:p>2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1" calcext:value-type="float">
            <text:p>2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4" calcext:value-type="float">
            <text:p>331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53" calcext:value-type="float">
            <text:p>2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2" calcext:value-type="float">
            <text:p>2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5" calcext:value-type="float">
            <text:p>331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54" calcext:value-type="float">
            <text:p>2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3" calcext:value-type="float">
            <text:p>2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7" calcext:value-type="float">
            <text:p>331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4" calcext:value-type="float">
            <text:p>2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0" calcext:value-type="float">
            <text:p>331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5" calcext:value-type="float">
            <text:p>2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1" calcext:value-type="float">
            <text:p>331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57" calcext:value-type="float">
            <text:p>2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6" calcext:value-type="float">
            <text:p>2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2" calcext:value-type="float">
            <text:p>331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7" calcext:value-type="float">
            <text:p>2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3" calcext:value-type="float">
            <text:p>331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59" calcext:value-type="float">
            <text:p>2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8" calcext:value-type="float">
            <text:p>2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4" calcext:value-type="float">
            <text:p>331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60" calcext:value-type="float">
            <text:p>2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9" calcext:value-type="float">
            <text:p>2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5" calcext:value-type="float">
            <text:p>331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1" calcext:value-type="float">
            <text:p>2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0" calcext:value-type="float">
            <text:p>2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7" calcext:value-type="float">
            <text:p>331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2" calcext:value-type="float">
            <text:p>2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8" calcext:value-type="float">
            <text:p>331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3" calcext:value-type="float">
            <text:p>2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2" calcext:value-type="float">
            <text:p>2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9" calcext:value-type="float">
            <text:p>331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4" calcext:value-type="float">
            <text:p>2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3" calcext:value-type="float">
            <text:p>26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90" calcext:value-type="float">
            <text:p>331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4" calcext:value-type="float">
            <text:p>2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92" calcext:value-type="float">
            <text:p>331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66" calcext:value-type="float">
            <text:p>2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5" calcext:value-type="float">
            <text:p>2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94" calcext:value-type="float">
            <text:p>331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7" calcext:value-type="float">
            <text:p>2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6" calcext:value-type="float">
            <text:p>2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96" calcext:value-type="float">
            <text:p>331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8" calcext:value-type="float">
            <text:p>2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7" calcext:value-type="float">
            <text:p>2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1" calcext:value-type="float">
            <text:p>3320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CP</text:p>
          </table:table-cell>
          <table:table-cell office:value-type="float" office:value="269" calcext:value-type="float">
            <text:p>2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8" calcext:value-type="float">
            <text:p>2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2" calcext:value-type="float">
            <text:p>33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0" calcext:value-type="float">
            <text:p>2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9" calcext:value-type="float">
            <text:p>2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3" calcext:value-type="float">
            <text:p>33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1" calcext:value-type="float">
            <text:p>2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0" calcext:value-type="float">
            <text:p>2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4" calcext:value-type="float">
            <text:p>33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2" calcext:value-type="float">
            <text:p>2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1" calcext:value-type="float">
            <text:p>2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5" calcext:value-type="float">
            <text:p>33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3" calcext:value-type="float">
            <text:p>2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2" calcext:value-type="float">
            <text:p>2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6" calcext:value-type="float">
            <text:p>33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4" calcext:value-type="float">
            <text:p>2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3" calcext:value-type="float">
            <text:p>2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7" calcext:value-type="float">
            <text:p>33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5" calcext:value-type="float">
            <text:p>2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4" calcext:value-type="float">
            <text:p>2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8" calcext:value-type="float">
            <text:p>33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5" calcext:value-type="float">
            <text:p>2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9" calcext:value-type="float">
            <text:p>33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7" calcext:value-type="float">
            <text:p>2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6" calcext:value-type="float">
            <text:p>2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0" calcext:value-type="float">
            <text:p>332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78" calcext:value-type="float">
            <text:p>2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1" calcext:value-type="float">
            <text:p>33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9" calcext:value-type="float">
            <text:p>2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8" calcext:value-type="float">
            <text:p>2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2" calcext:value-type="float">
            <text:p>332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80" calcext:value-type="float">
            <text:p>2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9" calcext:value-type="float">
            <text:p>2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3" calcext:value-type="float">
            <text:p>33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81" calcext:value-type="float">
            <text:p>2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4" calcext:value-type="float">
            <text:p>332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82" calcext:value-type="float">
            <text:p>2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1" calcext:value-type="float">
            <text:p>2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5" calcext:value-type="float">
            <text:p>332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2" calcext:value-type="float">
            <text:p>2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6" calcext:value-type="float">
            <text:p>33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84" calcext:value-type="float">
            <text:p>2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3" calcext:value-type="float">
            <text:p>2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7" calcext:value-type="float">
            <text:p>332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85" calcext:value-type="float">
            <text:p>2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4" calcext:value-type="float">
            <text:p>2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8" calcext:value-type="float">
            <text:p>332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286" calcext:value-type="float">
            <text:p>2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5" calcext:value-type="float">
            <text:p>2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9" calcext:value-type="float">
            <text:p>332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CP</text:p>
          </table:table-cell>
          <table:table-cell office:value-type="float" office:value="287" calcext:value-type="float">
            <text:p>2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6" calcext:value-type="float">
            <text:p>2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0" calcext:value-type="float">
            <text:p>33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88" calcext:value-type="float">
            <text:p>2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7" calcext:value-type="float">
            <text:p>2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1" calcext:value-type="float">
            <text:p>332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8" calcext:value-type="float">
            <text:p>2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2" calcext:value-type="float">
            <text:p>332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290" calcext:value-type="float">
            <text:p>2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9" calcext:value-type="float">
            <text:p>2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3" calcext:value-type="float">
            <text:p>33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91" calcext:value-type="float">
            <text:p>2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0" calcext:value-type="float">
            <text:p>2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4" calcext:value-type="float">
            <text:p>332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92" calcext:value-type="float">
            <text:p>2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1" calcext:value-type="float">
            <text:p>2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5" calcext:value-type="float">
            <text:p>332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93" calcext:value-type="float">
            <text:p>2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2" calcext:value-type="float">
            <text:p>2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7" calcext:value-type="float">
            <text:p>332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94" calcext:value-type="float">
            <text:p>2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3" calcext:value-type="float">
            <text:p>2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8" calcext:value-type="float">
            <text:p>332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95" calcext:value-type="float">
            <text:p>2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4" calcext:value-type="float">
            <text:p>2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9" calcext:value-type="float">
            <text:p>332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96" calcext:value-type="float">
            <text:p>2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5" calcext:value-type="float">
            <text:p>2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0" calcext:value-type="float">
            <text:p>332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6" calcext:value-type="float">
            <text:p>2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1" calcext:value-type="float">
            <text:p>332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98" calcext:value-type="float">
            <text:p>2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7" calcext:value-type="float">
            <text:p>2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2" calcext:value-type="float">
            <text:p>332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8" calcext:value-type="float">
            <text:p>2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4" calcext:value-type="float">
            <text:p>3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9" calcext:value-type="float">
            <text:p>2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7" calcext:value-type="float">
            <text:p>332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1" calcext:value-type="float">
            <text:p>3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0" calcext:value-type="float">
            <text:p>3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8" calcext:value-type="float">
            <text:p>332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2" calcext:value-type="float">
            <text:p>3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1" calcext:value-type="float">
            <text:p>3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9" calcext:value-type="float">
            <text:p>332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3" calcext:value-type="float">
            <text:p>3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2" calcext:value-type="float">
            <text:p>3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42" calcext:value-type="float">
            <text:p>332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4" calcext:value-type="float">
            <text:p>3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3" calcext:value-type="float">
            <text:p>3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43" calcext:value-type="float">
            <text:p>332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305" calcext:value-type="float">
            <text:p>3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4" calcext:value-type="float">
            <text:p>3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45" calcext:value-type="float">
            <text:p>33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6" calcext:value-type="float">
            <text:p>3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5" calcext:value-type="float">
            <text:p>3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7" calcext:value-type="float">
            <text:p>3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6" calcext:value-type="float">
            <text:p>3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8" calcext:value-type="float">
            <text:p>3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7" calcext:value-type="float">
            <text:p>3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9" calcext:value-type="float">
            <text:p>3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8" calcext:value-type="float">
            <text:p>3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0" calcext:value-type="float">
            <text:p>3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1" calcext:value-type="float">
            <text:p>3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0" calcext:value-type="float">
            <text:p>3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2" calcext:value-type="float">
            <text:p>3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1" calcext:value-type="float">
            <text:p>3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3" calcext:value-type="float">
            <text:p>3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2" calcext:value-type="float">
            <text:p>3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4" calcext:value-type="float">
            <text:p>3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3" calcext:value-type="float">
            <text:p>3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5" calcext:value-type="float">
            <text:p>3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4" calcext:value-type="float">
            <text:p>3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6" calcext:value-type="float">
            <text:p>3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5" calcext:value-type="float">
            <text:p>3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7" calcext:value-type="float">
            <text:p>3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6" calcext:value-type="float">
            <text:p>3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7" calcext:value-type="float">
            <text:p>3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9" calcext:value-type="float">
            <text:p>3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8" calcext:value-type="float">
            <text:p>3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9" calcext:value-type="float">
            <text:p>3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1" calcext:value-type="float">
            <text:p>3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2" calcext:value-type="float">
            <text:p>3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1" calcext:value-type="float">
            <text:p>3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3" calcext:value-type="float">
            <text:p>3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2" calcext:value-type="float">
            <text:p>3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4" calcext:value-type="float">
            <text:p>3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3" calcext:value-type="float">
            <text:p>3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5" calcext:value-type="float">
            <text:p>3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4" calcext:value-type="float">
            <text:p>3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6" calcext:value-type="float">
            <text:p>3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5" calcext:value-type="float">
            <text:p>3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" calcext:value-type="float">
            <text:p>3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6" calcext:value-type="float">
            <text:p>3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" calcext:value-type="float">
            <text:p>3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" calcext:value-type="float">
            <text:p>3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" calcext:value-type="float">
            <text:p>3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" calcext:value-type="float">
            <text:p>3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" calcext:value-type="float">
            <text:p>3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" calcext:value-type="float">
            <text:p>3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" calcext:value-type="float">
            <text:p>3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" calcext:value-type="float">
            <text:p>3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" calcext:value-type="float">
            <text:p>3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" calcext:value-type="float">
            <text:p>3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3" calcext:value-type="float">
            <text:p>3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" calcext:value-type="float">
            <text:p>3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4" calcext:value-type="float">
            <text:p>3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3" calcext:value-type="float">
            <text:p>3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5" calcext:value-type="float">
            <text:p>3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4" calcext:value-type="float">
            <text:p>3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6" calcext:value-type="float">
            <text:p>3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5" calcext:value-type="float">
            <text:p>3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7" calcext:value-type="float">
            <text:p>3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6" calcext:value-type="float">
            <text:p>3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7" calcext:value-type="float">
            <text:p>3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9" calcext:value-type="float">
            <text:p>3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8" calcext:value-type="float">
            <text:p>3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0" calcext:value-type="float">
            <text:p>3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1" calcext:value-type="float">
            <text:p>3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0" calcext:value-type="float">
            <text:p>3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2" calcext:value-type="float">
            <text:p>3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1" calcext:value-type="float">
            <text:p>3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3" calcext:value-type="float">
            <text:p>3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2" calcext:value-type="float">
            <text:p>3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4" calcext:value-type="float">
            <text:p>3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3" calcext:value-type="float">
            <text:p>3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4" calcext:value-type="float">
            <text:p>3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6" calcext:value-type="float">
            <text:p>3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5" calcext:value-type="float">
            <text:p>3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7" calcext:value-type="float">
            <text:p>3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6" calcext:value-type="float">
            <text:p>3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8" calcext:value-type="float">
            <text:p>3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7" calcext:value-type="float">
            <text:p>3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9" calcext:value-type="float">
            <text:p>3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8" calcext:value-type="float">
            <text:p>3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9" calcext:value-type="float">
            <text:p>3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1" calcext:value-type="float">
            <text:p>3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0" calcext:value-type="float">
            <text:p>3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2" calcext:value-type="float">
            <text:p>3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1" calcext:value-type="float">
            <text:p>35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3" calcext:value-type="float">
            <text:p>3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2" calcext:value-type="float">
            <text:p>3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4" calcext:value-type="float">
            <text:p>3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3" calcext:value-type="float">
            <text:p>3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5" calcext:value-type="float">
            <text:p>3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4" calcext:value-type="float">
            <text:p>3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6" calcext:value-type="float">
            <text:p>3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5" calcext:value-type="float">
            <text:p>3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7" calcext:value-type="float">
            <text:p>3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6" calcext:value-type="float">
            <text:p>3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8" calcext:value-type="float">
            <text:p>3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7" calcext:value-type="float">
            <text:p>3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9" calcext:value-type="float">
            <text:p>3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8" calcext:value-type="float">
            <text:p>3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0" calcext:value-type="float">
            <text:p>3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9" calcext:value-type="float">
            <text:p>3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1" calcext:value-type="float">
            <text:p>3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2" calcext:value-type="float">
            <text:p>3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1" calcext:value-type="float">
            <text:p>3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3" calcext:value-type="float">
            <text:p>3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2" calcext:value-type="float">
            <text:p>3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4" calcext:value-type="float">
            <text:p>3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3" calcext:value-type="float">
            <text:p>3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5" calcext:value-type="float">
            <text:p>3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4" calcext:value-type="float">
            <text:p>3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6" calcext:value-type="float">
            <text:p>3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5" calcext:value-type="float">
            <text:p>3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7" calcext:value-type="float">
            <text:p>3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6" calcext:value-type="float">
            <text:p>3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8" calcext:value-type="float">
            <text:p>3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7" calcext:value-type="float">
            <text:p>3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9" calcext:value-type="float">
            <text:p>3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8" calcext:value-type="float">
            <text:p>3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0" calcext:value-type="float">
            <text:p>3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9" calcext:value-type="float">
            <text:p>3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1" calcext:value-type="float">
            <text:p>3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0" calcext:value-type="float">
            <text:p>3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2" calcext:value-type="float">
            <text:p>3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1" calcext:value-type="float">
            <text:p>3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3" calcext:value-type="float">
            <text:p>3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2" calcext:value-type="float">
            <text:p>3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4" calcext:value-type="float">
            <text:p>3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3" calcext:value-type="float">
            <text:p>3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5" calcext:value-type="float">
            <text:p>3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4" calcext:value-type="float">
            <text:p>3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6" calcext:value-type="float">
            <text:p>3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5" calcext:value-type="float">
            <text:p>3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7" calcext:value-type="float">
            <text:p>3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6" calcext:value-type="float">
            <text:p>3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8" calcext:value-type="float">
            <text:p>3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7" calcext:value-type="float">
            <text:p>3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9" calcext:value-type="float">
            <text:p>3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8" calcext:value-type="float">
            <text:p>3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9" calcext:value-type="float">
            <text:p>3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1" calcext:value-type="float">
            <text:p>3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2" calcext:value-type="float">
            <text:p>3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1" calcext:value-type="float">
            <text:p>3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3" calcext:value-type="float">
            <text:p>3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2" calcext:value-type="float">
            <text:p>3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3" calcext:value-type="float">
            <text:p>3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5" calcext:value-type="float">
            <text:p>3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4" calcext:value-type="float">
            <text:p>3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6" calcext:value-type="float">
            <text:p>3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5" calcext:value-type="float">
            <text:p>3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7" calcext:value-type="float">
            <text:p>3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6" calcext:value-type="float">
            <text:p>3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8" calcext:value-type="float">
            <text:p>3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7" calcext:value-type="float">
            <text:p>3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9" calcext:value-type="float">
            <text:p>3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8" calcext:value-type="float">
            <text:p>3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0" calcext:value-type="float">
            <text:p>3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9" calcext:value-type="float">
            <text:p>3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1" calcext:value-type="float">
            <text:p>3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0" calcext:value-type="float">
            <text:p>3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2" calcext:value-type="float">
            <text:p>3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1" calcext:value-type="float">
            <text:p>3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3" calcext:value-type="float">
            <text:p>3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2" calcext:value-type="float">
            <text:p>3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4" calcext:value-type="float">
            <text:p>3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3" calcext:value-type="float">
            <text:p>3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5" calcext:value-type="float">
            <text:p>3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4" calcext:value-type="float">
            <text:p>3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6" calcext:value-type="float">
            <text:p>3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5" calcext:value-type="float">
            <text:p>3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7" calcext:value-type="float">
            <text:p>3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6" calcext:value-type="float">
            <text:p>3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8" calcext:value-type="float">
            <text:p>3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7" calcext:value-type="float">
            <text:p>3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8" calcext:value-type="float">
            <text:p>3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9" calcext:value-type="float">
            <text:p>3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1" calcext:value-type="float">
            <text:p>4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2" calcext:value-type="float">
            <text:p>4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1" calcext:value-type="float">
            <text:p>4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2" calcext:value-type="float">
            <text:p>4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3" calcext:value-type="float">
            <text:p>4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5" calcext:value-type="float">
            <text:p>4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4" calcext:value-type="float">
            <text:p>4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6" calcext:value-type="float">
            <text:p>4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5" calcext:value-type="float">
            <text:p>4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7" calcext:value-type="float">
            <text:p>4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6" calcext:value-type="float">
            <text:p>4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8" calcext:value-type="float">
            <text:p>4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7" calcext:value-type="float">
            <text:p>4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9" calcext:value-type="float">
            <text:p>4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8" calcext:value-type="float">
            <text:p>4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0" calcext:value-type="float">
            <text:p>4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9" calcext:value-type="float">
            <text:p>4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1" calcext:value-type="float">
            <text:p>4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0" calcext:value-type="float">
            <text:p>4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2" calcext:value-type="float">
            <text:p>4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1" calcext:value-type="float">
            <text:p>4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3" calcext:value-type="float">
            <text:p>4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2" calcext:value-type="float">
            <text:p>4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4" calcext:value-type="float">
            <text:p>4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3" calcext:value-type="float">
            <text:p>4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5" calcext:value-type="float">
            <text:p>4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4" calcext:value-type="float">
            <text:p>4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6" calcext:value-type="float">
            <text:p>4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5" calcext:value-type="float">
            <text:p>4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7" calcext:value-type="float">
            <text:p>4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6" calcext:value-type="float">
            <text:p>4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8" calcext:value-type="float">
            <text:p>4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7" calcext:value-type="float">
            <text:p>4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9" calcext:value-type="float">
            <text:p>4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8" calcext:value-type="float">
            <text:p>4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9" calcext:value-type="float">
            <text:p>4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1" calcext:value-type="float">
            <text:p>4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0" calcext:value-type="float">
            <text:p>4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2" calcext:value-type="float">
            <text:p>4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1" calcext:value-type="float">
            <text:p>4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3" calcext:value-type="float">
            <text:p>4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2" calcext:value-type="float">
            <text:p>4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4" calcext:value-type="float">
            <text:p>4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3" calcext:value-type="float">
            <text:p>4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5" calcext:value-type="float">
            <text:p>4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4" calcext:value-type="float">
            <text:p>4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6" calcext:value-type="float">
            <text:p>4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5" calcext:value-type="float">
            <text:p>4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7" calcext:value-type="float">
            <text:p>4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6" calcext:value-type="float">
            <text:p>4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8" calcext:value-type="float">
            <text:p>4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7" calcext:value-type="float">
            <text:p>4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9" calcext:value-type="float">
            <text:p>4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8" calcext:value-type="float">
            <text:p>4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0" calcext:value-type="float">
            <text:p>4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9" calcext:value-type="float">
            <text:p>4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1" calcext:value-type="float">
            <text:p>4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0" calcext:value-type="float">
            <text:p>4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2" calcext:value-type="float">
            <text:p>4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1" calcext:value-type="float">
            <text:p>4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3" calcext:value-type="float">
            <text:p>4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2" calcext:value-type="float">
            <text:p>4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4" calcext:value-type="float">
            <text:p>4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3" calcext:value-type="float">
            <text:p>4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5" calcext:value-type="float">
            <text:p>4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4" calcext:value-type="float">
            <text:p>4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6" calcext:value-type="float">
            <text:p>4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5" calcext:value-type="float">
            <text:p>4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7" calcext:value-type="float">
            <text:p>4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6" calcext:value-type="float">
            <text:p>4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8" calcext:value-type="float">
            <text:p>4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7" calcext:value-type="float">
            <text:p>4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9" calcext:value-type="float">
            <text:p>4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8" calcext:value-type="float">
            <text:p>4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0" calcext:value-type="float">
            <text:p>4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9" calcext:value-type="float">
            <text:p>4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1" calcext:value-type="float">
            <text:p>4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2" calcext:value-type="float">
            <text:p>4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1" calcext:value-type="float">
            <text:p>4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3" calcext:value-type="float">
            <text:p>4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2" calcext:value-type="float">
            <text:p>4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4" calcext:value-type="float">
            <text:p>4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3" calcext:value-type="float">
            <text:p>4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5" calcext:value-type="float">
            <text:p>4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4" calcext:value-type="float">
            <text:p>4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6" calcext:value-type="float">
            <text:p>4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5" calcext:value-type="float">
            <text:p>4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7" calcext:value-type="float">
            <text:p>4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6" calcext:value-type="float">
            <text:p>4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8" calcext:value-type="float">
            <text:p>4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7" calcext:value-type="float">
            <text:p>4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9" calcext:value-type="float">
            <text:p>4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8" calcext:value-type="float">
            <text:p>4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9" calcext:value-type="float">
            <text:p>4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1" calcext:value-type="float">
            <text:p>4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0" calcext:value-type="float">
            <text:p>4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2" calcext:value-type="float">
            <text:p>4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1" calcext:value-type="float">
            <text:p>4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3" calcext:value-type="float">
            <text:p>4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2" calcext:value-type="float">
            <text:p>4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4" calcext:value-type="float">
            <text:p>4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3" calcext:value-type="float">
            <text:p>4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5" calcext:value-type="float">
            <text:p>4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4" calcext:value-type="float">
            <text:p>4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6" calcext:value-type="float">
            <text:p>4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5" calcext:value-type="float">
            <text:p>4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7" calcext:value-type="float">
            <text:p>4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6" calcext:value-type="float">
            <text:p>4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8" calcext:value-type="float">
            <text:p>4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7" calcext:value-type="float">
            <text:p>4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9" calcext:value-type="float">
            <text:p>4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8" calcext:value-type="float">
            <text:p>4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0" calcext:value-type="float">
            <text:p>4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9" calcext:value-type="float">
            <text:p>4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1" calcext:value-type="float">
            <text:p>4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0" calcext:value-type="float">
            <text:p>4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2" calcext:value-type="float">
            <text:p>4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1" calcext:value-type="float">
            <text:p>4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3" calcext:value-type="float">
            <text:p>4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2" calcext:value-type="float">
            <text:p>4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4" calcext:value-type="float">
            <text:p>4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3" calcext:value-type="float">
            <text:p>4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5" calcext:value-type="float">
            <text:p>4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4" calcext:value-type="float">
            <text:p>4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6" calcext:value-type="float">
            <text:p>4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5" calcext:value-type="float">
            <text:p>4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7" calcext:value-type="float">
            <text:p>4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6" calcext:value-type="float">
            <text:p>4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7" calcext:value-type="float">
            <text:p>4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9" calcext:value-type="float">
            <text:p>4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8" calcext:value-type="float">
            <text:p>4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0" calcext:value-type="float">
            <text:p>4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9" calcext:value-type="float">
            <text:p>4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1" calcext:value-type="float">
            <text:p>4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0" calcext:value-type="float">
            <text:p>4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2" calcext:value-type="float">
            <text:p>4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1" calcext:value-type="float">
            <text:p>4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3" calcext:value-type="float">
            <text:p>4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2" calcext:value-type="float">
            <text:p>4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4" calcext:value-type="float">
            <text:p>4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3" calcext:value-type="float">
            <text:p>4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5" calcext:value-type="float">
            <text:p>4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4" calcext:value-type="float">
            <text:p>4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6" calcext:value-type="float">
            <text:p>4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5" calcext:value-type="float">
            <text:p>4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7" calcext:value-type="float">
            <text:p>4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6" calcext:value-type="float">
            <text:p>4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8" calcext:value-type="float">
            <text:p>4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7" calcext:value-type="float">
            <text:p>4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9" calcext:value-type="float">
            <text:p>4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8" calcext:value-type="float">
            <text:p>4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0" calcext:value-type="float">
            <text:p>4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9" calcext:value-type="float">
            <text:p>4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1" calcext:value-type="float">
            <text:p>4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0" calcext:value-type="float">
            <text:p>4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2" calcext:value-type="float">
            <text:p>4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1" calcext:value-type="float">
            <text:p>4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3" calcext:value-type="float">
            <text:p>4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2" calcext:value-type="float">
            <text:p>4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4" calcext:value-type="float">
            <text:p>4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3" calcext:value-type="float">
            <text:p>4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5" calcext:value-type="float">
            <text:p>4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4" calcext:value-type="float">
            <text:p>4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6" calcext:value-type="float">
            <text:p>4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5" calcext:value-type="float">
            <text:p>4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7" calcext:value-type="float">
            <text:p>4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6" calcext:value-type="float">
            <text:p>4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8" calcext:value-type="float">
            <text:p>4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7" calcext:value-type="float">
            <text:p>4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9" calcext:value-type="float">
            <text:p>4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8" calcext:value-type="float">
            <text:p>4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0" calcext:value-type="float">
            <text:p>4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9" calcext:value-type="float">
            <text:p>4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1" calcext:value-type="float">
            <text:p>4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0" calcext:value-type="float">
            <text:p>4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2" calcext:value-type="float">
            <text:p>4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1" calcext:value-type="float">
            <text:p>4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3" calcext:value-type="float">
            <text:p>4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2" calcext:value-type="float">
            <text:p>4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4" calcext:value-type="float">
            <text:p>4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3" calcext:value-type="float">
            <text:p>4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5" calcext:value-type="float">
            <text:p>4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4" calcext:value-type="float">
            <text:p>4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6" calcext:value-type="float">
            <text:p>4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5" calcext:value-type="float">
            <text:p>4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7" calcext:value-type="float">
            <text:p>4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6" calcext:value-type="float">
            <text:p>4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8" calcext:value-type="float">
            <text:p>4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7" calcext:value-type="float">
            <text:p>4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9" calcext:value-type="float">
            <text:p>4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8" calcext:value-type="float">
            <text:p>4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9" calcext:value-type="float">
            <text:p>4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1" calcext:value-type="float">
            <text:p>5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0" calcext:value-type="float">
            <text:p>5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2" calcext:value-type="float">
            <text:p>5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1" calcext:value-type="float">
            <text:p>5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3" calcext:value-type="float">
            <text:p>5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2" calcext:value-type="float">
            <text:p>5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4" calcext:value-type="float">
            <text:p>5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3" calcext:value-type="float">
            <text:p>5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5" calcext:value-type="float">
            <text:p>5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4" calcext:value-type="float">
            <text:p>5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6" calcext:value-type="float">
            <text:p>5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5" calcext:value-type="float">
            <text:p>5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7" calcext:value-type="float">
            <text:p>5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6" calcext:value-type="float">
            <text:p>5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8" calcext:value-type="float">
            <text:p>5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7" calcext:value-type="float">
            <text:p>5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9" calcext:value-type="float">
            <text:p>5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8" calcext:value-type="float">
            <text:p>5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0" calcext:value-type="float">
            <text:p>5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9" calcext:value-type="float">
            <text:p>5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1" calcext:value-type="float">
            <text:p>5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0" calcext:value-type="float">
            <text:p>5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1" calcext:value-type="float">
            <text:p>5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3" calcext:value-type="float">
            <text:p>5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2" calcext:value-type="float">
            <text:p>5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4" calcext:value-type="float">
            <text:p>5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3" calcext:value-type="float">
            <text:p>51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5" calcext:value-type="float">
            <text:p>5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4" calcext:value-type="float">
            <text:p>51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6" calcext:value-type="float">
            <text:p>5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5" calcext:value-type="float">
            <text:p>51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7" calcext:value-type="float">
            <text:p>5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6" calcext:value-type="float">
            <text:p>5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8" calcext:value-type="float">
            <text:p>5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7" calcext:value-type="float">
            <text:p>5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9" calcext:value-type="float">
            <text:p>5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8" calcext:value-type="float">
            <text:p>5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0" calcext:value-type="float">
            <text:p>5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9" calcext:value-type="float">
            <text:p>5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1" calcext:value-type="float">
            <text:p>5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2" calcext:value-type="float">
            <text:p>5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1" calcext:value-type="float">
            <text:p>5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3" calcext:value-type="float">
            <text:p>5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2" calcext:value-type="float">
            <text:p>5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4" calcext:value-type="float">
            <text:p>5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3" calcext:value-type="float">
            <text:p>5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5" calcext:value-type="float">
            <text:p>5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4" calcext:value-type="float">
            <text:p>5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6" calcext:value-type="float">
            <text:p>5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5" calcext:value-type="float">
            <text:p>5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7" calcext:value-type="float">
            <text:p>5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6" calcext:value-type="float">
            <text:p>5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8" calcext:value-type="float">
            <text:p>5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7" calcext:value-type="float">
            <text:p>5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9" calcext:value-type="float">
            <text:p>5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8" calcext:value-type="float">
            <text:p>5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0" calcext:value-type="float">
            <text:p>5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9" calcext:value-type="float">
            <text:p>5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1" calcext:value-type="float">
            <text:p>5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0" calcext:value-type="float">
            <text:p>5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1" calcext:value-type="float">
            <text:p>5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3" calcext:value-type="float">
            <text:p>5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4" calcext:value-type="float">
            <text:p>5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3" calcext:value-type="float">
            <text:p>5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5" calcext:value-type="float">
            <text:p>5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4" calcext:value-type="float">
            <text:p>5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6" calcext:value-type="float">
            <text:p>5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5" calcext:value-type="float">
            <text:p>5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7" calcext:value-type="float">
            <text:p>5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6" calcext:value-type="float">
            <text:p>5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8" calcext:value-type="float">
            <text:p>5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7" calcext:value-type="float">
            <text:p>5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9" calcext:value-type="float">
            <text:p>5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8" calcext:value-type="float">
            <text:p>5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0" calcext:value-type="float">
            <text:p>5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9" calcext:value-type="float">
            <text:p>5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1" calcext:value-type="float">
            <text:p>5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0" calcext:value-type="float">
            <text:p>54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2" calcext:value-type="float">
            <text:p>5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1" calcext:value-type="float">
            <text:p>5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3" calcext:value-type="float">
            <text:p>5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2" calcext:value-type="float">
            <text:p>5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4" calcext:value-type="float">
            <text:p>5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3" calcext:value-type="float">
            <text:p>5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5" calcext:value-type="float">
            <text:p>5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4" calcext:value-type="float">
            <text:p>5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6" calcext:value-type="float">
            <text:p>5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5" calcext:value-type="float">
            <text:p>5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7" calcext:value-type="float">
            <text:p>5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6" calcext:value-type="float">
            <text:p>5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8" calcext:value-type="float">
            <text:p>5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7" calcext:value-type="float">
            <text:p>5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9" calcext:value-type="float">
            <text:p>5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8" calcext:value-type="float">
            <text:p>5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9" calcext:value-type="float">
            <text:p>5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1" calcext:value-type="float">
            <text:p>5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0" calcext:value-type="float">
            <text:p>5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2" calcext:value-type="float">
            <text:p>5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1" calcext:value-type="float">
            <text:p>5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3" calcext:value-type="float">
            <text:p>5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2" calcext:value-type="float">
            <text:p>5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4" calcext:value-type="float">
            <text:p>5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3" calcext:value-type="float">
            <text:p>5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5" calcext:value-type="float">
            <text:p>5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4" calcext:value-type="float">
            <text:p>5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6" calcext:value-type="float">
            <text:p>5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5" calcext:value-type="float">
            <text:p>5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7" calcext:value-type="float">
            <text:p>5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6" calcext:value-type="float">
            <text:p>5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8" calcext:value-type="float">
            <text:p>5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7" calcext:value-type="float">
            <text:p>5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9" calcext:value-type="float">
            <text:p>5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8" calcext:value-type="float">
            <text:p>5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0" calcext:value-type="float">
            <text:p>5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1" calcext:value-type="float">
            <text:p>5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0" calcext:value-type="float">
            <text:p>5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2" calcext:value-type="float">
            <text:p>5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1" calcext:value-type="float">
            <text:p>5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3" calcext:value-type="float">
            <text:p>5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2" calcext:value-type="float">
            <text:p>5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4" calcext:value-type="float">
            <text:p>5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3" calcext:value-type="float">
            <text:p>5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5" calcext:value-type="float">
            <text:p>5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4" calcext:value-type="float">
            <text:p>5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6" calcext:value-type="float">
            <text:p>5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5" calcext:value-type="float">
            <text:p>5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7" calcext:value-type="float">
            <text:p>5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6" calcext:value-type="float">
            <text:p>5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8" calcext:value-type="float">
            <text:p>5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7" calcext:value-type="float">
            <text:p>5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9" calcext:value-type="float">
            <text:p>5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8" calcext:value-type="float">
            <text:p>5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0" calcext:value-type="float">
            <text:p>5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9" calcext:value-type="float">
            <text:p>5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1" calcext:value-type="float">
            <text:p>5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0" calcext:value-type="float">
            <text:p>5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2" calcext:value-type="float">
            <text:p>5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1" calcext:value-type="float">
            <text:p>5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3" calcext:value-type="float">
            <text:p>5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2" calcext:value-type="float">
            <text:p>5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4" calcext:value-type="float">
            <text:p>5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3" calcext:value-type="float">
            <text:p>5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5" calcext:value-type="float">
            <text:p>5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4" calcext:value-type="float">
            <text:p>5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6" calcext:value-type="float">
            <text:p>5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5" calcext:value-type="float">
            <text:p>5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7" calcext:value-type="float">
            <text:p>5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6" calcext:value-type="float">
            <text:p>5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8" calcext:value-type="float">
            <text:p>5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7" calcext:value-type="float">
            <text:p>5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9" calcext:value-type="float">
            <text:p>5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8" calcext:value-type="float">
            <text:p>5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0" calcext:value-type="float">
            <text:p>5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9" calcext:value-type="float">
            <text:p>5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1" calcext:value-type="float">
            <text:p>5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0" calcext:value-type="float">
            <text:p>5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2" calcext:value-type="float">
            <text:p>5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1" calcext:value-type="float">
            <text:p>5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3" calcext:value-type="float">
            <text:p>5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2" calcext:value-type="float">
            <text:p>5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4" calcext:value-type="float">
            <text:p>5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3" calcext:value-type="float">
            <text:p>5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5" calcext:value-type="float">
            <text:p>5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4" calcext:value-type="float">
            <text:p>5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6" calcext:value-type="float">
            <text:p>5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5" calcext:value-type="float">
            <text:p>5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7" calcext:value-type="float">
            <text:p>5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6" calcext:value-type="float">
            <text:p>5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8" calcext:value-type="float">
            <text:p>5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7" calcext:value-type="float">
            <text:p>58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9" calcext:value-type="float">
            <text:p>5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8" calcext:value-type="float">
            <text:p>5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0" calcext:value-type="float">
            <text:p>5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9" calcext:value-type="float">
            <text:p>5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1" calcext:value-type="float">
            <text:p>5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0" calcext:value-type="float">
            <text:p>5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2" calcext:value-type="float">
            <text:p>5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1" calcext:value-type="float">
            <text:p>5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3" calcext:value-type="float">
            <text:p>5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2" calcext:value-type="float">
            <text:p>5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3" calcext:value-type="float">
            <text:p>5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5" calcext:value-type="float">
            <text:p>5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4" calcext:value-type="float">
            <text:p>5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6" calcext:value-type="float">
            <text:p>5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5" calcext:value-type="float">
            <text:p>5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7" calcext:value-type="float">
            <text:p>5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6" calcext:value-type="float">
            <text:p>5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8" calcext:value-type="float">
            <text:p>5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7" calcext:value-type="float">
            <text:p>5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9" calcext:value-type="float">
            <text:p>5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8" calcext:value-type="float">
            <text:p>5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9" calcext:value-type="float">
            <text:p>5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1" calcext:value-type="float">
            <text:p>6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2" calcext:value-type="float">
            <text:p>6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1" calcext:value-type="float">
            <text:p>6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3" calcext:value-type="float">
            <text:p>6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2" calcext:value-type="float">
            <text:p>6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4" calcext:value-type="float">
            <text:p>6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3" calcext:value-type="float">
            <text:p>6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5" calcext:value-type="float">
            <text:p>6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4" calcext:value-type="float">
            <text:p>6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6" calcext:value-type="float">
            <text:p>6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5" calcext:value-type="float">
            <text:p>6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7" calcext:value-type="float">
            <text:p>6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6" calcext:value-type="float">
            <text:p>6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8" calcext:value-type="float">
            <text:p>6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7" calcext:value-type="float">
            <text:p>6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9" calcext:value-type="float">
            <text:p>6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8" calcext:value-type="float">
            <text:p>6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0" calcext:value-type="float">
            <text:p>6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9" calcext:value-type="float">
            <text:p>6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1" calcext:value-type="float">
            <text:p>6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0" calcext:value-type="float">
            <text:p>6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2" calcext:value-type="float">
            <text:p>6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1" calcext:value-type="float">
            <text:p>6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3" calcext:value-type="float">
            <text:p>6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2" calcext:value-type="float">
            <text:p>6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4" calcext:value-type="float">
            <text:p>6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3" calcext:value-type="float">
            <text:p>6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5" calcext:value-type="float">
            <text:p>6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4" calcext:value-type="float">
            <text:p>6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6" calcext:value-type="float">
            <text:p>6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5" calcext:value-type="float">
            <text:p>6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7" calcext:value-type="float">
            <text:p>6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6" calcext:value-type="float">
            <text:p>6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8" calcext:value-type="float">
            <text:p>6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7" calcext:value-type="float">
            <text:p>6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9" calcext:value-type="float">
            <text:p>6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8" calcext:value-type="float">
            <text:p>6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0" calcext:value-type="float">
            <text:p>6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9" calcext:value-type="float">
            <text:p>6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1" calcext:value-type="float">
            <text:p>6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0" calcext:value-type="float">
            <text:p>6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2" calcext:value-type="float">
            <text:p>6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1" calcext:value-type="float">
            <text:p>6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3" calcext:value-type="float">
            <text:p>6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2" calcext:value-type="float">
            <text:p>6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4" calcext:value-type="float">
            <text:p>6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3" calcext:value-type="float">
            <text:p>6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5" calcext:value-type="float">
            <text:p>6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4" calcext:value-type="float">
            <text:p>6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6" calcext:value-type="float">
            <text:p>6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5" calcext:value-type="float">
            <text:p>6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7" calcext:value-type="float">
            <text:p>6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6" calcext:value-type="float">
            <text:p>6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8" calcext:value-type="float">
            <text:p>6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7" calcext:value-type="float">
            <text:p>6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9" calcext:value-type="float">
            <text:p>6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8" calcext:value-type="float">
            <text:p>6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0" calcext:value-type="float">
            <text:p>6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9" calcext:value-type="float">
            <text:p>6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1" calcext:value-type="float">
            <text:p>6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0" calcext:value-type="float">
            <text:p>6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2" calcext:value-type="float">
            <text:p>6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1" calcext:value-type="float">
            <text:p>6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3" calcext:value-type="float">
            <text:p>6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2" calcext:value-type="float">
            <text:p>6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4" calcext:value-type="float">
            <text:p>6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3" calcext:value-type="float">
            <text:p>6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5" calcext:value-type="float">
            <text:p>6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4" calcext:value-type="float">
            <text:p>6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6" calcext:value-type="float">
            <text:p>6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5" calcext:value-type="float">
            <text:p>6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7" calcext:value-type="float">
            <text:p>6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6" calcext:value-type="float">
            <text:p>6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8" calcext:value-type="float">
            <text:p>6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7" calcext:value-type="float">
            <text:p>6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9" calcext:value-type="float">
            <text:p>6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8" calcext:value-type="float">
            <text:p>6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9" calcext:value-type="float">
            <text:p>6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1" calcext:value-type="float">
            <text:p>6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0" calcext:value-type="float">
            <text:p>6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2" calcext:value-type="float">
            <text:p>6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1" calcext:value-type="float">
            <text:p>6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3" calcext:value-type="float">
            <text:p>6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2" calcext:value-type="float">
            <text:p>6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4" calcext:value-type="float">
            <text:p>6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3" calcext:value-type="float">
            <text:p>6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5" calcext:value-type="float">
            <text:p>6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4" calcext:value-type="float">
            <text:p>6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6" calcext:value-type="float">
            <text:p>6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5" calcext:value-type="float">
            <text:p>6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7" calcext:value-type="float">
            <text:p>6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6" calcext:value-type="float">
            <text:p>6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8" calcext:value-type="float">
            <text:p>6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7" calcext:value-type="float">
            <text:p>6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9" calcext:value-type="float">
            <text:p>6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8" calcext:value-type="float">
            <text:p>6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0" calcext:value-type="float">
            <text:p>6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9" calcext:value-type="float">
            <text:p>6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1" calcext:value-type="float">
            <text:p>6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0" calcext:value-type="float">
            <text:p>6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2" calcext:value-type="float">
            <text:p>6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1" calcext:value-type="float">
            <text:p>6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3" calcext:value-type="float">
            <text:p>6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2" calcext:value-type="float">
            <text:p>6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4" calcext:value-type="float">
            <text:p>6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3" calcext:value-type="float">
            <text:p>6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5" calcext:value-type="float">
            <text:p>6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4" calcext:value-type="float">
            <text:p>6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6" calcext:value-type="float">
            <text:p>6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5" calcext:value-type="float">
            <text:p>6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7" calcext:value-type="float">
            <text:p>6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6" calcext:value-type="float">
            <text:p>6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8" calcext:value-type="float">
            <text:p>6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7" calcext:value-type="float">
            <text:p>6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9" calcext:value-type="float">
            <text:p>6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8" calcext:value-type="float">
            <text:p>6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0" calcext:value-type="float">
            <text:p>6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9" calcext:value-type="float">
            <text:p>6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1" calcext:value-type="float">
            <text:p>6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0" calcext:value-type="float">
            <text:p>6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2" calcext:value-type="float">
            <text:p>6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1" calcext:value-type="float">
            <text:p>6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3" calcext:value-type="float">
            <text:p>6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2" calcext:value-type="float">
            <text:p>6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4" calcext:value-type="float">
            <text:p>6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3" calcext:value-type="float">
            <text:p>6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5" calcext:value-type="float">
            <text:p>6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4" calcext:value-type="float">
            <text:p>6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6" calcext:value-type="float">
            <text:p>6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5" calcext:value-type="float">
            <text:p>6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7" calcext:value-type="float">
            <text:p>6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6" calcext:value-type="float">
            <text:p>6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8" calcext:value-type="float">
            <text:p>6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7" calcext:value-type="float">
            <text:p>6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9" calcext:value-type="float">
            <text:p>6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8" calcext:value-type="float">
            <text:p>6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0" calcext:value-type="float">
            <text:p>6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9" calcext:value-type="float">
            <text:p>6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1" calcext:value-type="float">
            <text:p>6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0" calcext:value-type="float">
            <text:p>6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2" calcext:value-type="float">
            <text:p>6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1" calcext:value-type="float">
            <text:p>6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3" calcext:value-type="float">
            <text:p>6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2" calcext:value-type="float">
            <text:p>6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4" calcext:value-type="float">
            <text:p>6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3" calcext:value-type="float">
            <text:p>6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5" calcext:value-type="float">
            <text:p>6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4" calcext:value-type="float">
            <text:p>6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6" calcext:value-type="float">
            <text:p>6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5" calcext:value-type="float">
            <text:p>6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7" calcext:value-type="float">
            <text:p>6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6" calcext:value-type="float">
            <text:p>6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8" calcext:value-type="float">
            <text:p>6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7" calcext:value-type="float">
            <text:p>6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9" calcext:value-type="float">
            <text:p>6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8" calcext:value-type="float">
            <text:p>6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0" calcext:value-type="float">
            <text:p>6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9" calcext:value-type="float">
            <text:p>6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1" calcext:value-type="float">
            <text:p>6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0" calcext:value-type="float">
            <text:p>6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2" calcext:value-type="float">
            <text:p>6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1" calcext:value-type="float">
            <text:p>6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3" calcext:value-type="float">
            <text:p>6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2" calcext:value-type="float">
            <text:p>6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4" calcext:value-type="float">
            <text:p>6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3" calcext:value-type="float">
            <text:p>6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5" calcext:value-type="float">
            <text:p>6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4" calcext:value-type="float">
            <text:p>6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6" calcext:value-type="float">
            <text:p>6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5" calcext:value-type="float">
            <text:p>6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7" calcext:value-type="float">
            <text:p>6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6" calcext:value-type="float">
            <text:p>6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8" calcext:value-type="float">
            <text:p>6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7" calcext:value-type="float">
            <text:p>6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9" calcext:value-type="float">
            <text:p>6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8" calcext:value-type="float">
            <text:p>6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0" calcext:value-type="float">
            <text:p>6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9" calcext:value-type="float">
            <text:p>6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1" calcext:value-type="float">
            <text:p>6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0" calcext:value-type="float">
            <text:p>6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2" calcext:value-type="float">
            <text:p>6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1" calcext:value-type="float">
            <text:p>6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3" calcext:value-type="float">
            <text:p>6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4" calcext:value-type="float">
            <text:p>6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3" calcext:value-type="float">
            <text:p>6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5" calcext:value-type="float">
            <text:p>6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4" calcext:value-type="float">
            <text:p>6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6" calcext:value-type="float">
            <text:p>6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5" calcext:value-type="float">
            <text:p>6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7" calcext:value-type="float">
            <text:p>6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6" calcext:value-type="float">
            <text:p>6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8" calcext:value-type="float">
            <text:p>6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7" calcext:value-type="float">
            <text:p>6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9" calcext:value-type="float">
            <text:p>6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8" calcext:value-type="float">
            <text:p>6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9" calcext:value-type="float">
            <text:p>6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1" calcext:value-type="float">
            <text:p>7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0" calcext:value-type="float">
            <text:p>7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2" calcext:value-type="float">
            <text:p>7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1" calcext:value-type="float">
            <text:p>7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3" calcext:value-type="float">
            <text:p>7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4" calcext:value-type="float">
            <text:p>7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3" calcext:value-type="float">
            <text:p>7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5" calcext:value-type="float">
            <text:p>7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4" calcext:value-type="float">
            <text:p>7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6" calcext:value-type="float">
            <text:p>7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5" calcext:value-type="float">
            <text:p>7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7" calcext:value-type="float">
            <text:p>7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6" calcext:value-type="float">
            <text:p>7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7" calcext:value-type="float">
            <text:p>7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9" calcext:value-type="float">
            <text:p>7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8" calcext:value-type="float">
            <text:p>7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0" calcext:value-type="float">
            <text:p>7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9" calcext:value-type="float">
            <text:p>7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1" calcext:value-type="float">
            <text:p>7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0" calcext:value-type="float">
            <text:p>7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2" calcext:value-type="float">
            <text:p>7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1" calcext:value-type="float">
            <text:p>7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3" calcext:value-type="float">
            <text:p>7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2" calcext:value-type="float">
            <text:p>7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4" calcext:value-type="float">
            <text:p>7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3" calcext:value-type="float">
            <text:p>7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5" calcext:value-type="float">
            <text:p>7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4" calcext:value-type="float">
            <text:p>7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6" calcext:value-type="float">
            <text:p>7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5" calcext:value-type="float">
            <text:p>7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7" calcext:value-type="float">
            <text:p>7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6" calcext:value-type="float">
            <text:p>7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8" calcext:value-type="float">
            <text:p>7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7" calcext:value-type="float">
            <text:p>7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9" calcext:value-type="float">
            <text:p>7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8" calcext:value-type="float">
            <text:p>7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9" calcext:value-type="float">
            <text:p>7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1" calcext:value-type="float">
            <text:p>7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0" calcext:value-type="float">
            <text:p>7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2" calcext:value-type="float">
            <text:p>7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1" calcext:value-type="float">
            <text:p>7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3" calcext:value-type="float">
            <text:p>7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2" calcext:value-type="float">
            <text:p>7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4" calcext:value-type="float">
            <text:p>7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3" calcext:value-type="float">
            <text:p>7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5" calcext:value-type="float">
            <text:p>7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4" calcext:value-type="float">
            <text:p>7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6" calcext:value-type="float">
            <text:p>7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5" calcext:value-type="float">
            <text:p>7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7" calcext:value-type="float">
            <text:p>7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6" calcext:value-type="float">
            <text:p>7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8" calcext:value-type="float">
            <text:p>7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7" calcext:value-type="float">
            <text:p>7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9" calcext:value-type="float">
            <text:p>7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8" calcext:value-type="float">
            <text:p>7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0" calcext:value-type="float">
            <text:p>7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9" calcext:value-type="float">
            <text:p>7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1" calcext:value-type="float">
            <text:p>7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0" calcext:value-type="float">
            <text:p>7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2" calcext:value-type="float">
            <text:p>7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1" calcext:value-type="float">
            <text:p>7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3" calcext:value-type="float">
            <text:p>7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2" calcext:value-type="float">
            <text:p>7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4" calcext:value-type="float">
            <text:p>7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3" calcext:value-type="float">
            <text:p>7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5" calcext:value-type="float">
            <text:p>7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4" calcext:value-type="float">
            <text:p>7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6" calcext:value-type="float">
            <text:p>7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5" calcext:value-type="float">
            <text:p>7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7" calcext:value-type="float">
            <text:p>7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6" calcext:value-type="float">
            <text:p>7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8" calcext:value-type="float">
            <text:p>7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7" calcext:value-type="float">
            <text:p>7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9" calcext:value-type="float">
            <text:p>7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8" calcext:value-type="float">
            <text:p>7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0" calcext:value-type="float">
            <text:p>7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9" calcext:value-type="float">
            <text:p>7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1" calcext:value-type="float">
            <text:p>7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0" calcext:value-type="float">
            <text:p>7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2" calcext:value-type="float">
            <text:p>7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1" calcext:value-type="float">
            <text:p>7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3" calcext:value-type="float">
            <text:p>7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2" calcext:value-type="float">
            <text:p>7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4" calcext:value-type="float">
            <text:p>7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3" calcext:value-type="float">
            <text:p>7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5" calcext:value-type="float">
            <text:p>7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4" calcext:value-type="float">
            <text:p>7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6" calcext:value-type="float">
            <text:p>7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5" calcext:value-type="float">
            <text:p>7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7" calcext:value-type="float">
            <text:p>7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6" calcext:value-type="float">
            <text:p>7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8" calcext:value-type="float">
            <text:p>7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7" calcext:value-type="float">
            <text:p>7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9" calcext:value-type="float">
            <text:p>7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8" calcext:value-type="float">
            <text:p>7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0" calcext:value-type="float">
            <text:p>7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9" calcext:value-type="float">
            <text:p>7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1" calcext:value-type="float">
            <text:p>7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0" calcext:value-type="float">
            <text:p>7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2" calcext:value-type="float">
            <text:p>7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1" calcext:value-type="float">
            <text:p>7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3" calcext:value-type="float">
            <text:p>7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2" calcext:value-type="float">
            <text:p>7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4" calcext:value-type="float">
            <text:p>7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3" calcext:value-type="float">
            <text:p>7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5" calcext:value-type="float">
            <text:p>7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4" calcext:value-type="float">
            <text:p>7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6" calcext:value-type="float">
            <text:p>7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5" calcext:value-type="float">
            <text:p>7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7" calcext:value-type="float">
            <text:p>7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6" calcext:value-type="float">
            <text:p>7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8" calcext:value-type="float">
            <text:p>7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7" calcext:value-type="float">
            <text:p>7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9" calcext:value-type="float">
            <text:p>7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8" calcext:value-type="float">
            <text:p>7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0" calcext:value-type="float">
            <text:p>7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9" calcext:value-type="float">
            <text:p>7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1" calcext:value-type="float">
            <text:p>7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0" calcext:value-type="float">
            <text:p>7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2" calcext:value-type="float">
            <text:p>7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1" calcext:value-type="float">
            <text:p>7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3" calcext:value-type="float">
            <text:p>7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2" calcext:value-type="float">
            <text:p>7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4" calcext:value-type="float">
            <text:p>7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3" calcext:value-type="float">
            <text:p>7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5" calcext:value-type="float">
            <text:p>7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4" calcext:value-type="float">
            <text:p>7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6" calcext:value-type="float">
            <text:p>7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5" calcext:value-type="float">
            <text:p>7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7" calcext:value-type="float">
            <text:p>7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6" calcext:value-type="float">
            <text:p>7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8" calcext:value-type="float">
            <text:p>7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7" calcext:value-type="float">
            <text:p>7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9" calcext:value-type="float">
            <text:p>7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8" calcext:value-type="float">
            <text:p>7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0" calcext:value-type="float">
            <text:p>7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9" calcext:value-type="float">
            <text:p>7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1" calcext:value-type="float">
            <text:p>7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0" calcext:value-type="float">
            <text:p>7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2" calcext:value-type="float">
            <text:p>7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1" calcext:value-type="float">
            <text:p>7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3" calcext:value-type="float">
            <text:p>7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2" calcext:value-type="float">
            <text:p>7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4" calcext:value-type="float">
            <text:p>7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3" calcext:value-type="float">
            <text:p>7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5" calcext:value-type="float">
            <text:p>7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4" calcext:value-type="float">
            <text:p>7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6" calcext:value-type="float">
            <text:p>7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5" calcext:value-type="float">
            <text:p>7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7" calcext:value-type="float">
            <text:p>7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6" calcext:value-type="float">
            <text:p>7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8" calcext:value-type="float">
            <text:p>7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7" calcext:value-type="float">
            <text:p>7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9" calcext:value-type="float">
            <text:p>7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8" calcext:value-type="float">
            <text:p>7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9" calcext:value-type="float">
            <text:p>7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1" calcext:value-type="float">
            <text:p>7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0" calcext:value-type="float">
            <text:p>7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2" calcext:value-type="float">
            <text:p>7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1" calcext:value-type="float">
            <text:p>7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3" calcext:value-type="float">
            <text:p>7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2" calcext:value-type="float">
            <text:p>7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4" calcext:value-type="float">
            <text:p>7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3" calcext:value-type="float">
            <text:p>7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5" calcext:value-type="float">
            <text:p>7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4" calcext:value-type="float">
            <text:p>7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6" calcext:value-type="float">
            <text:p>7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5" calcext:value-type="float">
            <text:p>7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7" calcext:value-type="float">
            <text:p>7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6" calcext:value-type="float">
            <text:p>7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8" calcext:value-type="float">
            <text:p>7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7" calcext:value-type="float">
            <text:p>7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9" calcext:value-type="float">
            <text:p>7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8" calcext:value-type="float">
            <text:p>7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0" calcext:value-type="float">
            <text:p>7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9" calcext:value-type="float">
            <text:p>7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1" calcext:value-type="float">
            <text:p>7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0" calcext:value-type="float">
            <text:p>7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2" calcext:value-type="float">
            <text:p>7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1" calcext:value-type="float">
            <text:p>7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3" calcext:value-type="float">
            <text:p>7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2" calcext:value-type="float">
            <text:p>7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4" calcext:value-type="float">
            <text:p>7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3" calcext:value-type="float">
            <text:p>7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5" calcext:value-type="float">
            <text:p>7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4" calcext:value-type="float">
            <text:p>7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6" calcext:value-type="float">
            <text:p>7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5" calcext:value-type="float">
            <text:p>7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7" calcext:value-type="float">
            <text:p>7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6" calcext:value-type="float">
            <text:p>7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8" calcext:value-type="float">
            <text:p>7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7" calcext:value-type="float">
            <text:p>7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9" calcext:value-type="float">
            <text:p>7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8" calcext:value-type="float">
            <text:p>7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9" calcext:value-type="float">
            <text:p>7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1" calcext:value-type="float">
            <text:p>8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0" calcext:value-type="float">
            <text:p>8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2" calcext:value-type="float">
            <text:p>8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1" calcext:value-type="float">
            <text:p>8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3" calcext:value-type="float">
            <text:p>8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2" calcext:value-type="float">
            <text:p>8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4" calcext:value-type="float">
            <text:p>8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3" calcext:value-type="float">
            <text:p>8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5" calcext:value-type="float">
            <text:p>8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4" calcext:value-type="float">
            <text:p>8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6" calcext:value-type="float">
            <text:p>8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5" calcext:value-type="float">
            <text:p>8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7" calcext:value-type="float">
            <text:p>8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6" calcext:value-type="float">
            <text:p>8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8" calcext:value-type="float">
            <text:p>8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7" calcext:value-type="float">
            <text:p>8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9" calcext:value-type="float">
            <text:p>8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8" calcext:value-type="float">
            <text:p>8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0" calcext:value-type="float">
            <text:p>8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9" calcext:value-type="float">
            <text:p>8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1" calcext:value-type="float">
            <text:p>8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0" calcext:value-type="float">
            <text:p>8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2" calcext:value-type="float">
            <text:p>8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1" calcext:value-type="float">
            <text:p>8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3" calcext:value-type="float">
            <text:p>8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2" calcext:value-type="float">
            <text:p>8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4" calcext:value-type="float">
            <text:p>8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3" calcext:value-type="float">
            <text:p>8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5" calcext:value-type="float">
            <text:p>8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4" calcext:value-type="float">
            <text:p>8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6" calcext:value-type="float">
            <text:p>8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5" calcext:value-type="float">
            <text:p>8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7" calcext:value-type="float">
            <text:p>8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6" calcext:value-type="float">
            <text:p>8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8" calcext:value-type="float">
            <text:p>8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7" calcext:value-type="float">
            <text:p>8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9" calcext:value-type="float">
            <text:p>8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8" calcext:value-type="float">
            <text:p>8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0" calcext:value-type="float">
            <text:p>8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9" calcext:value-type="float">
            <text:p>8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1" calcext:value-type="float">
            <text:p>8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0" calcext:value-type="float">
            <text:p>8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2" calcext:value-type="float">
            <text:p>8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1" calcext:value-type="float">
            <text:p>8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3" calcext:value-type="float">
            <text:p>8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2" calcext:value-type="float">
            <text:p>8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4" calcext:value-type="float">
            <text:p>8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3" calcext:value-type="float">
            <text:p>8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5" calcext:value-type="float">
            <text:p>8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6" calcext:value-type="float">
            <text:p>8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5" calcext:value-type="float">
            <text:p>8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7" calcext:value-type="float">
            <text:p>8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6" calcext:value-type="float">
            <text:p>8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8" calcext:value-type="float">
            <text:p>8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7" calcext:value-type="float">
            <text:p>8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9" calcext:value-type="float">
            <text:p>8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8" calcext:value-type="float">
            <text:p>8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0" calcext:value-type="float">
            <text:p>8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9" calcext:value-type="float">
            <text:p>8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1" calcext:value-type="float">
            <text:p>8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0" calcext:value-type="float">
            <text:p>8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2" calcext:value-type="float">
            <text:p>8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1" calcext:value-type="float">
            <text:p>8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3" calcext:value-type="float">
            <text:p>8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2" calcext:value-type="float">
            <text:p>8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4" calcext:value-type="float">
            <text:p>8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3" calcext:value-type="float">
            <text:p>8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5" calcext:value-type="float">
            <text:p>8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4" calcext:value-type="float">
            <text:p>8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6" calcext:value-type="float">
            <text:p>8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5" calcext:value-type="float">
            <text:p>8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7" calcext:value-type="float">
            <text:p>8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6" calcext:value-type="float">
            <text:p>8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8" calcext:value-type="float">
            <text:p>8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7" calcext:value-type="float">
            <text:p>8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9" calcext:value-type="float">
            <text:p>8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8" calcext:value-type="float">
            <text:p>8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9" calcext:value-type="float">
            <text:p>8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1" calcext:value-type="float">
            <text:p>8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0" calcext:value-type="float">
            <text:p>8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2" calcext:value-type="float">
            <text:p>8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1" calcext:value-type="float">
            <text:p>8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3" calcext:value-type="float">
            <text:p>8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2" calcext:value-type="float">
            <text:p>8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4" calcext:value-type="float">
            <text:p>8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3" calcext:value-type="float">
            <text:p>8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5" calcext:value-type="float">
            <text:p>8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4" calcext:value-type="float">
            <text:p>8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6" calcext:value-type="float">
            <text:p>8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5" calcext:value-type="float">
            <text:p>8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7" calcext:value-type="float">
            <text:p>8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6" calcext:value-type="float">
            <text:p>8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8" calcext:value-type="float">
            <text:p>8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7" calcext:value-type="float">
            <text:p>8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9" calcext:value-type="float">
            <text:p>8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8" calcext:value-type="float">
            <text:p>8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0" calcext:value-type="float">
            <text:p>8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9" calcext:value-type="float">
            <text:p>8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1" calcext:value-type="float">
            <text:p>8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0" calcext:value-type="float">
            <text:p>8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2" calcext:value-type="float">
            <text:p>8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1" calcext:value-type="float">
            <text:p>8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3" calcext:value-type="float">
            <text:p>8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2" calcext:value-type="float">
            <text:p>8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4" calcext:value-type="float">
            <text:p>8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3" calcext:value-type="float">
            <text:p>8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5" calcext:value-type="float">
            <text:p>8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4" calcext:value-type="float">
            <text:p>8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6" calcext:value-type="float">
            <text:p>8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5" calcext:value-type="float">
            <text:p>8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7" calcext:value-type="float">
            <text:p>8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6" calcext:value-type="float">
            <text:p>8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8" calcext:value-type="float">
            <text:p>8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7" calcext:value-type="float">
            <text:p>8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9" calcext:value-type="float">
            <text:p>8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8" calcext:value-type="float">
            <text:p>8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0" calcext:value-type="float">
            <text:p>8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9" calcext:value-type="float">
            <text:p>8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1" calcext:value-type="float">
            <text:p>8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0" calcext:value-type="float">
            <text:p>8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2" calcext:value-type="float">
            <text:p>8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1" calcext:value-type="float">
            <text:p>8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3" calcext:value-type="float">
            <text:p>8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2" calcext:value-type="float">
            <text:p>8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4" calcext:value-type="float">
            <text:p>8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3" calcext:value-type="float">
            <text:p>8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5" calcext:value-type="float">
            <text:p>8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4" calcext:value-type="float">
            <text:p>8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6" calcext:value-type="float">
            <text:p>8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5" calcext:value-type="float">
            <text:p>8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7" calcext:value-type="float">
            <text:p>8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6" calcext:value-type="float">
            <text:p>8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8" calcext:value-type="float">
            <text:p>8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7" calcext:value-type="float">
            <text:p>8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9" calcext:value-type="float">
            <text:p>8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8" calcext:value-type="float">
            <text:p>8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0" calcext:value-type="float">
            <text:p>8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9" calcext:value-type="float">
            <text:p>8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1" calcext:value-type="float">
            <text:p>8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0" calcext:value-type="float">
            <text:p>8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2" calcext:value-type="float">
            <text:p>8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1" calcext:value-type="float">
            <text:p>8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3" calcext:value-type="float">
            <text:p>8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2" calcext:value-type="float">
            <text:p>8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4" calcext:value-type="float">
            <text:p>8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3" calcext:value-type="float">
            <text:p>8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5" calcext:value-type="float">
            <text:p>8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4" calcext:value-type="float">
            <text:p>8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6" calcext:value-type="float">
            <text:p>8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5" calcext:value-type="float">
            <text:p>8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7" calcext:value-type="float">
            <text:p>8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6" calcext:value-type="float">
            <text:p>8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8" calcext:value-type="float">
            <text:p>8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7" calcext:value-type="float">
            <text:p>8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9" calcext:value-type="float">
            <text:p>8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8" calcext:value-type="float">
            <text:p>8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0" calcext:value-type="float">
            <text:p>8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9" calcext:value-type="float">
            <text:p>8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1" calcext:value-type="float">
            <text:p>8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0" calcext:value-type="float">
            <text:p>8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2" calcext:value-type="float">
            <text:p>8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1" calcext:value-type="float">
            <text:p>8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3" calcext:value-type="float">
            <text:p>8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2" calcext:value-type="float">
            <text:p>8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4" calcext:value-type="float">
            <text:p>8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3" calcext:value-type="float">
            <text:p>8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5" calcext:value-type="float">
            <text:p>8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4" calcext:value-type="float">
            <text:p>8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6" calcext:value-type="float">
            <text:p>8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5" calcext:value-type="float">
            <text:p>8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7" calcext:value-type="float">
            <text:p>8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6" calcext:value-type="float">
            <text:p>8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8" calcext:value-type="float">
            <text:p>8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7" calcext:value-type="float">
            <text:p>8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9" calcext:value-type="float">
            <text:p>8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8" calcext:value-type="float">
            <text:p>8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0" calcext:value-type="float">
            <text:p>8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9" calcext:value-type="float">
            <text:p>8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1" calcext:value-type="float">
            <text:p>8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0" calcext:value-type="float">
            <text:p>8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2" calcext:value-type="float">
            <text:p>8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1" calcext:value-type="float">
            <text:p>8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3" calcext:value-type="float">
            <text:p>8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2" calcext:value-type="float">
            <text:p>8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4" calcext:value-type="float">
            <text:p>8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3" calcext:value-type="float">
            <text:p>8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5" calcext:value-type="float">
            <text:p>8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4" calcext:value-type="float">
            <text:p>8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6" calcext:value-type="float">
            <text:p>8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5" calcext:value-type="float">
            <text:p>8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7" calcext:value-type="float">
            <text:p>8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6" calcext:value-type="float">
            <text:p>8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8" calcext:value-type="float">
            <text:p>8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7" calcext:value-type="float">
            <text:p>8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9" calcext:value-type="float">
            <text:p>8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8" calcext:value-type="float">
            <text:p>8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9" calcext:value-type="float">
            <text:p>8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1" calcext:value-type="float">
            <text:p>9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0" calcext:value-type="float">
            <text:p>9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2" calcext:value-type="float">
            <text:p>9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1" calcext:value-type="float">
            <text:p>9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3" calcext:value-type="float">
            <text:p>9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2" calcext:value-type="float">
            <text:p>9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4" calcext:value-type="float">
            <text:p>9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3" calcext:value-type="float">
            <text:p>9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5" calcext:value-type="float">
            <text:p>9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4" calcext:value-type="float">
            <text:p>9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6" calcext:value-type="float">
            <text:p>9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5" calcext:value-type="float">
            <text:p>9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7" calcext:value-type="float">
            <text:p>9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6" calcext:value-type="float">
            <text:p>9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8" calcext:value-type="float">
            <text:p>9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7" calcext:value-type="float">
            <text:p>9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9" calcext:value-type="float">
            <text:p>9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8" calcext:value-type="float">
            <text:p>9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0" calcext:value-type="float">
            <text:p>9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9" calcext:value-type="float">
            <text:p>9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1" calcext:value-type="float">
            <text:p>9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0" calcext:value-type="float">
            <text:p>9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2" calcext:value-type="float">
            <text:p>9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1" calcext:value-type="float">
            <text:p>9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3" calcext:value-type="float">
            <text:p>9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2" calcext:value-type="float">
            <text:p>9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4" calcext:value-type="float">
            <text:p>9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3" calcext:value-type="float">
            <text:p>9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5" calcext:value-type="float">
            <text:p>9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4" calcext:value-type="float">
            <text:p>9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6" calcext:value-type="float">
            <text:p>9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5" calcext:value-type="float">
            <text:p>9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7" calcext:value-type="float">
            <text:p>9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6" calcext:value-type="float">
            <text:p>9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8" calcext:value-type="float">
            <text:p>9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7" calcext:value-type="float">
            <text:p>9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9" calcext:value-type="float">
            <text:p>9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8" calcext:value-type="float">
            <text:p>9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0" calcext:value-type="float">
            <text:p>9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9" calcext:value-type="float">
            <text:p>9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1" calcext:value-type="float">
            <text:p>9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0" calcext:value-type="float">
            <text:p>9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2" calcext:value-type="float">
            <text:p>9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1" calcext:value-type="float">
            <text:p>9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3" calcext:value-type="float">
            <text:p>9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2" calcext:value-type="float">
            <text:p>9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4" calcext:value-type="float">
            <text:p>9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3" calcext:value-type="float">
            <text:p>9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5" calcext:value-type="float">
            <text:p>9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4" calcext:value-type="float">
            <text:p>9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6" calcext:value-type="float">
            <text:p>9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5" calcext:value-type="float">
            <text:p>9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7" calcext:value-type="float">
            <text:p>9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6" calcext:value-type="float">
            <text:p>9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8" calcext:value-type="float">
            <text:p>9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7" calcext:value-type="float">
            <text:p>9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9" calcext:value-type="float">
            <text:p>9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8" calcext:value-type="float">
            <text:p>92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0" calcext:value-type="float">
            <text:p>9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9" calcext:value-type="float">
            <text:p>9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1" calcext:value-type="float">
            <text:p>9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0" calcext:value-type="float">
            <text:p>9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2" calcext:value-type="float">
            <text:p>9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1" calcext:value-type="float">
            <text:p>9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3" calcext:value-type="float">
            <text:p>9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2" calcext:value-type="float">
            <text:p>9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4" calcext:value-type="float">
            <text:p>9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3" calcext:value-type="float">
            <text:p>9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5" calcext:value-type="float">
            <text:p>9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4" calcext:value-type="float">
            <text:p>9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6" calcext:value-type="float">
            <text:p>9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5" calcext:value-type="float">
            <text:p>9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7" calcext:value-type="float">
            <text:p>9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6" calcext:value-type="float">
            <text:p>9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8" calcext:value-type="float">
            <text:p>9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7" calcext:value-type="float">
            <text:p>9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9" calcext:value-type="float">
            <text:p>9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8" calcext:value-type="float">
            <text:p>9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0" calcext:value-type="float">
            <text:p>9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9" calcext:value-type="float">
            <text:p>9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1" calcext:value-type="float">
            <text:p>9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0" calcext:value-type="float">
            <text:p>9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2" calcext:value-type="float">
            <text:p>9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1" calcext:value-type="float">
            <text:p>9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3" calcext:value-type="float">
            <text:p>9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2" calcext:value-type="float">
            <text:p>9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4" calcext:value-type="float">
            <text:p>9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3" calcext:value-type="float">
            <text:p>9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5" calcext:value-type="float">
            <text:p>9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4" calcext:value-type="float">
            <text:p>9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6" calcext:value-type="float">
            <text:p>9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5" calcext:value-type="float">
            <text:p>9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7" calcext:value-type="float">
            <text:p>9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6" calcext:value-type="float">
            <text:p>9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8" calcext:value-type="float">
            <text:p>9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7" calcext:value-type="float">
            <text:p>9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9" calcext:value-type="float">
            <text:p>9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8" calcext:value-type="float">
            <text:p>9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0" calcext:value-type="float">
            <text:p>9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9" calcext:value-type="float">
            <text:p>9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1" calcext:value-type="float">
            <text:p>9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0" calcext:value-type="float">
            <text:p>9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2" calcext:value-type="float">
            <text:p>9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1" calcext:value-type="float">
            <text:p>9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3" calcext:value-type="float">
            <text:p>9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2" calcext:value-type="float">
            <text:p>9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4" calcext:value-type="float">
            <text:p>9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3" calcext:value-type="float">
            <text:p>9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5" calcext:value-type="float">
            <text:p>9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4" calcext:value-type="float">
            <text:p>9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6" calcext:value-type="float">
            <text:p>9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5" calcext:value-type="float">
            <text:p>9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7" calcext:value-type="float">
            <text:p>9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6" calcext:value-type="float">
            <text:p>9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8" calcext:value-type="float">
            <text:p>9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7" calcext:value-type="float">
            <text:p>9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9" calcext:value-type="float">
            <text:p>9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8" calcext:value-type="float">
            <text:p>9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0" calcext:value-type="float">
            <text:p>9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9" calcext:value-type="float">
            <text:p>9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1" calcext:value-type="float">
            <text:p>9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0" calcext:value-type="float">
            <text:p>9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2" calcext:value-type="float">
            <text:p>9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1" calcext:value-type="float">
            <text:p>9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3" calcext:value-type="float">
            <text:p>9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2" calcext:value-type="float">
            <text:p>9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4" calcext:value-type="float">
            <text:p>9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3" calcext:value-type="float">
            <text:p>9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5" calcext:value-type="float">
            <text:p>9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4" calcext:value-type="float">
            <text:p>9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6" calcext:value-type="float">
            <text:p>9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5" calcext:value-type="float">
            <text:p>9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7" calcext:value-type="float">
            <text:p>9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6" calcext:value-type="float">
            <text:p>9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8" calcext:value-type="float">
            <text:p>9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7" calcext:value-type="float">
            <text:p>9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9" calcext:value-type="float">
            <text:p>9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8" calcext:value-type="float">
            <text:p>9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0" calcext:value-type="float">
            <text:p>9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9" calcext:value-type="float">
            <text:p>9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1" calcext:value-type="float">
            <text:p>9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0" calcext:value-type="float">
            <text:p>9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2" calcext:value-type="float">
            <text:p>9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1" calcext:value-type="float">
            <text:p>9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3" calcext:value-type="float">
            <text:p>9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2" calcext:value-type="float">
            <text:p>9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4" calcext:value-type="float">
            <text:p>9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3" calcext:value-type="float">
            <text:p>9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5" calcext:value-type="float">
            <text:p>9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4" calcext:value-type="float">
            <text:p>9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6" calcext:value-type="float">
            <text:p>9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5" calcext:value-type="float">
            <text:p>9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7" calcext:value-type="float">
            <text:p>9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6" calcext:value-type="float">
            <text:p>9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8" calcext:value-type="float">
            <text:p>9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7" calcext:value-type="float">
            <text:p>9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9" calcext:value-type="float">
            <text:p>9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8" calcext:value-type="float">
            <text:p>9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0" calcext:value-type="float">
            <text:p>9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9" calcext:value-type="float">
            <text:p>9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1" calcext:value-type="float">
            <text:p>9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0" calcext:value-type="float">
            <text:p>9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2" calcext:value-type="float">
            <text:p>9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1" calcext:value-type="float">
            <text:p>9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3" calcext:value-type="float">
            <text:p>9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2" calcext:value-type="float">
            <text:p>9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4" calcext:value-type="float">
            <text:p>9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3" calcext:value-type="float">
            <text:p>9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5" calcext:value-type="float">
            <text:p>9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4" calcext:value-type="float">
            <text:p>9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6" calcext:value-type="float">
            <text:p>9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5" calcext:value-type="float">
            <text:p>9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7" calcext:value-type="float">
            <text:p>9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6" calcext:value-type="float">
            <text:p>9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8" calcext:value-type="float">
            <text:p>9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7" calcext:value-type="float">
            <text:p>9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9" calcext:value-type="float">
            <text:p>9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8" calcext:value-type="float">
            <text:p>9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0" calcext:value-type="float">
            <text:p>9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9" calcext:value-type="float">
            <text:p>9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1" calcext:value-type="float">
            <text:p>9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0" calcext:value-type="float">
            <text:p>9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2" calcext:value-type="float">
            <text:p>9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1" calcext:value-type="float">
            <text:p>9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3" calcext:value-type="float">
            <text:p>9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2" calcext:value-type="float">
            <text:p>9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4" calcext:value-type="float">
            <text:p>9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3" calcext:value-type="float">
            <text:p>9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5" calcext:value-type="float">
            <text:p>9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4" calcext:value-type="float">
            <text:p>9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6" calcext:value-type="float">
            <text:p>9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5" calcext:value-type="float">
            <text:p>9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7" calcext:value-type="float">
            <text:p>9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6" calcext:value-type="float">
            <text:p>9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8" calcext:value-type="float">
            <text:p>9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7" calcext:value-type="float">
            <text:p>9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9" calcext:value-type="float">
            <text:p>9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8" calcext:value-type="float">
            <text:p>9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9" calcext:value-type="float">
            <text:p>9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1" calcext:value-type="float">
            <text:p>10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0" calcext:value-type="float">
            <text:p>10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2" calcext:value-type="float">
            <text:p>10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1" calcext:value-type="float">
            <text:p>10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3" calcext:value-type="float">
            <text:p>10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2" calcext:value-type="float">
            <text:p>10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4" calcext:value-type="float">
            <text:p>10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3" calcext:value-type="float">
            <text:p>10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5" calcext:value-type="float">
            <text:p>10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4" calcext:value-type="float">
            <text:p>10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6" calcext:value-type="float">
            <text:p>10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5" calcext:value-type="float">
            <text:p>10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7" calcext:value-type="float">
            <text:p>10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6" calcext:value-type="float">
            <text:p>10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8" calcext:value-type="float">
            <text:p>10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7" calcext:value-type="float">
            <text:p>10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9" calcext:value-type="float">
            <text:p>10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8" calcext:value-type="float">
            <text:p>10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0" calcext:value-type="float">
            <text:p>10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9" calcext:value-type="float">
            <text:p>10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1" calcext:value-type="float">
            <text:p>10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0" calcext:value-type="float">
            <text:p>10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2" calcext:value-type="float">
            <text:p>10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1" calcext:value-type="float">
            <text:p>10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3" calcext:value-type="float">
            <text:p>10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2" calcext:value-type="float">
            <text:p>10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4" calcext:value-type="float">
            <text:p>10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3" calcext:value-type="float">
            <text:p>10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5" calcext:value-type="float">
            <text:p>10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4" calcext:value-type="float">
            <text:p>10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6" calcext:value-type="float">
            <text:p>10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5" calcext:value-type="float">
            <text:p>10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7" calcext:value-type="float">
            <text:p>10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6" calcext:value-type="float">
            <text:p>10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8" calcext:value-type="float">
            <text:p>10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7" calcext:value-type="float">
            <text:p>10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9" calcext:value-type="float">
            <text:p>10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8" calcext:value-type="float">
            <text:p>10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0" calcext:value-type="float">
            <text:p>10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9" calcext:value-type="float">
            <text:p>10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1" calcext:value-type="float">
            <text:p>10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0" calcext:value-type="float">
            <text:p>10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2" calcext:value-type="float">
            <text:p>10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1" calcext:value-type="float">
            <text:p>10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3" calcext:value-type="float">
            <text:p>10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2" calcext:value-type="float">
            <text:p>10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4" calcext:value-type="float">
            <text:p>10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3" calcext:value-type="float">
            <text:p>10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75" calcext:value-type="float">
            <text:p>3277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4" calcext:value-type="float">
            <text:p>10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9" calcext:value-type="float">
            <text:p>3278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75" calcext:value-type="float">
            <text:p>327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0" calcext:value-type="float">
            <text:p>3279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76" calcext:value-type="float">
            <text:p>327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5" calcext:value-type="float">
            <text:p>3279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77" calcext:value-type="float">
            <text:p>327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8" calcext:value-type="float">
            <text:p>32798</text:p>
          </table:table-cell>
          <table:table-cell office:value-type="float" office:value="6593" calcext:value-type="float">
            <text:p>659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1" calcext:value-type="float">
            <text:p>327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0" calcext:value-type="float">
            <text:p>328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4" calcext:value-type="float">
            <text:p>327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1" calcext:value-type="float">
            <text:p>3280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6" calcext:value-type="float">
            <text:p>3278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2" calcext:value-type="float">
            <text:p>3280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7" calcext:value-type="float">
            <text:p>327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3" calcext:value-type="float">
            <text:p>3280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8" calcext:value-type="float">
            <text:p>327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4" calcext:value-type="float">
            <text:p>3280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9" calcext:value-type="float">
            <text:p>327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6" calcext:value-type="float">
            <text:p>3280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0" calcext:value-type="float">
            <text:p>327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7" calcext:value-type="float">
            <text:p>3280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1" calcext:value-type="float">
            <text:p>327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9" calcext:value-type="float">
            <text:p>328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2" calcext:value-type="float">
            <text:p>32792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1" calcext:value-type="float">
            <text:p>328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4" calcext:value-type="float">
            <text:p>327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3" calcext:value-type="float">
            <text:p>3281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6" calcext:value-type="float">
            <text:p>327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4" calcext:value-type="float">
            <text:p>328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7" calcext:value-type="float">
            <text:p>327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5" calcext:value-type="float">
            <text:p>3281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8" calcext:value-type="float">
            <text:p>327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6" calcext:value-type="float">
            <text:p>328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5" calcext:value-type="float">
            <text:p>328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7" calcext:value-type="float">
            <text:p>3281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8" calcext:value-type="float">
            <text:p>328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8" calcext:value-type="float">
            <text:p>3281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0" calcext:value-type="float">
            <text:p>328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2" calcext:value-type="float">
            <text:p>3282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2" calcext:value-type="float">
            <text:p>328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4" calcext:value-type="float">
            <text:p>3282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3" calcext:value-type="float">
            <text:p>328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5" calcext:value-type="float">
            <text:p>3282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0" calcext:value-type="float">
            <text:p>328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7" calcext:value-type="float">
            <text:p>3282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1" calcext:value-type="float">
            <text:p>328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8" calcext:value-type="float">
            <text:p>3282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4" calcext:value-type="float">
            <text:p>328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9" calcext:value-type="float">
            <text:p>3282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7" calcext:value-type="float">
            <text:p>328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2" calcext:value-type="float">
            <text:p>3283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9" calcext:value-type="float">
            <text:p>328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4" calcext:value-type="float">
            <text:p>3283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0" calcext:value-type="float">
            <text:p>328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5" calcext:value-type="float">
            <text:p>3283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5" calcext:value-type="float">
            <text:p>328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6" calcext:value-type="float">
            <text:p>3283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9" calcext:value-type="float">
            <text:p>328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0" calcext:value-type="float">
            <text:p>3284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1" calcext:value-type="float">
            <text:p>328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5" calcext:value-type="float">
            <text:p>3284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3" calcext:value-type="float">
            <text:p>328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6" calcext:value-type="float">
            <text:p>3284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5" calcext:value-type="float">
            <text:p>328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8" calcext:value-type="float">
            <text:p>3284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6" calcext:value-type="float">
            <text:p>328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9" calcext:value-type="float">
            <text:p>3284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7" calcext:value-type="float">
            <text:p>328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0" calcext:value-type="float">
            <text:p>3285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9" calcext:value-type="float">
            <text:p>328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1" calcext:value-type="float">
            <text:p>3285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0" calcext:value-type="float">
            <text:p>328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2" calcext:value-type="float">
            <text:p>3285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5" calcext:value-type="float">
            <text:p>328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3" calcext:value-type="float">
            <text:p>3285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8" calcext:value-type="float">
            <text:p>328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4" calcext:value-type="float">
            <text:p>3285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2" calcext:value-type="float">
            <text:p>328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5" calcext:value-type="float">
            <text:p>3285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4" calcext:value-type="float">
            <text:p>328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6" calcext:value-type="float">
            <text:p>3285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6" calcext:value-type="float">
            <text:p>328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7" calcext:value-type="float">
            <text:p>3285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7" calcext:value-type="float">
            <text:p>328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8" calcext:value-type="float">
            <text:p>3285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9" calcext:value-type="float">
            <text:p>328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9" calcext:value-type="float">
            <text:p>3285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0" calcext:value-type="float">
            <text:p>328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0" calcext:value-type="float">
            <text:p>3286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3" calcext:value-type="float">
            <text:p>328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3" calcext:value-type="float">
            <text:p>3286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4" calcext:value-type="float">
            <text:p>328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4" calcext:value-type="float">
            <text:p>3286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5" calcext:value-type="float">
            <text:p>328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1" calcext:value-type="float">
            <text:p>3287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7" calcext:value-type="float">
            <text:p>32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3" calcext:value-type="float">
            <text:p>3287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8" calcext:value-type="float">
            <text:p>328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4" calcext:value-type="float">
            <text:p>3287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2" calcext:value-type="float">
            <text:p>328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5" calcext:value-type="float">
            <text:p>3287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8" calcext:value-type="float">
            <text:p>32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0" calcext:value-type="float">
            <text:p>3288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0" calcext:value-type="float">
            <text:p>328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1" calcext:value-type="float">
            <text:p>3288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1" calcext:value-type="float">
            <text:p>328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3" calcext:value-type="float">
            <text:p>3288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3" calcext:value-type="float">
            <text:p>328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5" calcext:value-type="float">
            <text:p>3288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6" calcext:value-type="float">
            <text:p>328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5" calcext:value-type="float">
            <text:p>3289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7" calcext:value-type="float">
            <text:p>328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9" calcext:value-type="float">
            <text:p>329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8" calcext:value-type="float">
            <text:p>328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1" calcext:value-type="float">
            <text:p>329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9" calcext:value-type="float">
            <text:p>328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9" calcext:value-type="float">
            <text:p>3295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0" calcext:value-type="float">
            <text:p>329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78" calcext:value-type="float">
            <text:p>3297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1" calcext:value-type="float">
            <text:p>329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79" calcext:value-type="float">
            <text:p>3297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2" calcext:value-type="float">
            <text:p>329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0" calcext:value-type="float">
            <text:p>3298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3" calcext:value-type="float">
            <text:p>32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1" calcext:value-type="float">
            <text:p>3298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4" calcext:value-type="float">
            <text:p>329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3" calcext:value-type="float">
            <text:p>3298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5" calcext:value-type="float">
            <text:p>329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4" calcext:value-type="float">
            <text:p>3298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8" calcext:value-type="float">
            <text:p>329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5" calcext:value-type="float">
            <text:p>3298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9" calcext:value-type="float">
            <text:p>32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6" calcext:value-type="float">
            <text:p>32986</text:p>
          </table:table-cell>
          <table:table-cell office:value-type="float" office:value="3111" calcext:value-type="float">
            <text:p>31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0" calcext:value-type="float">
            <text:p>329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7" calcext:value-type="float">
            <text:p>3298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2" calcext:value-type="float">
            <text:p>329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0" calcext:value-type="float">
            <text:p>3299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4" calcext:value-type="float">
            <text:p>329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1" calcext:value-type="float">
            <text:p>3299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5" calcext:value-type="float">
            <text:p>329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2" calcext:value-type="float">
            <text:p>3299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6" calcext:value-type="float">
            <text:p>329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5" calcext:value-type="float">
            <text:p>3299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7" calcext:value-type="float">
            <text:p>329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6" calcext:value-type="float">
            <text:p>3299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8" calcext:value-type="float">
            <text:p>329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14" calcext:value-type="float">
            <text:p>330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9" calcext:value-type="float">
            <text:p>329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15" calcext:value-type="float">
            <text:p>330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0" calcext:value-type="float">
            <text:p>329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28" calcext:value-type="float">
            <text:p>3302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1" calcext:value-type="float">
            <text:p>329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0" calcext:value-type="float">
            <text:p>330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2" calcext:value-type="float">
            <text:p>329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3" calcext:value-type="float">
            <text:p>33033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3" calcext:value-type="float">
            <text:p>329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4" calcext:value-type="float">
            <text:p>3303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4" calcext:value-type="float">
            <text:p>329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5" calcext:value-type="float">
            <text:p>330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5" calcext:value-type="float">
            <text:p>329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6" calcext:value-type="float">
            <text:p>3303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6" calcext:value-type="float">
            <text:p>3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7" calcext:value-type="float">
            <text:p>3303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7" calcext:value-type="float">
            <text:p>329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8" calcext:value-type="float">
            <text:p>3303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8" calcext:value-type="float">
            <text:p>329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9" calcext:value-type="float">
            <text:p>33039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9" calcext:value-type="float">
            <text:p>329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46" calcext:value-type="float">
            <text:p>3304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32" calcext:value-type="float">
            <text:p>329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49" calcext:value-type="float">
            <text:p>3304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34" calcext:value-type="float">
            <text:p>329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0" calcext:value-type="float">
            <text:p>3305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35" calcext:value-type="float">
            <text:p>32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1" calcext:value-type="float">
            <text:p>3305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36" calcext:value-type="float">
            <text:p>329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2" calcext:value-type="float">
            <text:p>3305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40" calcext:value-type="float">
            <text:p>329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5" calcext:value-type="float">
            <text:p>3305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43" calcext:value-type="float">
            <text:p>329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6" calcext:value-type="float">
            <text:p>3305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44" calcext:value-type="float">
            <text:p>329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0" calcext:value-type="float">
            <text:p>3306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48" calcext:value-type="float">
            <text:p>32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1" calcext:value-type="float">
            <text:p>3306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2" calcext:value-type="float">
            <text:p>329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4" calcext:value-type="float">
            <text:p>3306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4" calcext:value-type="float">
            <text:p>329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6" calcext:value-type="float">
            <text:p>3306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5" calcext:value-type="float">
            <text:p>32955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9" calcext:value-type="float">
            <text:p>3306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6" calcext:value-type="float">
            <text:p>329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0" calcext:value-type="float">
            <text:p>3307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74" calcext:value-type="float">
            <text:p>32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1" calcext:value-type="float">
            <text:p>3307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75" calcext:value-type="float">
            <text:p>329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3" calcext:value-type="float">
            <text:p>3307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2" calcext:value-type="float">
            <text:p>329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4" calcext:value-type="float">
            <text:p>3307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3" calcext:value-type="float">
            <text:p>329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5" calcext:value-type="float">
            <text:p>3307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4" calcext:value-type="float">
            <text:p>329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6" calcext:value-type="float">
            <text:p>3307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5" calcext:value-type="float">
            <text:p>329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7" calcext:value-type="float">
            <text:p>3307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6" calcext:value-type="float">
            <text:p>329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8" calcext:value-type="float">
            <text:p>3307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7" calcext:value-type="float">
            <text:p>32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80" calcext:value-type="float">
            <text:p>3308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8" calcext:value-type="float">
            <text:p>32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81" calcext:value-type="float">
            <text:p>3308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4" calcext:value-type="float">
            <text:p>329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82" calcext:value-type="float">
            <text:p>3308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08" calcext:value-type="float">
            <text:p>330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2" calcext:value-type="float">
            <text:p>3309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4" calcext:value-type="float">
            <text:p>33094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5" calcext:value-type="float">
            <text:p>3309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6" calcext:value-type="float">
            <text:p>33096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7" calcext:value-type="float">
            <text:p>3309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25" calcext:value-type="float">
            <text:p>33125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28" calcext:value-type="float">
            <text:p>33128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30" calcext:value-type="float">
            <text:p>33130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32" calcext:value-type="float">
            <text:p>3313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33" calcext:value-type="float">
            <text:p>3313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34" calcext:value-type="float">
            <text:p>3313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1" calcext:value-type="float">
            <text:p>3314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3" calcext:value-type="float">
            <text:p>3314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4" calcext:value-type="float">
            <text:p>3314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5" calcext:value-type="float">
            <text:p>3314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7" calcext:value-type="float">
            <text:p>33147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8" calcext:value-type="float">
            <text:p>33148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50" calcext:value-type="float">
            <text:p>33150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52" calcext:value-type="float">
            <text:p>3315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66" calcext:value-type="float">
            <text:p>33166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67" calcext:value-type="float">
            <text:p>33167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69" calcext:value-type="float">
            <text:p>3316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71" calcext:value-type="float">
            <text:p>33171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95" calcext:value-type="float">
            <text:p>3319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97" calcext:value-type="float">
            <text:p>3319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98" calcext:value-type="float">
            <text:p>33198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07" calcext:value-type="float">
            <text:p>33207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09" calcext:value-type="float">
            <text:p>3320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10" calcext:value-type="float">
            <text:p>33210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11" calcext:value-type="float">
            <text:p>3321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40" calcext:value-type="float">
            <text:p>33240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47" calcext:value-type="float">
            <text:p>33247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48" calcext:value-type="float">
            <text:p>33248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</table:table>
      <table:table table:name="results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1004" table:default-cell-style-name="ce8"/>
        <table:table-row table:style-name="ro1">
          <table:table-cell table:style-name="ce4" office:value-type="string" calcext:value-type="string" table:number-columns-spanned="4" table:number-rows-spanned="1">
            <text:p>1-Wed</text:p>
          </table:table-cell>
          <table:covered-table-cell table:number-columns-repeated="3" table:style-name="ce9"/>
          <table:table-cell table:style-name="ce4" office:value-type="string" calcext:value-type="string" table:number-columns-spanned="4" table:number-rows-spanned="1">
            <text:p>3-Thurs</text:p>
          </table:table-cell>
          <table:covered-table-cell table:number-columns-repeated="3" table:style-name="ce11"/>
          <table:table-cell table:style-name="ce4" office:value-type="string" calcext:value-type="string" table:number-columns-spanned="4" table:number-rows-spanned="1">
            <text:p>4-Tues</text:p>
          </table:table-cell>
          <table:covered-table-cell table:number-columns-repeated="3" table:style-name="ce9"/>
          <table:table-cell table:style-name="ce4" office:value-type="string" calcext:value-type="string" table:number-columns-spanned="4" table:number-rows-spanned="1">
            <text:p>5-Thurs-pascal</text:p>
          </table:table-cell>
          <table:covered-table-cell table:number-columns-repeated="3" table:style-name="ce9"/>
          <table:table-cell table:style-name="ce4" office:value-type="string" calcext:value-type="string" table:number-columns-spanned="4" table:number-rows-spanned="1">
            <text:p>5-Thurs-zeno</text:p>
          </table:table-cell>
          <table:covered-table-cell table:number-columns-repeated="3" table:style-name="ce9"/>
          <table:table-cell table:style-name="ce4" office:value-type="string" calcext:value-type="string" table:number-columns-spanned="4" table:number-rows-spanned="1">
            <text:p>5-Fri-zeno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6-Mon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6-Wed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6-Thurs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6-Fri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7-Fri</text:p>
          </table:table-cell>
          <table:covered-table-cell table:number-columns-repeated="3"/>
          <table:table-cell table:style-name="Default" table:number-columns-repeated="4"/>
          <table:table-cell table:number-columns-repeated="972"/>
        </table:table-row>
        <table:table-row table:style-name="ro1">
          <table:table-cell table:style-name="ce5" office:value-type="string" calcext:value-type="string">
            <text:p>MOSCor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number-columns-repeated="976"/>
        </table:table-row>
        <table:table-row table:style-name="ro1">
          <table:table-cell table:style-name="ce6" office:value-type="float" office:value="1.06189001957893" calcext:value-type="float">
            <text:p>1.0618900196</text:p>
          </table:table-cell>
          <table:table-cell table:style-name="ce10" office:value-type="time" office:time-value="PT09H00M00S" calcext:value-type="time">
            <text:p>09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16673859507632" calcext:value-type="float">
            <text:p>1.1667385951</text:p>
          </table:table-cell>
          <table:table-cell table:style-name="ce13" office:value-type="time" office:time-value="PT09H02M00S" calcext:value-type="time">
            <text:p>09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3.7221328469218" calcext:value-type="float">
            <text:p>13.7221328469</text:p>
          </table:table-cell>
          <table:table-cell table:style-name="ce10" office:value-type="time" office:time-value="PT09H04M00S" calcext:value-type="time">
            <text:p>09:04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1.17455629958548" calcext:value-type="float">
            <text:p>1.1745562996</text:p>
          </table:table-cell>
          <table:table-cell table:style-name="ce14" office:value-type="time" office:time-value="PT09H02M00S" calcext:value-type="time">
            <text:p>09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time" office:time-value="PT09H02M00S" calcext:value-type="time">
            <text:p>09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time" office:time-value="PT09H12M00S" calcext:value-type="time">
            <text:p>09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24416740072913" calcext:value-type="float">
            <text:p>1.2441674007</text:p>
          </table:table-cell>
          <table:table-cell table:style-name="ce10" office:value-type="time" office:time-value="PT09H10M00S" calcext:value-type="time">
            <text:p>09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time" office:time-value="PT09H45M00S" calcext:value-type="time">
            <text:p>09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18021068294717" calcext:value-type="float">
            <text:p>1.1802106829</text:p>
          </table:table-cell>
          <table:table-cell table:style-name="ce14" office:value-type="time" office:time-value="PT09H03M00S" calcext:value-type="time">
            <text:p>09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47024287102709" calcext:value-type="float">
            <text:p>1.470242871</text:p>
          </table:table-cell>
          <table:table-cell table:style-name="ce10" office:value-type="time" office:time-value="PT09H11M00S" calcext:value-type="time">
            <text:p>09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17279433488217" calcext:value-type="float">
            <text:p>1.1727943349</text:p>
          </table:table-cell>
          <table:table-cell table:style-name="ce14" office:value-type="time" office:time-value="PT09H07M00S" calcext:value-type="time">
            <text:p>09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66239197661391" calcext:value-type="float">
            <text:p>1.6623919766</text:p>
          </table:table-cell>
          <table:table-cell table:style-name="ce10" table:formula="of:=([.B3]+[.$A$48])" office:value-type="time" office:time-value="PT10H00M00S" calcext:value-type="time">
            <text:p>1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04866158336826" calcext:value-type="float">
            <text:p>1.0486615834</text:p>
          </table:table-cell>
          <table:table-cell table:style-name="ce14" table:formula="of:=([.F3]+[.$A$48])" office:value-type="time" office:time-value="PT10H02M00S" calcext:value-type="time">
            <text:p>1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J3]+[.$A$48])" office:value-type="time" office:time-value="PT10H04M00S" calcext:value-type="time">
            <text:p>10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4741855662583" calcext:value-type="float">
            <text:p>1.0474185566</text:p>
          </table:table-cell>
          <table:table-cell table:style-name="ce14" table:formula="of:=([.N3]+[.$A$48])" office:value-type="time" office:time-value="PT10H02M00S" calcext:value-type="time">
            <text:p>1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04071826678448" calcext:value-type="float">
            <text:p>1.0407182668</text:p>
          </table:table-cell>
          <table:table-cell table:style-name="ce14" table:formula="of:=([.R3]+[.$A$48])" office:value-type="time" office:time-value="PT10H02M00S" calcext:value-type="time">
            <text:p>1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V3]+[.$A$48])" office:value-type="time" office:time-value="PT10H12M00S" calcext:value-type="time">
            <text:p>10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5217027461853" calcext:value-type="float">
            <text:p>1.0521702746</text:p>
          </table:table-cell>
          <table:table-cell table:style-name="ce10" table:formula="of:=([.Z3]+[.$A$48])" office:value-type="time" office:time-value="PT10H10M00S" calcext:value-type="time">
            <text:p>1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0.0442982284647" calcext:value-type="float">
            <text:p>10.0442982285</text:p>
          </table:table-cell>
          <table:table-cell table:style-name="ce14" table:formula="of:=([.AD3]+[.$A$48])" office:value-type="time" office:time-value="PT10H45M00S" calcext:value-type="time">
            <text:p>10:45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00105987262619" calcext:value-type="float">
            <text:p>1.0010598726</text:p>
          </table:table-cell>
          <table:table-cell table:style-name="ce14" table:formula="of:=([.AH3]+[.$A$48])" office:value-type="time" office:time-value="PT10H03M00S" calcext:value-type="time">
            <text:p>10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2025138116603" calcext:value-type="float">
            <text:p>1.1202513812</text:p>
          </table:table-cell>
          <table:table-cell table:style-name="ce10" table:formula="of:=([.AL3]+[.$A$48])" office:value-type="time" office:time-value="PT10H11M00S" calcext:value-type="time">
            <text:p>10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2.0191168737976" calcext:value-type="float">
            <text:p>12.0191168738</text:p>
          </table:table-cell>
          <table:table-cell table:style-name="ce14" table:formula="of:=([.AP3]+[.$A$48])" office:value-type="time" office:time-value="PT10H07M00S" calcext:value-type="time">
            <text:p>10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1.10174951386907" calcext:value-type="float">
            <text:p>1.1017495139</text:p>
          </table:table-cell>
          <table:table-cell table:style-name="ce10" table:formula="of:=([.B4]+[.$A$48])" office:value-type="time" office:time-value="PT11H00M00S" calcext:value-type="time">
            <text:p>11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41636171985591" calcext:value-type="float">
            <text:p>1.4163617199</text:p>
          </table:table-cell>
          <table:table-cell table:style-name="ce14" table:formula="of:=([.F4]+[.$A$48])" office:value-type="time" office:time-value="PT11H02M00S" calcext:value-type="time">
            <text:p>11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7" calcext:value-type="float">
            <text:p>1</text:p>
          </table:table-cell>
          <table:table-cell table:style-name="ce10" table:formula="of:=([.J4]+[.$A$48])" office:value-type="time" office:time-value="PT11H04M00S" calcext:value-type="time">
            <text:p>11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2.6862825366083" calcext:value-type="float">
            <text:p>12.6862825366</text:p>
          </table:table-cell>
          <table:table-cell table:style-name="ce14" table:formula="of:=([.N4]+[.$A$48])" office:value-type="time" office:time-value="PT11H02M00S" calcext:value-type="time">
            <text:p>11:02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04635174349568" calcext:value-type="float">
            <text:p>1.0463517435</text:p>
          </table:table-cell>
          <table:table-cell table:style-name="ce14" table:formula="of:=([.R4]+[.$A$48])" office:value-type="time" office:time-value="PT11H02M00S" calcext:value-type="time">
            <text:p>11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30530539099499" calcext:value-type="float">
            <text:p>1.305305391</text:p>
          </table:table-cell>
          <table:table-cell table:style-name="ce14" table:formula="of:=([.V4]+[.$A$48])" office:value-type="time" office:time-value="PT11H12M00S" calcext:value-type="time">
            <text:p>11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3010477013823" calcext:value-type="float">
            <text:p>1.0301047701</text:p>
          </table:table-cell>
          <table:table-cell table:style-name="ce10" table:formula="of:=([.Z4]+[.$A$48])" office:value-type="time" office:time-value="PT11H10M00S" calcext:value-type="time">
            <text:p>11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3.0165452349249" calcext:value-type="float">
            <text:p>13.0165452349</text:p>
          </table:table-cell>
          <table:table-cell table:style-name="ce14" table:formula="of:=([.AD4]+[.$A$48])" office:value-type="time" office:time-value="PT11H45M00S" calcext:value-type="time">
            <text:p>11:45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06745420565347" calcext:value-type="float">
            <text:p>1.0674542057</text:p>
          </table:table-cell>
          <table:table-cell table:style-name="ce14" table:formula="of:=([.AH4]+[.$A$48])" office:value-type="time" office:time-value="PT11H03M00S" calcext:value-type="time">
            <text:p>11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1491004088055" calcext:value-type="float">
            <text:p>1.1149100409</text:p>
          </table:table-cell>
          <table:table-cell table:style-name="ce10" table:formula="of:=([.AL4]+[.$A$48])" office:value-type="time" office:time-value="PT11H11M00S" calcext:value-type="time">
            <text:p>11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2.4919230061467" calcext:value-type="float">
            <text:p>12.4919230061</text:p>
          </table:table-cell>
          <table:table-cell table:style-name="ce14" table:formula="of:=([.AP4]+[.$A$48])" office:value-type="time" office:time-value="PT11H07M00S" calcext:value-type="time">
            <text:p>11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1.23082727928259" calcext:value-type="float">
            <text:p>1.2308272793</text:p>
          </table:table-cell>
          <table:table-cell table:style-name="ce10" table:formula="of:=([.B5]+[.$A$48])" office:value-type="time" office:time-value="PT12H00M00S" calcext:value-type="time">
            <text:p>12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11547376239124" calcext:value-type="float">
            <text:p>1.1154737624</text:p>
          </table:table-cell>
          <table:table-cell table:style-name="ce14" table:formula="of:=([.F5]+[.$A$48])" office:value-type="time" office:time-value="PT12H02M00S" calcext:value-type="time">
            <text:p>12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9" calcext:value-type="float">
            <text:p>1</text:p>
          </table:table-cell>
          <table:table-cell table:style-name="ce10" table:formula="of:=([.J5]+[.$A$48])" office:value-type="time" office:time-value="PT12H04M00S" calcext:value-type="time">
            <text:p>12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3.42295931876112" calcext:value-type="float">
            <text:p>3.4229593188</text:p>
          </table:table-cell>
          <table:table-cell table:style-name="ce14" table:formula="of:=([.N5]+[.$A$48])" office:value-type="time" office:time-value="PT12H02M00S" calcext:value-type="time">
            <text:p>12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.00856524591254" calcext:value-type="float">
            <text:p>3.0085652459</text:p>
          </table:table-cell>
          <table:table-cell table:style-name="ce14" table:formula="of:=([.R5]+[.$A$48])" office:value-type="time" office:time-value="PT12H02M00S" calcext:value-type="time">
            <text:p>12:02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07316739801844" calcext:value-type="float">
            <text:p>1.073167398</text:p>
          </table:table-cell>
          <table:table-cell table:style-name="ce14" table:formula="of:=([.V5]+[.$A$48])" office:value-type="time" office:time-value="PT12H12M00S" calcext:value-type="time">
            <text:p>12:12: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.02866077861068" calcext:value-type="float">
            <text:p>1.0286607786</text:p>
          </table:table-cell>
          <table:table-cell table:style-name="ce10" table:formula="of:=([.Z5]+[.$A$48])" office:value-type="time" office:time-value="PT12H10M00S" calcext:value-type="time">
            <text:p>12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D5]+[.$A$48])" office:value-type="time" office:time-value="PT12H45M00S" calcext:value-type="time">
            <text:p>12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.06680132950396" calcext:value-type="float">
            <text:p>7.0668013295</text:p>
          </table:table-cell>
          <table:table-cell table:style-name="ce14" table:formula="of:=([.AH5]+[.$A$48])" office:value-type="time" office:time-value="PT12H03M00S" calcext:value-type="time">
            <text:p>12:03: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.11528459311037" calcext:value-type="float">
            <text:p>1.1152845931</text:p>
          </table:table-cell>
          <table:table-cell table:style-name="ce10" table:formula="of:=([.AL5]+[.$A$48])" office:value-type="time" office:time-value="PT12H11M00S" calcext:value-type="time">
            <text:p>12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7089674676505" calcext:value-type="float">
            <text:p>1.0708967468</text:p>
          </table:table-cell>
          <table:table-cell table:style-name="ce14" table:formula="of:=([.AP5]+[.$A$48])" office:value-type="time" office:time-value="PT12H07M00S" calcext:value-type="time">
            <text:p>1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06244587429754" calcext:value-type="float">
            <text:p>1.0624458743</text:p>
          </table:table-cell>
          <table:table-cell table:style-name="ce10" table:formula="of:=([.B6]+[.$A$48])" office:value-type="time" office:time-value="PT13H00M00S" calcext:value-type="time">
            <text:p>13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04282206301076" calcext:value-type="float">
            <text:p>1.042822063</text:p>
          </table:table-cell>
          <table:table-cell table:style-name="ce14" table:formula="of:=([.F6]+[.$A$48])" office:value-type="time" office:time-value="PT13H02M00S" calcext:value-type="time">
            <text:p>13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J6]+[.$A$48])" office:value-type="time" office:time-value="PT13H04M00S" calcext:value-type="time">
            <text:p>13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3.2963540866586" calcext:value-type="float">
            <text:p>3.2963540867</text:p>
          </table:table-cell>
          <table:table-cell table:style-name="ce14" table:formula="of:=([.N6]+[.$A$48])" office:value-type="time" office:time-value="PT13H02M00S" calcext:value-type="time">
            <text:p>13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03707095374473" calcext:value-type="float">
            <text:p>1.0370709537</text:p>
          </table:table-cell>
          <table:table-cell table:style-name="ce14" table:formula="of:=([.R6]+[.$A$48])" office:value-type="time" office:time-value="PT13H02M00S" calcext:value-type="time">
            <text:p>13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54094318811574" calcext:value-type="float">
            <text:p>1.5409431881</text:p>
          </table:table-cell>
          <table:table-cell table:style-name="ce14" table:formula="of:=([.V6]+[.$A$48])" office:value-type="time" office:time-value="PT13H12M00S" calcext:value-type="time">
            <text:p>13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4003743222072" calcext:value-type="float">
            <text:p>1.0400374322</text:p>
          </table:table-cell>
          <table:table-cell table:style-name="ce10" table:formula="of:=([.Z6]+[.$A$48])" office:value-type="time" office:time-value="PT13H10M00S" calcext:value-type="time">
            <text:p>13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([.AD6]+[.$A$48])" office:value-type="time" office:time-value="PT13H45M00S" calcext:value-type="time">
            <text:p>13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.34554509569104" calcext:value-type="float">
            <text:p>7.3455450957</text:p>
          </table:table-cell>
          <table:table-cell table:style-name="ce14" table:formula="of:=([.AH6]+[.$A$48])" office:value-type="time" office:time-value="PT13H03M00S" calcext:value-type="time">
            <text:p>13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3933664062239" calcext:value-type="float">
            <text:p>1.1393366406</text:p>
          </table:table-cell>
          <table:table-cell table:style-name="ce10" table:formula="of:=([.AL6]+[.$A$48])" office:value-type="time" office:time-value="PT13H11M00S" calcext:value-type="time">
            <text:p>13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6712716690417" calcext:value-type="float">
            <text:p>1.0671271669</text:p>
          </table:table-cell>
          <table:table-cell table:style-name="ce14" table:formula="of:=([.AP6]+[.$A$48])" office:value-type="time" office:time-value="PT13H07M00S" calcext:value-type="time">
            <text:p>13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13598877629196" calcext:value-type="float">
            <text:p>1.1359887763</text:p>
          </table:table-cell>
          <table:table-cell table:style-name="ce10" table:formula="of:=([.B7]+[.$A$48])" office:value-type="time" office:time-value="PT14H00M00S" calcext:value-type="time">
            <text:p>14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42246997230064" calcext:value-type="float">
            <text:p>1.4224699723</text:p>
          </table:table-cell>
          <table:table-cell table:style-name="ce14" table:formula="of:=([.F7]+[.$A$48])" office:value-type="time" office:time-value="PT14H02M00S" calcext:value-type="time">
            <text:p>14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J7]+[.$A$48])" office:value-type="time" office:time-value="PT14H04M00S" calcext:value-type="time">
            <text:p>14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1" office:value-type="float" office:value="1.59796077984275" calcext:value-type="float">
            <text:p>1.5979607798</text:p>
          </table:table-cell>
          <table:table-cell table:style-name="ce14" table:formula="of:=([.V7]+[.$A$48])" office:value-type="time" office:time-value="PT14H12M00S" calcext:value-type="time">
            <text:p>14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1430106645834" calcext:value-type="float">
            <text:p>1.0143010665</text:p>
          </table:table-cell>
          <table:table-cell table:style-name="ce10" table:formula="of:=([.Z7]+[.$A$48])" office:value-type="time" office:time-value="PT14H10M00S" calcext:value-type="time">
            <text:p>14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AD7]+[.$A$48])" office:value-type="time" office:time-value="PT14H45M00S" calcext:value-type="time">
            <text:p>14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0.6804341750107" calcext:value-type="float">
            <text:p>10.680434175</text:p>
          </table:table-cell>
          <table:table-cell table:style-name="ce14" table:formula="of:=([.AH7]+[.$A$48])" office:value-type="time" office:time-value="PT14H03M00S" calcext:value-type="time">
            <text:p>14:03: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.06549920997093" calcext:value-type="float">
            <text:p>1.06549921</text:p>
          </table:table-cell>
          <table:table-cell table:style-name="ce10" table:formula="of:=([.AL7]+[.$A$48])" office:value-type="time" office:time-value="PT14H11M00S" calcext:value-type="time">
            <text:p>14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30134653025731" calcext:value-type="float">
            <text:p>1.3013465303</text:p>
          </table:table-cell>
          <table:table-cell table:style-name="ce14" table:formula="of:=([.AP7]+[.$A$48])" office:value-type="time" office:time-value="PT14H07M00S" calcext:value-type="time">
            <text:p>14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1604400724447" calcext:value-type="float">
            <text:p>1.1604400724</text:p>
          </table:table-cell>
          <table:table-cell table:style-name="ce10" table:formula="of:=([.B8]+[.$A$48])" office:value-type="time" office:time-value="PT15H00M00S" calcext:value-type="time">
            <text:p>15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00163285043142" calcext:value-type="float">
            <text:p>1.0016328504</text:p>
          </table:table-cell>
          <table:table-cell table:style-name="ce14" table:formula="of:=([.F8]+[.$A$48])" office:value-type="time" office:time-value="PT15H02M00S" calcext:value-type="time">
            <text:p>15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9" calcext:value-type="float">
            <text:p>1</text:p>
          </table:table-cell>
          <table:table-cell table:style-name="ce10" table:formula="of:=([.J8]+[.$A$48])" office:value-type="time" office:time-value="PT15H04M00S" calcext:value-type="time">
            <text:p>15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6094.9242164374" calcext:value-type="float">
            <text:p>16094.9242164374</text:p>
          </table:table-cell>
          <table:table-cell table:style-name="ce10" office:value-type="time" office:time-value="PT09H02M00S" calcext:value-type="time">
            <text:p>09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.5455555555556" calcext:value-type="float">
            <text:p>37.5455555556</text:p>
          </table:table-cell>
          <table:table-cell table:style-name="ce10" office:value-type="time" office:time-value="PT09H02M00S" calcext:value-type="time">
            <text:p>09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V8]+[.$A$48])" office:value-type="time" office:time-value="PT15H12M00S" calcext:value-type="time">
            <text:p>15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0326224520485" calcext:value-type="float">
            <text:p>1.0032622452</text:p>
          </table:table-cell>
          <table:table-cell table:style-name="ce10" table:formula="of:=([.Z8]+[.$A$48])" office:value-type="time" office:time-value="PT15H10M00S" calcext:value-type="time">
            <text:p>15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D8]+[.$A$48])" office:value-type="time" office:time-value="PT15H45M00S" calcext:value-type="time">
            <text:p>15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1.6423254359285" calcext:value-type="float">
            <text:p>11.6423254359</text:p>
          </table:table-cell>
          <table:table-cell table:style-name="ce14" table:formula="of:=([.AH8]+[.$A$48])" office:value-type="time" office:time-value="PT15H03M00S" calcext:value-type="time">
            <text:p>15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29949507480962" calcext:value-type="float">
            <text:p>1.2994950748</text:p>
          </table:table-cell>
          <table:table-cell table:style-name="ce10" table:formula="of:=([.AL8]+[.$A$48])" office:value-type="time" office:time-value="PT15H11M00S" calcext:value-type="time">
            <text:p>15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4190449934458" calcext:value-type="float">
            <text:p>1.0419044993</text:p>
          </table:table-cell>
          <table:table-cell table:style-name="ce14" table:formula="of:=([.AP8]+[.$A$48])" office:value-type="time" office:time-value="PT15H07M00S" calcext:value-type="time">
            <text:p>15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31335058298584" calcext:value-type="float">
            <text:p>1.313350583</text:p>
          </table:table-cell>
          <table:table-cell table:style-name="ce10" table:formula="of:=([.B9]+[.$A$48])" office:value-type="time" office:time-value="PT16H00M00S" calcext:value-type="time">
            <text:p>16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1.161148078588" calcext:value-type="float">
            <text:p>11.1611480786</text:p>
          </table:table-cell>
          <table:table-cell table:style-name="ce14" table:formula="of:=([.F9]+[.$A$48])" office:value-type="time" office:time-value="PT16H02M00S" calcext:value-type="time">
            <text:p>16:02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office:value-type="float" office:value="1.07128112160956" calcext:value-type="float">
            <text:p>1.0712811216</text:p>
          </table:table-cell>
          <table:table-cell table:style-name="ce10" table:formula="of:=([.J9]+[.$A$48])" office:value-type="time" office:time-value="PT16H04M00S" calcext:value-type="time">
            <text:p>16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4183.0327523557" calcext:value-type="float">
            <text:p>34183.0327523557</text:p>
          </table:table-cell>
          <table:table-cell table:style-name="ce10" table:formula="of:=([.N9]+[.$A$48])" office:value-type="time" office:time-value="PT10H02M00S" calcext:value-type="time">
            <text:p>10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.2655827384835" calcext:value-type="float">
            <text:p>42.2655827385</text:p>
          </table:table-cell>
          <table:table-cell table:style-name="ce10" table:formula="of:=([.R9]+[.$A$48])" office:value-type="time" office:time-value="PT10H02M00S" calcext:value-type="time">
            <text:p>10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.2230828411789" calcext:value-type="float">
            <text:p>1.2230828412</text:p>
          </table:table-cell>
          <table:table-cell table:style-name="ce14" table:formula="of:=([.V9]+[.$A$48])" office:value-type="time" office:time-value="PT16H12M00S" calcext:value-type="time">
            <text:p>16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2202776804625" calcext:value-type="float">
            <text:p>1.2202776805</text:p>
          </table:table-cell>
          <table:table-cell table:style-name="ce10" table:formula="of:=([.Z9]+[.$A$48])" office:value-type="time" office:time-value="PT16H10M00S" calcext:value-type="time">
            <text:p>16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AD9]+[.$A$48])" office:value-type="time" office:time-value="PT16H45M00S" calcext:value-type="time">
            <text:p>16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52868203708193" calcext:value-type="float">
            <text:p>1.5286820371</text:p>
          </table:table-cell>
          <table:table-cell table:style-name="ce14" table:formula="of:=([.AH9]+[.$A$48])" office:value-type="time" office:time-value="PT16H03M00S" calcext:value-type="time">
            <text:p>16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1780855175384" calcext:value-type="float">
            <text:p>1.1178085518</text:p>
          </table:table-cell>
          <table:table-cell table:style-name="ce10" table:formula="of:=([.AL9]+[.$A$48])" office:value-type="time" office:time-value="PT16H11M00S" calcext:value-type="time">
            <text:p>16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5195346260651" calcext:value-type="float">
            <text:p>1.0519534626</text:p>
          </table:table-cell>
          <table:table-cell table:style-name="ce14" table:formula="of:=([.AP9]+[.$A$48])" office:value-type="time" office:time-value="PT16H07M00S" calcext:value-type="time">
            <text:p>16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09505132584897" calcext:value-type="float">
            <text:p>1.0950513258</text:p>
          </table:table-cell>
          <table:table-cell table:style-name="ce10" table:formula="of:=([.B10]+[.$A$48])" office:value-type="time" office:time-value="PT17H00M00S" calcext:value-type="time">
            <text:p>17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65155403337861" calcext:value-type="float">
            <text:p>1.6515540334</text:p>
          </table:table-cell>
          <table:table-cell table:style-name="ce14" table:formula="of:=([.F10]+[.$A$48])" office:value-type="time" office:time-value="PT17H02M00S" calcext:value-type="time">
            <text:p>17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9" calcext:value-type="float">
            <text:p>1</text:p>
          </table:table-cell>
          <table:table-cell table:style-name="ce10" table:formula="of:=([.J10]+[.$A$48])" office:value-type="time" office:time-value="PT17H04M00S" calcext:value-type="time">
            <text:p>17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4524.4810554807" calcext:value-type="float">
            <text:p>14524.4810554807</text:p>
          </table:table-cell>
          <table:table-cell table:style-name="ce10" table:formula="of:=([.N10]+[.$A$48])" office:value-type="time" office:time-value="PT11H02M00S" calcext:value-type="time">
            <text:p>11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63.890420935433" calcext:value-type="float">
            <text:p>163.8904209354</text:p>
          </table:table-cell>
          <table:table-cell table:style-name="ce10" table:formula="of:=([.R10]+[.$A$48])" office:value-type="time" office:time-value="PT11H02M00S" calcext:value-type="time">
            <text:p>11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.03674800452125" calcext:value-type="float">
            <text:p>1.0367480045</text:p>
          </table:table-cell>
          <table:table-cell table:style-name="ce14" table:formula="of:=([.V10]+[.$A$48])" office:value-type="time" office:time-value="PT17H12M00S" calcext:value-type="time">
            <text:p>17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8198216855293" calcext:value-type="float">
            <text:p>1.0819821686</text:p>
          </table:table-cell>
          <table:table-cell table:style-name="ce10" table:formula="of:=([.Z10]+[.$A$48])" office:value-type="time" office:time-value="PT17H10M00S" calcext:value-type="time">
            <text:p>17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1" office:value-type="float" office:value="1.15504278731894" calcext:value-type="float">
            <text:p>1.1550427873</text:p>
          </table:table-cell>
          <table:table-cell table:style-name="ce14" table:formula="of:=([.AH10]+[.$A$48])" office:value-type="time" office:time-value="PT17H03M00S" calcext:value-type="time">
            <text:p>17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4051199910554" calcext:value-type="float">
            <text:p>1.1405119991</text:p>
          </table:table-cell>
          <table:table-cell table:style-name="ce10" table:formula="of:=([.AL10]+[.$A$48])" office:value-type="time" office:time-value="PT17H11M00S" calcext:value-type="time">
            <text:p>17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37660779913865" calcext:value-type="float">
            <text:p>1.3766077991</text:p>
          </table:table-cell>
          <table:table-cell table:style-name="ce14" table:formula="of:=([.AP10]+[.$A$48])" office:value-type="time" office:time-value="PT17H07M00S" calcext:value-type="time">
            <text:p>17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05834165869885" calcext:value-type="float">
            <text:p>1.0583416587</text:p>
          </table:table-cell>
          <table:table-cell table:style-name="ce10" table:formula="of:=([.B11]+[.$A$48])" office:value-type="time" office:time-value="PT18H00M00S" calcext:value-type="time">
            <text:p>18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72287061246404" calcext:value-type="float">
            <text:p>1.7228706125</text:p>
          </table:table-cell>
          <table:table-cell table:style-name="ce14" table:formula="of:=([.F11]+[.$A$48])" office:value-type="time" office:time-value="PT18H02M00S" calcext:value-type="time">
            <text:p>18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J11]+[.$A$48])" office:value-type="time" office:time-value="PT18H04M00S" calcext:value-type="time">
            <text:p>18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7516.7378657252" calcext:value-type="float">
            <text:p>17516.7378657252</text:p>
          </table:table-cell>
          <table:table-cell table:style-name="ce10" table:formula="of:=([.N11]+[.$A$48])" office:value-type="time" office:time-value="PT12H02M00S" calcext:value-type="time">
            <text:p>12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758777264258732" calcext:value-type="float">
            <text:p>0.7587772643</text:p>
          </table:table-cell>
          <table:table-cell table:style-name="ce10" table:formula="of:=([.R11]+[.$A$48])" office:value-type="time" office:time-value="PT12H02M00S" calcext:value-type="time">
            <text:p>12:0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1736456007844" calcext:value-type="float">
            <text:p>1.0173645601</text:p>
          </table:table-cell>
          <table:table-cell table:style-name="ce14" table:formula="of:=([.V11]+[.$A$48])" office:value-type="time" office:time-value="PT18H12M00S" calcext:value-type="time">
            <text:p>18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1]+[.$A$48])" office:value-type="time" office:time-value="PT18H10M00S" calcext:value-type="time">
            <text:p>18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9.6822222222222" calcext:value-type="float">
            <text:p>19.6822222222</text:p>
          </table:table-cell>
          <table:table-cell table:style-name="ce14" office:value-type="time" office:time-value="PT09H45M00S" calcext:value-type="time">
            <text:p>09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05933794572862" calcext:value-type="float">
            <text:p>1.0593379457</text:p>
          </table:table-cell>
          <table:table-cell table:style-name="ce14" table:formula="of:=([.AH11]+[.$A$48])" office:value-type="time" office:time-value="PT18H03M00S" calcext:value-type="time">
            <text:p>18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AL11]+[.$A$48])" office:value-type="time" office:time-value="PT18H11M00S" calcext:value-type="time">
            <text:p>18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40716273155326" calcext:value-type="float">
            <text:p>1.4071627316</text:p>
          </table:table-cell>
          <table:table-cell table:style-name="ce14" table:formula="of:=([.AP11]+[.$A$48])" office:value-type="time" office:time-value="PT18H07M00S" calcext:value-type="time">
            <text:p>18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2]+[.$A$48])" office:value-type="time" office:time-value="PT19H00M00S" calcext:value-type="time">
            <text:p>19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0.999999999999998" calcext:value-type="float">
            <text:p>1</text:p>
          </table:table-cell>
          <table:table-cell table:style-name="ce14" table:formula="of:=([.F12]+[.$A$48])" office:value-type="time" office:time-value="PT19H02M00S" calcext:value-type="time">
            <text:p>19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449.975530397357" calcext:value-type="float">
            <text:p>449.9755303974</text:p>
          </table:table-cell>
          <table:table-cell table:style-name="ce10" table:formula="of:=([.N12]+[.$A$48])" office:value-type="time" office:time-value="PT13H02M00S" calcext:value-type="time">
            <text:p>13:0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493356628642816" calcext:value-type="float">
            <text:p>0.4933566286</text:p>
          </table:table-cell>
          <table:table-cell table:style-name="ce10" table:formula="of:=([.R12]+[.$A$48])" office:value-type="time" office:time-value="PT13H02M00S" calcext:value-type="time">
            <text:p>13:0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V12]+[.$A$48])" office:value-type="time" office:time-value="PT19H12M00S" calcext:value-type="time">
            <text:p>19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2441291067927" calcext:value-type="float">
            <text:p>1.0244129107</text:p>
          </table:table-cell>
          <table:table-cell table:style-name="ce10" table:formula="of:=([.Z12]+[.$A$48])" office:value-type="time" office:time-value="PT19H10M00S" calcext:value-type="time">
            <text:p>19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11.568415436466" calcext:value-type="float">
            <text:p>111.5684154365</text:p>
          </table:table-cell>
          <table:table-cell table:style-name="ce14" table:formula="of:=([.AD12]+[.$A$48])" office:value-type="time" office:time-value="PT10H45M00S" calcext:value-type="time">
            <text:p>10:45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35137055791242" calcext:value-type="float">
            <text:p>1.3513705579</text:p>
          </table:table-cell>
          <table:table-cell table:style-name="ce14" table:formula="of:=([.AH12]+[.$A$48])" office:value-type="time" office:time-value="PT19H03M00S" calcext:value-type="time">
            <text:p>19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5" calcext:value-type="float">
            <text:p>1</text:p>
          </table:table-cell>
          <table:table-cell table:style-name="ce10" table:formula="of:=([.AL12]+[.$A$48])" office:value-type="time" office:time-value="PT19H11M00S" calcext:value-type="time">
            <text:p>19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12]+[.$A$48])" office:value-type="time" office:time-value="PT19H07M00S" calcext:value-type="time">
            <text:p>19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3]+[.$A$48])" office:value-type="time" office:time-value="PT20H00M00S" calcext:value-type="time">
            <text:p>2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F13]+[.$A$48])" office:value-type="time" office:time-value="PT20H02M00S" calcext:value-type="time">
            <text:p>2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61861.5229876792" calcext:value-type="float">
            <text:p>61861.5229876792</text:p>
          </table:table-cell>
          <table:table-cell table:style-name="ce10" office:value-type="time" office:time-value="PT09H05M00S" calcext:value-type="time">
            <text:p>09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style-name="ce14" table:formula="of:=([.V13]+[.$A$48])" office:value-type="time" office:time-value="PT20H12M00S" calcext:value-type="time">
            <text:p>20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2.84561516951844" calcext:value-type="float">
            <text:p>2.8456151695</text:p>
          </table:table-cell>
          <table:table-cell table:style-name="ce10" table:formula="of:=([.Z13]+[.$A$48])" office:value-type="time" office:time-value="PT20H10M00S" calcext:value-type="time">
            <text:p>2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442.60956541835" calcext:value-type="float">
            <text:p>1442.6095654184</text:p>
          </table:table-cell>
          <table:table-cell table:style-name="ce14" table:formula="of:=([.AD13]+[.$A$48])" office:value-type="time" office:time-value="PT11H45M00S" calcext:value-type="time">
            <text:p>11:45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AL13]+[.$A$48])" office:value-type="time" office:time-value="PT20H11M00S" calcext:value-type="time">
            <text:p>20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3.73821411239458" calcext:value-type="float">
            <text:p>3.7382141124</text:p>
          </table:table-cell>
          <table:table-cell table:style-name="ce14" table:formula="of:=([.AP13]+[.$A$48])" office:value-type="time" office:time-value="PT20H07M00S" calcext:value-type="time">
            <text:p>20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4]+[.$A$48])" office:value-type="time" office:time-value="PT21H00M00S" calcext:value-type="time">
            <text:p>21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F14]+[.$A$48])" office:value-type="time" office:time-value="PT21H02M00S" calcext:value-type="time">
            <text:p>21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44016.2725773993" calcext:value-type="float">
            <text:p>44016.2725773993</text:p>
          </table:table-cell>
          <table:table-cell table:style-name="ce10" table:formula="of:=([.J14]+[.$A$48])" office:value-type="time" office:time-value="PT10H05M00S" calcext:value-type="time">
            <text:p>10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1" office:value-type="float" office:value="0.999999999999999" calcext:value-type="float">
            <text:p>1</text:p>
          </table:table-cell>
          <table:table-cell table:style-name="ce14" table:formula="of:=([.V14]+[.$A$48])" office:value-type="time" office:time-value="PT21H12M00S" calcext:value-type="time">
            <text:p>21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4]+[.$A$48])" office:value-type="time" office:time-value="PT21H10M00S" calcext:value-type="time">
            <text:p>21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50.7141666666667" calcext:value-type="float">
            <text:p>50.7141666667</text:p>
          </table:table-cell>
          <table:table-cell table:style-name="ce14" table:formula="of:=([.AD14]+[.$A$48])" office:value-type="time" office:time-value="PT12H45M00S" calcext:value-type="time">
            <text:p>12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9082.82543736617" calcext:value-type="float">
            <text:p>9082.8254373662</text:p>
          </table:table-cell>
          <table:table-cell table:style-name="ce10" office:value-type="time" office:time-value="PT09H03M00S" calcext:value-type="time">
            <text:p>09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1" office:value-type="float" office:value="3.00000373186177" calcext:value-type="float">
            <text:p>3.0000037319</text:p>
          </table:table-cell>
          <table:table-cell table:style-name="ce14" table:formula="of:=([.AP14]+[.$A$48])" office:value-type="time" office:time-value="PT21H07M00S" calcext:value-type="time">
            <text:p>21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5]+[.$A$48])" office:value-type="time" office:time-value="PT22H00M00S" calcext:value-type="time">
            <text:p>22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F15]+[.$A$48])" office:value-type="time" office:time-value="PT22H02M00S" calcext:value-type="time">
            <text:p>22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80224.0814776268" calcext:value-type="float">
            <text:p>80224.0814776268</text:p>
          </table:table-cell>
          <table:table-cell table:style-name="ce10" table:formula="of:=([.J15]+[.$A$48])" office:value-type="time" office:time-value="PT11H05M00S" calcext:value-type="time">
            <text:p>11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1" office:value-type="float" office:value="1.01694915254237" calcext:value-type="float">
            <text:p>1.0169491525</text:p>
          </table:table-cell>
          <table:table-cell table:style-name="ce14" table:formula="of:=([.V15]+[.$A$48])" office:value-type="time" office:time-value="PT22H12M00S" calcext:value-type="time">
            <text:p>22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5]+[.$A$48])" office:value-type="time" office:time-value="PT22H10M00S" calcext:value-type="time">
            <text:p>22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7.3722222222222" calcext:value-type="float">
            <text:p>17.3722222222</text:p>
          </table:table-cell>
          <table:table-cell table:style-name="ce14" table:formula="of:=([.AD15]+[.$A$48])" office:value-type="time" office:time-value="PT13H45M00S" calcext:value-type="time">
            <text:p>13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56114.7809240149" calcext:value-type="float">
            <text:p>56114.7809240149</text:p>
          </table:table-cell>
          <table:table-cell table:style-name="ce10" table:formula="of:=([.AH15]+[.$A$48])" office:value-type="time" office:time-value="PT10H03M00S" calcext:value-type="time">
            <text:p>10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472.78631632256" calcext:value-type="float">
            <text:p>5472.7863163226</text:p>
          </table:table-cell>
          <table:table-cell table:style-name="ce10" office:value-type="time" office:time-value="PT09H11M00S" calcext:value-type="time">
            <text:p>09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15]+[.$A$48])" office:value-type="time" office:time-value="PT22H07M00S" calcext:value-type="time">
            <text:p>2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999999999999995" calcext:value-type="float">
            <text:p>1</text:p>
          </table:table-cell>
          <table:table-cell table:style-name="ce10" table:formula="of:=([.B16]+[.$A$48])" office:value-type="time" office:time-value="PT23H00M00S" calcext:value-type="time">
            <text:p>23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F16]+[.$A$48])" office:value-type="time" office:time-value="PT23H02M00S" calcext:value-type="time">
            <text:p>23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47788.3104952745" calcext:value-type="float">
            <text:p>47788.3104952745</text:p>
          </table:table-cell>
          <table:table-cell table:style-name="ce10" table:formula="of:=([.J16]+[.$A$48])" office:value-type="time" office:time-value="PT12H05M00S" calcext:value-type="time">
            <text:p>12:05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8"/>
          <table:table-cell table:style-name="ce11" office:value-type="float" office:value="8" calcext:value-type="float">
            <text:p>8</text:p>
          </table:table-cell>
          <table:table-cell table:style-name="ce14" table:formula="of:=([.V16]+[.$A$48])" office:value-type="time" office:time-value="PT23H12M00S" calcext:value-type="time">
            <text:p>23:12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6]+[.$A$48])" office:value-type="time" office:time-value="PT23H10M00S" calcext:value-type="time">
            <text:p>23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8.2155555555556" calcext:value-type="float">
            <text:p>18.2155555556</text:p>
          </table:table-cell>
          <table:table-cell table:style-name="ce14" table:formula="of:=([.AD16]+[.$A$48])" office:value-type="time" office:time-value="PT14H45M00S" calcext:value-type="time">
            <text:p>14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56882.978385731" calcext:value-type="float">
            <text:p>56882.978385731</text:p>
          </table:table-cell>
          <table:table-cell table:style-name="ce10" table:formula="of:=([.AH16]+[.$A$48])" office:value-type="time" office:time-value="PT11H03M00S" calcext:value-type="time">
            <text:p>11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1563.1554617666" calcext:value-type="float">
            <text:p>21563.1554617666</text:p>
          </table:table-cell>
          <table:table-cell table:style-name="ce10" table:formula="of:=([.AL16]+[.$A$48])" office:value-type="time" office:time-value="PT10H11M00S" calcext:value-type="time">
            <text:p>10:11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([.AP16]+[.$A$48])" office:value-type="time" office:time-value="PT23H07M00S" calcext:value-type="time">
            <text:p>23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7]+[.$A$48])" office:value-type="time" office:time-value="PT24H00M00S" calcext:value-type="time">
            <text:p>0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03407199523167" calcext:value-type="float">
            <text:p>1.0340719952</text:p>
          </table:table-cell>
          <table:table-cell table:style-name="ce14" table:formula="of:=([.F17]+[.$A$48])" office:value-type="time" office:time-value="PT24H02M00S" calcext:value-type="time">
            <text:p>0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202985.436275122" calcext:value-type="float">
            <text:p>202985.436275122</text:p>
          </table:table-cell>
          <table:table-cell table:style-name="ce10" table:formula="of:=([.J17]+[.$A$48])" office:value-type="time" office:time-value="PT13H05M00S" calcext:value-type="time">
            <text:p>13:05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8"/>
          <table:table-cell table:style-name="ce5" office:value-type="string" calcext:value-type="string">
            <text:p>MOSCov: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7]+[.$A$48])" office:value-type="time" office:time-value="PT24H10M00S" calcext:value-type="time">
            <text:p>0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1.1030555555556" calcext:value-type="float">
            <text:p>11.1030555556</text:p>
          </table:table-cell>
          <table:table-cell table:style-name="ce14" table:formula="of:=([.AD17]+[.$A$48])" office:value-type="time" office:time-value="PT15H45M00S" calcext:value-type="time">
            <text:p>15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32191.9772338011" calcext:value-type="float">
            <text:p>32191.9772338011</text:p>
          </table:table-cell>
          <table:table-cell table:style-name="ce10" table:formula="of:=([.AH17]+[.$A$48])" office:value-type="time" office:time-value="PT12H03M00S" calcext:value-type="time">
            <text:p>12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5979.5931399025" calcext:value-type="float">
            <text:p>25979.5931399025</text:p>
          </table:table-cell>
          <table:table-cell table:style-name="ce10" table:formula="of:=([.AL17]+[.$A$48])" office:value-type="time" office:time-value="PT11H11M00S" calcext:value-type="time">
            <text:p>11:11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AP17]+[.$A$48])" office:value-type="time" office:time-value="PT24H07M00S" calcext:value-type="time">
            <text:p>00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8]+[.$A$48])" office:value-type="time" office:time-value="PT25H00M00S" calcext:value-type="time">
            <text:p>01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412952.702977521" calcext:value-type="float">
            <text:p>412952.702977521</text:p>
          </table:table-cell>
          <table:table-cell table:style-name="ce10" table:formula="of:=([.J18]+[.$A$48])" office:value-type="time" office:time-value="PT14H05M00S" calcext:value-type="time">
            <text:p>14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288.63638888889" calcext:value-type="float">
            <text:p>288.6363888889</text:p>
          </table:table-cell>
          <table:table-cell table:style-name="ce10" office:value-type="time" office:time-value="PT09H12M00S" calcext:value-type="time">
            <text:p>09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1" office:value-type="float" office:value="23.5697222222222" calcext:value-type="float">
            <text:p>23.5697222222</text:p>
          </table:table-cell>
          <table:table-cell table:style-name="ce14" table:formula="of:=([.AD18]+[.$A$48])" office:value-type="time" office:time-value="PT16H45M00S" calcext:value-type="time">
            <text:p>16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3816.25041963521" calcext:value-type="float">
            <text:p>3816.2504196352</text:p>
          </table:table-cell>
          <table:table-cell table:style-name="ce10" table:formula="of:=([.AH18]+[.$A$48])" office:value-type="time" office:time-value="PT13H03M00S" calcext:value-type="time">
            <text:p>13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9834.3220202486" calcext:value-type="float">
            <text:p>19834.3220202486</text:p>
          </table:table-cell>
          <table:table-cell table:style-name="ce10" table:formula="of:=([.AL18]+[.$A$48])" office:value-type="time" office:time-value="PT12H11M00S" calcext:value-type="time">
            <text:p>12:11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([.AP18]+[.$A$48])" office:value-type="time" office:time-value="PT25H07M00S" calcext:value-type="time">
            <text:p>01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9]+[.$A$48])" office:value-type="time" office:time-value="PT26H00M00S" calcext:value-type="time">
            <text:p>02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11104.2637539938" calcext:value-type="float">
            <text:p>11104.2637539938</text:p>
          </table:table-cell>
          <table:table-cell table:style-name="ce15" office:value-type="time" office:time-value="PT09H02M00S" calcext:value-type="time">
            <text:p>09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45195.1188356924" calcext:value-type="float">
            <text:p>45195.1188356924</text:p>
          </table:table-cell>
          <table:table-cell table:style-name="ce10" table:formula="of:=([.J19]+[.$A$48])" office:value-type="time" office:time-value="PT15H05M00S" calcext:value-type="time">
            <text:p>15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10.9363888888889" calcext:value-type="float">
            <text:p>10.9363888889</text:p>
          </table:table-cell>
          <table:table-cell table:style-name="ce10" table:formula="of:=([.V19]+[.$A$48])" office:value-type="time" office:time-value="PT10H12M00S" calcext:value-type="time">
            <text:p>10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341.0591547674" calcext:value-type="float">
            <text:p>24341.0591547674</text:p>
          </table:table-cell>
          <table:table-cell table:style-name="ce10" office:value-type="time" office:time-value="PT09H10M00S" calcext:value-type="time">
            <text:p>09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4702.1818725926" calcext:value-type="float">
            <text:p>14702.1818725926</text:p>
          </table:table-cell>
          <table:table-cell table:style-name="ce10" table:formula="of:=([.AH19]+[.$A$48])" office:value-type="time" office:time-value="PT14H03M00S" calcext:value-type="time">
            <text:p>14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788.06309002989" calcext:value-type="float">
            <text:p>7788.0630900299</text:p>
          </table:table-cell>
          <table:table-cell table:style-name="ce10" table:formula="of:=([.AL19]+[.$A$48])" office:value-type="time" office:time-value="PT13H11M00S" calcext:value-type="time">
            <text:p>13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19]+[.$A$48])" office:value-type="time" office:time-value="PT26H07M00S" calcext:value-type="time">
            <text:p>0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20]+[.$A$48])" office:value-type="time" office:time-value="PT27H00M00S" calcext:value-type="time">
            <text:p>03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8606.0068575274" calcext:value-type="float">
            <text:p>38606.0068575274</text:p>
          </table:table-cell>
          <table:table-cell table:style-name="ce10" table:formula="of:=([.F20]+[.$A$48])" office:value-type="time" office:time-value="PT10H02M00S" calcext:value-type="time">
            <text:p>10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9076.1938455299" calcext:value-type="float">
            <text:p>39076.1938455299</text:p>
          </table:table-cell>
          <table:table-cell table:style-name="ce10" table:formula="of:=([.J20]+[.$A$48])" office:value-type="time" office:time-value="PT16H05M00S" calcext:value-type="time">
            <text:p>16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48.8935580613816" calcext:value-type="float">
            <text:p>48.8935580614</text:p>
          </table:table-cell>
          <table:table-cell table:style-name="ce10" table:formula="of:=([.V20]+[.$A$48])" office:value-type="time" office:time-value="PT11H12M00S" calcext:value-type="time">
            <text:p>11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010.1204885571" calcext:value-type="float">
            <text:p>37010.1204885571</text:p>
          </table:table-cell>
          <table:table-cell table:style-name="ce10" table:formula="of:=([.Z20]+[.$A$48])" office:value-type="time" office:time-value="PT10H10M00S" calcext:value-type="time">
            <text:p>1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9858.1607338348" calcext:value-type="float">
            <text:p>19858.1607338348</text:p>
          </table:table-cell>
          <table:table-cell table:style-name="ce10" table:formula="of:=([.AH20]+[.$A$48])" office:value-type="time" office:time-value="PT15H03M00S" calcext:value-type="time">
            <text:p>15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5322.2660294238" calcext:value-type="float">
            <text:p>25322.2660294238</text:p>
          </table:table-cell>
          <table:table-cell table:style-name="ce10" table:formula="of:=([.AL20]+[.$A$48])" office:value-type="time" office:time-value="PT14H11M00S" calcext:value-type="time">
            <text:p>14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([.AP20]+[.$A$48])" office:value-type="time" office:time-value="PT27H07M00S" calcext:value-type="time">
            <text:p>03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21]+[.$A$48])" office:value-type="time" office:time-value="PT28H00M00S" calcext:value-type="time">
            <text:p>04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56006.8075053085" calcext:value-type="float">
            <text:p>56006.8075053085</text:p>
          </table:table-cell>
          <table:table-cell table:style-name="ce10" table:formula="of:=([.F21]+[.$A$48])" office:value-type="time" office:time-value="PT11H02M00S" calcext:value-type="time">
            <text:p>11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7665.5985506744" calcext:value-type="float">
            <text:p>27665.5985506744</text:p>
          </table:table-cell>
          <table:table-cell table:style-name="ce10" table:formula="of:=([.J21]+[.$A$48])" office:value-type="time" office:time-value="PT17H05M00S" calcext:value-type="time">
            <text:p>17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71.806898449655" calcext:value-type="float">
            <text:p>71.8068984497</text:p>
          </table:table-cell>
          <table:table-cell table:style-name="ce10" table:formula="of:=([.V21]+[.$A$48])" office:value-type="time" office:time-value="PT12H12M00S" calcext:value-type="time">
            <text:p>12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6500.509467339" calcext:value-type="float">
            <text:p>36500.509467339</text:p>
          </table:table-cell>
          <table:table-cell table:style-name="ce10" table:formula="of:=([.Z21]+[.$A$48])" office:value-type="time" office:time-value="PT11H10M00S" calcext:value-type="time">
            <text:p>11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36975.5986823296" calcext:value-type="float">
            <text:p>36975.5986823296</text:p>
          </table:table-cell>
          <table:table-cell table:style-name="ce10" table:formula="of:=([.AH21]+[.$A$48])" office:value-type="time" office:time-value="PT16H03M00S" calcext:value-type="time">
            <text:p>16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1147.4971688447" calcext:value-type="float">
            <text:p>31147.4971688447</text:p>
          </table:table-cell>
          <table:table-cell table:style-name="ce10" table:formula="of:=([.AL21]+[.$A$48])" office:value-type="time" office:time-value="PT15H11M00S" calcext:value-type="time">
            <text:p>15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21]+[.$A$48])" office:value-type="time" office:time-value="PT28H07M00S" calcext:value-type="time">
            <text:p>04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22]+[.$A$48])" office:value-type="time" office:time-value="PT29H00M00S" calcext:value-type="time">
            <text:p>05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28524.1986627217" calcext:value-type="float">
            <text:p>28524.1986627217</text:p>
          </table:table-cell>
          <table:table-cell table:style-name="ce10" table:formula="of:=([.F22]+[.$A$48])" office:value-type="time" office:time-value="PT12H02M00S" calcext:value-type="time">
            <text:p>12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9490.684532658" calcext:value-type="float">
            <text:p>29490.684532658</text:p>
          </table:table-cell>
          <table:table-cell table:style-name="ce10" table:formula="of:=([.J22]+[.$A$48])" office:value-type="time" office:time-value="PT18H05M00S" calcext:value-type="time">
            <text:p>18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7.63224490771952" calcext:value-type="float">
            <text:p>7.6322449077</text:p>
          </table:table-cell>
          <table:table-cell table:style-name="ce10" table:formula="of:=([.V22]+[.$A$48])" office:value-type="time" office:time-value="PT13H12M00S" calcext:value-type="time">
            <text:p>13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7793.8369714053" calcext:value-type="float">
            <text:p>47793.8369714053</text:p>
          </table:table-cell>
          <table:table-cell table:style-name="ce10" table:formula="of:=([.Z22]+[.$A$48])" office:value-type="time" office:time-value="PT12H10M00S" calcext:value-type="time">
            <text:p>12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33787.5430710235" calcext:value-type="float">
            <text:p>33787.5430710235</text:p>
          </table:table-cell>
          <table:table-cell table:style-name="ce10" table:formula="of:=([.AH22]+[.$A$48])" office:value-type="time" office:time-value="PT17H03M00S" calcext:value-type="time">
            <text:p>17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1578.7494144004" calcext:value-type="float">
            <text:p>41578.7494144004</text:p>
          </table:table-cell>
          <table:table-cell table:style-name="ce10" table:formula="of:=([.AL22]+[.$A$48])" office:value-type="time" office:time-value="PT16H11M00S" calcext:value-type="time">
            <text:p>16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([.AP22]+[.$A$48])" office:value-type="time" office:time-value="PT29H07M00S" calcext:value-type="time">
            <text:p>05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999999999999998" calcext:value-type="float">
            <text:p>1</text:p>
          </table:table-cell>
          <table:table-cell table:style-name="ce10" table:formula="of:=([.B23]+[.$A$48])" office:value-type="time" office:time-value="PT30H00M00S" calcext:value-type="time">
            <text:p>06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5.06742269504544" calcext:value-type="float">
            <text:p>5.067422695</text:p>
          </table:table-cell>
          <table:table-cell table:style-name="ce10" table:formula="of:=([.F23]+[.$A$48])" office:value-type="time" office:time-value="PT13H02M00S" calcext:value-type="time">
            <text:p>13:0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87.22400148493" calcext:value-type="float">
            <text:p>1087.2240014849</text:p>
          </table:table-cell>
          <table:table-cell table:style-name="ce10" table:formula="of:=([.J23]+[.$A$48])" office:value-type="time" office:time-value="PT19H05M00S" calcext:value-type="time">
            <text:p>19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69.8676649627121" calcext:value-type="float">
            <text:p>69.8676649627</text:p>
          </table:table-cell>
          <table:table-cell table:style-name="ce10" table:formula="of:=([.V23]+[.$A$48])" office:value-type="time" office:time-value="PT14H12M00S" calcext:value-type="time">
            <text:p>14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640.0633596441" calcext:value-type="float">
            <text:p>15640.0633596441</text:p>
          </table:table-cell>
          <table:table-cell table:style-name="ce10" table:formula="of:=([.Z23]+[.$A$48])" office:value-type="time" office:time-value="PT13H10M00S" calcext:value-type="time">
            <text:p>13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7315.56522547074" calcext:value-type="float">
            <text:p>7315.5652254708</text:p>
          </table:table-cell>
          <table:table-cell table:style-name="ce10" table:formula="of:=([.AH23]+[.$A$48])" office:value-type="time" office:time-value="PT18H03M00S" calcext:value-type="time">
            <text:p>18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1644.2207485037" calcext:value-type="float">
            <text:p>41644.2207485037</text:p>
          </table:table-cell>
          <table:table-cell table:style-name="ce10" table:formula="of:=([.AL23]+[.$A$48])" office:value-type="time" office:time-value="PT17H11M00S" calcext:value-type="time">
            <text:p>17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23]+[.$A$48])" office:value-type="time" office:time-value="PT30H07M00S" calcext:value-type="time">
            <text:p>06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5" office:value-type="string" calcext:value-type="string">
            <text:p>MOSCov: 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28567.9974513827" calcext:value-type="float">
            <text:p>28567.9974513827</text:p>
          </table:table-cell>
          <table:table-cell table:style-name="ce10" table:formula="of:=([.F24]+[.$A$48])" office:value-type="time" office:time-value="PT14H02M00S" calcext:value-type="time">
            <text:p>14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55.745126183832" calcext:value-type="float">
            <text:p>755.7451261838</text:p>
          </table:table-cell>
          <table:table-cell table:style-name="ce10" table:formula="of:=([.J24]+[.$A$48])" office:value-type="time" office:time-value="PT20H05M00S" calcext:value-type="time">
            <text:p>20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17.7388888888889" calcext:value-type="float">
            <text:p>17.7388888889</text:p>
          </table:table-cell>
          <table:table-cell table:style-name="ce10" table:formula="of:=([.V24]+[.$A$48])" office:value-type="time" office:time-value="PT15H12M00S" calcext:value-type="time">
            <text:p>15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718.0554127257" calcext:value-type="float">
            <text:p>26718.0554127257</text:p>
          </table:table-cell>
          <table:table-cell table:style-name="ce10" table:formula="of:=([.Z24]+[.$A$48])" office:value-type="time" office:time-value="PT14H10M00S" calcext:value-type="time">
            <text:p>14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77.7205929308699" calcext:value-type="float">
            <text:p>77.7205929309</text:p>
          </table:table-cell>
          <table:table-cell table:style-name="ce10" table:formula="of:=([.AH24]+[.$A$48])" office:value-type="time" office:time-value="PT19H03M00S" calcext:value-type="time">
            <text:p>19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677.4163888889" calcext:value-type="float">
            <text:p>20677.4163888889</text:p>
          </table:table-cell>
          <table:table-cell table:style-name="ce10" table:formula="of:=([.AL24]+[.$A$48])" office:value-type="time" office:time-value="PT18H11M00S" calcext:value-type="time">
            <text:p>18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number-columns-repeated="976"/>
        </table:table-row>
        <table:table-row table:style-name="ro1">
          <table:table-cell table:style-name="ce6" office:value-type="float" office:value="7690.90395829522" calcext:value-type="float">
            <text:p>7690.9039582952</text:p>
          </table:table-cell>
          <table:table-cell table:style-name="ce10" office:value-type="time" office:time-value="PT09H00M00S" calcext:value-type="time">
            <text:p>09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55125.5156644253" calcext:value-type="float">
            <text:p>55125.5156644253</text:p>
          </table:table-cell>
          <table:table-cell table:style-name="ce10" table:formula="of:=([.F25]+[.$A$48])" office:value-type="time" office:time-value="PT15H02M00S" calcext:value-type="time">
            <text:p>15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8311.75216338116" calcext:value-type="float">
            <text:p>8311.7521633812</text:p>
          </table:table-cell>
          <table:table-cell table:style-name="ce10" table:formula="of:=([.J25]+[.$A$48])" office:value-type="time" office:time-value="PT21H05M00S" calcext:value-type="time">
            <text:p>21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40.6604475229173" calcext:value-type="float">
            <text:p>40.6604475229</text:p>
          </table:table-cell>
          <table:table-cell table:style-name="ce10" table:formula="of:=([.V25]+[.$A$48])" office:value-type="time" office:time-value="PT16H12M00S" calcext:value-type="time">
            <text:p>16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8781.7368364988" calcext:value-type="float">
            <text:p>38781.7368364988</text:p>
          </table:table-cell>
          <table:table-cell table:style-name="ce10" table:formula="of:=([.Z25]+[.$A$48])" office:value-type="time" office:time-value="PT15H10M00S" calcext:value-type="time">
            <text:p>15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578.588888888886" calcext:value-type="float">
            <text:p>578.5888888889</text:p>
          </table:table-cell>
          <table:table-cell table:style-name="ce10" table:formula="of:=([.AL25]+[.$A$48])" office:value-type="time" office:time-value="PT19H11M00S" calcext:value-type="time">
            <text:p>19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0805.4959063192" calcext:value-type="float">
            <text:p>10805.4959063192</text:p>
          </table:table-cell>
          <table:table-cell table:style-name="ce14" office:value-type="time" office:time-value="PT09H07M00S" calcext:value-type="time">
            <text:p>09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37741.9044307942" calcext:value-type="float">
            <text:p>37741.9044307942</text:p>
          </table:table-cell>
          <table:table-cell table:style-name="ce10" table:formula="of:=([.B26]+[.$A$48])" office:value-type="time" office:time-value="PT10H00M00S" calcext:value-type="time">
            <text:p>10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46646.5115474467" calcext:value-type="float">
            <text:p>46646.5115474467</text:p>
          </table:table-cell>
          <table:table-cell table:style-name="ce10" table:formula="of:=([.F26]+[.$A$48])" office:value-type="time" office:time-value="PT16H02M00S" calcext:value-type="time">
            <text:p>16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070.27384308769" calcext:value-type="float">
            <text:p>7070.2738430877</text:p>
          </table:table-cell>
          <table:table-cell table:style-name="ce10" table:formula="of:=([.J26]+[.$A$48])" office:value-type="time" office:time-value="PT22H05M00S" calcext:value-type="time">
            <text:p>22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11.5122648280356" calcext:value-type="float">
            <text:p>11.512264828</text:p>
          </table:table-cell>
          <table:table-cell table:style-name="ce10" table:formula="of:=([.V26]+[.$A$48])" office:value-type="time" office:time-value="PT17H12M00S" calcext:value-type="time">
            <text:p>17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210.3062701207" calcext:value-type="float">
            <text:p>43210.3062701207</text:p>
          </table:table-cell>
          <table:table-cell table:style-name="ce10" table:formula="of:=([.Z26]+[.$A$48])" office:value-type="time" office:time-value="PT16H10M00S" calcext:value-type="time">
            <text:p>16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3.21222222222223" calcext:value-type="float">
            <text:p>3.2122222222</text:p>
          </table:table-cell>
          <table:table-cell table:style-name="ce10" table:formula="of:=([.AL26]+[.$A$48])" office:value-type="time" office:time-value="PT20H11M00S" calcext:value-type="time">
            <text:p>20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8037.7545328841" calcext:value-type="float">
            <text:p>18037.7545328841</text:p>
          </table:table-cell>
          <table:table-cell table:style-name="ce14" table:formula="of:=([.AP26]+[.$A$48])" office:value-type="time" office:time-value="PT10H07M00S" calcext:value-type="time">
            <text:p>10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28041.6426311182" calcext:value-type="float">
            <text:p>28041.6426311182</text:p>
          </table:table-cell>
          <table:table-cell table:style-name="ce10" table:formula="of:=([.B27]+[.$A$48])" office:value-type="time" office:time-value="PT11H00M00S" calcext:value-type="time">
            <text:p>11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27677.6503129147" calcext:value-type="float">
            <text:p>27677.6503129147</text:p>
          </table:table-cell>
          <table:table-cell table:style-name="ce10" table:formula="of:=([.F27]+[.$A$48])" office:value-type="time" office:time-value="PT17H02M00S" calcext:value-type="time">
            <text:p>17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207.34541243355" calcext:value-type="float">
            <text:p>2207.3454124336</text:p>
          </table:table-cell>
          <table:table-cell table:style-name="ce10" table:formula="of:=([.J27]+[.$A$48])" office:value-type="time" office:time-value="PT23H05M00S" calcext:value-type="time">
            <text:p>23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27.5433382779827" calcext:value-type="float">
            <text:p>27.543338278</text:p>
          </table:table-cell>
          <table:table-cell table:style-name="ce10" table:formula="of:=([.V27]+[.$A$48])" office:value-type="time" office:time-value="PT18H12M00S" calcext:value-type="time">
            <text:p>18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4008.8954719722" calcext:value-type="float">
            <text:p>34008.8954719722</text:p>
          </table:table-cell>
          <table:table-cell table:style-name="ce10" table:formula="of:=([.Z27]+[.$A$48])" office:value-type="time" office:time-value="PT17H10M00S" calcext:value-type="time">
            <text:p>17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14065.0127655482" calcext:value-type="float">
            <text:p>14065.0127655482</text:p>
          </table:table-cell>
          <table:table-cell table:style-name="ce14" table:formula="of:=([.AP27]+[.$A$48])" office:value-type="time" office:time-value="PT11H07M00S" calcext:value-type="time">
            <text:p>11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31796.0458623658" calcext:value-type="float">
            <text:p>31796.0458623658</text:p>
          </table:table-cell>
          <table:table-cell table:style-name="ce10" table:formula="of:=([.B28]+[.$A$48])" office:value-type="time" office:time-value="PT12H00M00S" calcext:value-type="time">
            <text:p>12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25227.4243466288" calcext:value-type="float">
            <text:p>25227.4243466288</text:p>
          </table:table-cell>
          <table:table-cell table:style-name="ce10" table:formula="of:=([.F28]+[.$A$48])" office:value-type="time" office:time-value="PT18H02M00S" calcext:value-type="time">
            <text:p>18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07.715991286481" calcext:value-type="float">
            <text:p>707.7159912865</text:p>
          </table:table-cell>
          <table:table-cell table:style-name="ce10" table:formula="of:=([.J28]+[.$A$48])" office:value-type="time" office:time-value="PT24H05M00S" calcext:value-type="time">
            <text:p>00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4.19555555555555" calcext:value-type="float">
            <text:p>4.1955555556</text:p>
          </table:table-cell>
          <table:table-cell table:style-name="ce10" table:formula="of:=([.V28]+[.$A$48])" office:value-type="time" office:time-value="PT19H12M00S" calcext:value-type="time">
            <text:p>19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101.4163888889" calcext:value-type="float">
            <text:p>15101.4163888889</text:p>
          </table:table-cell>
          <table:table-cell table:style-name="ce10" table:formula="of:=([.Z28]+[.$A$48])" office:value-type="time" office:time-value="PT18H10M00S" calcext:value-type="time">
            <text:p>18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33714.2391691592" calcext:value-type="float">
            <text:p>33714.2391691592</text:p>
          </table:table-cell>
          <table:table-cell table:style-name="ce14" table:formula="of:=([.AP28]+[.$A$48])" office:value-type="time" office:time-value="PT12H07M00S" calcext:value-type="time">
            <text:p>1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3424.85205986038" calcext:value-type="float">
            <text:p>3424.8520598604</text:p>
          </table:table-cell>
          <table:table-cell table:style-name="ce10" table:formula="of:=([.B29]+[.$A$48])" office:value-type="time" office:time-value="PT13H00M00S" calcext:value-type="time">
            <text:p>13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6032.56083333335" calcext:value-type="float">
            <text:p>6032.5608333334</text:p>
          </table:table-cell>
          <table:table-cell table:style-name="ce10" table:formula="of:=([.F29]+[.$A$48])" office:value-type="time" office:time-value="PT19H02M00S" calcext:value-type="time">
            <text:p>19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586.619958831891" calcext:value-type="float">
            <text:p>586.6199588319</text:p>
          </table:table-cell>
          <table:table-cell table:style-name="ce10" table:formula="of:=([.J29]+[.$A$48])" office:value-type="time" office:time-value="PT25H05M00S" calcext:value-type="time">
            <text:p>01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3.6875" calcext:value-type="float">
            <text:p>3.6875</text:p>
          </table:table-cell>
          <table:table-cell table:style-name="ce10" table:formula="of:=([.V29]+[.$A$48])" office:value-type="time" office:time-value="PT20H12M00S" calcext:value-type="time">
            <text:p>20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77.0136315833" calcext:value-type="float">
            <text:p>1177.0136315833</text:p>
          </table:table-cell>
          <table:table-cell table:style-name="ce10" table:formula="of:=([.Z29]+[.$A$48])" office:value-type="time" office:time-value="PT19H10M00S" calcext:value-type="time">
            <text:p>19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12091.3059732949" calcext:value-type="float">
            <text:p>12091.3059732949</text:p>
          </table:table-cell>
          <table:table-cell table:style-name="ce14" table:formula="of:=([.AP29]+[.$A$48])" office:value-type="time" office:time-value="PT13H07M00S" calcext:value-type="time">
            <text:p>13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34446.4326029516" calcext:value-type="float">
            <text:p>34446.4326029516</text:p>
          </table:table-cell>
          <table:table-cell table:style-name="ce10" table:formula="of:=([.B30]+[.$A$48])" office:value-type="time" office:time-value="PT14H00M00S" calcext:value-type="time">
            <text:p>14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4961.43333333333" calcext:value-type="float">
            <text:p>4961.4333333333</text:p>
          </table:table-cell>
          <table:table-cell table:style-name="ce10" table:formula="of:=([.F30]+[.$A$48])" office:value-type="time" office:time-value="PT20H02M00S" calcext:value-type="time">
            <text:p>20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506.528273589245" calcext:value-type="float">
            <text:p>506.5282735892</text:p>
          </table:table-cell>
          <table:table-cell table:style-name="ce10" table:formula="of:=([.J30]+[.$A$48])" office:value-type="time" office:time-value="PT26H05M00S" calcext:value-type="time">
            <text:p>02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0.0163888888888889" calcext:value-type="float">
            <text:p>0.0163888889</text:p>
          </table:table-cell>
          <table:table-cell table:style-name="ce10" table:formula="of:=([.V30]+[.$A$48])" office:value-type="time" office:time-value="PT21H12M00S" calcext:value-type="time">
            <text:p>21:1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204.93101149763" calcext:value-type="float">
            <text:p>3204.9310114976</text:p>
          </table:table-cell>
          <table:table-cell table:style-name="ce10" table:formula="of:=([.Z30]+[.$A$48])" office:value-type="time" office:time-value="PT20H10M00S" calcext:value-type="time">
            <text:p>20:10: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2"/>
          <table:table-cell table:style-name="ce11" office:value-type="float" office:value="16749.5809444225" calcext:value-type="float">
            <text:p>16749.5809444225</text:p>
          </table:table-cell>
          <table:table-cell table:style-name="ce14" table:formula="of:=([.AP30]+[.$A$48])" office:value-type="time" office:time-value="PT14H07M00S" calcext:value-type="time">
            <text:p>14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28641.6161128935" calcext:value-type="float">
            <text:p>28641.6161128935</text:p>
          </table:table-cell>
          <table:table-cell table:style-name="ce10" table:formula="of:=([.B31]+[.$A$48])" office:value-type="time" office:time-value="PT15H00M00S" calcext:value-type="time">
            <text:p>15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2753.03888888889" calcext:value-type="float">
            <text:p>2753.0388888889</text:p>
          </table:table-cell>
          <table:table-cell table:style-name="ce10" table:formula="of:=([.F31]+[.$A$48])" office:value-type="time" office:time-value="PT21H02M00S" calcext:value-type="time">
            <text:p>21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428.621386004773" calcext:value-type="float">
            <text:p>428.6213860048</text:p>
          </table:table-cell>
          <table:table-cell table:style-name="ce10" table:formula="of:=([.J31]+[.$A$48])" office:value-type="time" office:time-value="PT27H05M00S" calcext:value-type="time">
            <text:p>03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0.0166666666666666" calcext:value-type="float">
            <text:p>0.0166666667</text:p>
          </table:table-cell>
          <table:table-cell table:style-name="ce10" table:formula="of:=([.V31]+[.$A$48])" office:value-type="time" office:time-value="PT22H12M00S" calcext:value-type="time">
            <text:p>22:1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499.2363888889" calcext:value-type="float">
            <text:p>20499.2363888889</text:p>
          </table:table-cell>
          <table:table-cell table:style-name="ce10" table:formula="of:=([.Z31]+[.$A$48])" office:value-type="time" office:time-value="PT21H10M00S" calcext:value-type="time">
            <text:p>21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45629.6189043059" calcext:value-type="float">
            <text:p>45629.6189043059</text:p>
          </table:table-cell>
          <table:table-cell table:style-name="ce14" table:formula="of:=([.AP31]+[.$A$48])" office:value-type="time" office:time-value="PT15H07M00S" calcext:value-type="time">
            <text:p>15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25415.5322872155" calcext:value-type="float">
            <text:p>25415.5322872155</text:p>
          </table:table-cell>
          <table:table-cell table:style-name="ce10" table:formula="of:=([.B32]+[.$A$48])" office:value-type="time" office:time-value="PT16H00M00S" calcext:value-type="time">
            <text:p>16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4746.08333333333" calcext:value-type="float">
            <text:p>4746.0833333333</text:p>
          </table:table-cell>
          <table:table-cell table:style-name="ce10" table:formula="of:=([.F32]+[.$A$48])" office:value-type="time" office:time-value="PT22H02M00S" calcext:value-type="time">
            <text:p>22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665.935749080333" calcext:value-type="float">
            <text:p>665.9357490803</text:p>
          </table:table-cell>
          <table:table-cell table:style-name="ce10" table:formula="of:=([.J32]+[.$A$48])" office:value-type="time" office:time-value="PT28H05M00S" calcext:value-type="time">
            <text:p>04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0.180277777777778" calcext:value-type="float">
            <text:p>0.1802777778</text:p>
          </table:table-cell>
          <table:table-cell table:style-name="ce10" table:formula="of:=([.V32]+[.$A$48])" office:value-type="time" office:time-value="PT23H12M00S" calcext:value-type="time">
            <text:p>23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524.5722222222" calcext:value-type="float">
            <text:p>26524.5722222222</text:p>
          </table:table-cell>
          <table:table-cell table:style-name="ce10" table:formula="of:=([.Z32]+[.$A$48])" office:value-type="time" office:time-value="PT22H10M00S" calcext:value-type="time">
            <text:p>22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48273.6472571011" calcext:value-type="float">
            <text:p>48273.6472571011</text:p>
          </table:table-cell>
          <table:table-cell table:style-name="ce14" table:formula="of:=([.AP32]+[.$A$48])" office:value-type="time" office:time-value="PT16H07M00S" calcext:value-type="time">
            <text:p>16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35064.8385214734" calcext:value-type="float">
            <text:p>35064.8385214734</text:p>
          </table:table-cell>
          <table:table-cell table:style-name="ce10" table:formula="of:=([.B33]+[.$A$48])" office:value-type="time" office:time-value="PT17H00M00S" calcext:value-type="time">
            <text:p>17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8471.00972222223" calcext:value-type="float">
            <text:p>8471.0097222222</text:p>
          </table:table-cell>
          <table:table-cell table:style-name="ce10" table:formula="of:=([.F33]+[.$A$48])" office:value-type="time" office:time-value="PT23H02M00S" calcext:value-type="time">
            <text:p>23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606.254711376152" calcext:value-type="float">
            <text:p>606.2547113762</text:p>
          </table:table-cell>
          <table:table-cell table:style-name="ce10" table:formula="of:=([.J33]+[.$A$48])" office:value-type="time" office:time-value="PT29H05M00S" calcext:value-type="time">
            <text:p>05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2" office:value-type="float" office:value="28395.1608333334" calcext:value-type="float">
            <text:p>28395.1608333334</text:p>
          </table:table-cell>
          <table:table-cell table:style-name="ce10" table:formula="of:=([.Z33]+[.$A$48])" office:value-type="time" office:time-value="PT23H10M00S" calcext:value-type="time">
            <text:p>23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53350.8994368907" calcext:value-type="float">
            <text:p>53350.8994368907</text:p>
          </table:table-cell>
          <table:table-cell table:style-name="ce14" table:formula="of:=([.AP33]+[.$A$48])" office:value-type="time" office:time-value="PT17H07M00S" calcext:value-type="time">
            <text:p>17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4851.1961680064" calcext:value-type="float">
            <text:p>14851.1961680064</text:p>
          </table:table-cell>
          <table:table-cell table:style-name="ce10" table:formula="of:=([.B34]+[.$A$48])" office:value-type="time" office:time-value="PT18H00M00S" calcext:value-type="time">
            <text:p>18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10.140661805391" calcext:value-type="float">
            <text:p>10.1406618054</text:p>
          </table:table-cell>
          <table:table-cell table:style-name="ce10" table:formula="of:=([.F34]+[.$A$48])" office:value-type="time" office:time-value="PT24H02M00S" calcext:value-type="time">
            <text:p>00:02: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95.369315019399" calcext:value-type="float">
            <text:p>395.3693150194</text:p>
          </table:table-cell>
          <table:table-cell table:style-name="ce10" table:formula="of:=([.J34]+[.$A$48])" office:value-type="time" office:time-value="PT30H05M00S" calcext:value-type="time">
            <text:p>06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2" office:value-type="float" office:value="10205.2097222222" calcext:value-type="float">
            <text:p>10205.2097222222</text:p>
          </table:table-cell>
          <table:table-cell table:style-name="ce10" table:formula="of:=([.Z34]+[.$A$48])" office:value-type="time" office:time-value="PT24H10M00S" calcext:value-type="time">
            <text:p>0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15003.4998713656" calcext:value-type="float">
            <text:p>15003.4998713656</text:p>
          </table:table-cell>
          <table:table-cell table:style-name="ce14" table:formula="of:=([.AP34]+[.$A$48])" office:value-type="time" office:time-value="PT18H07M00S" calcext:value-type="time">
            <text:p>18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475" calcext:value-type="float">
            <text:p>0.0475</text:p>
          </table:table-cell>
          <table:table-cell table:style-name="ce10" table:formula="of:=([.B35]+[.$A$48])" office:value-type="time" office:time-value="PT19H00M00S" calcext:value-type="time">
            <text:p>19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0"/>
          <table:table-cell table:style-name="ce17"/>
          <table:table-cell table:number-columns-repeated="15"/>
          <table:table-cell table:style-name="ce11" office:value-type="float" office:value="2552.97222222223" calcext:value-type="float">
            <text:p>2552.9722222222</text:p>
          </table:table-cell>
          <table:table-cell table:style-name="ce14" table:formula="of:=([.AP35]+[.$A$48])" office:value-type="time" office:time-value="PT19H07M00S" calcext:value-type="time">
            <text:p>19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322222222222223" calcext:value-type="float">
            <text:p>0.0322222222</text:p>
          </table:table-cell>
          <table:table-cell table:style-name="ce10" table:formula="of:=([.B36]+[.$A$48])" office:value-type="time" office:time-value="PT20H00M00S" calcext:value-type="time">
            <text:p>2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6"/>
          <table:table-cell table:style-name="ce11" office:value-type="float" office:value="190.570797892709" calcext:value-type="float">
            <text:p>190.5707978927</text:p>
          </table:table-cell>
          <table:table-cell table:style-name="ce14" table:formula="of:=([.AP36]+[.$A$48])" office:value-type="time" office:time-value="PT20H07M00S" calcext:value-type="time">
            <text:p>20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17549.2955555556" calcext:value-type="float">
            <text:p>17549.2955555556</text:p>
          </table:table-cell>
          <table:table-cell table:style-name="ce10" table:formula="of:=([.B37]+[.$A$48])" office:value-type="time" office:time-value="PT21H00M00S" calcext:value-type="time">
            <text:p>21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 table:number-columns-spanned="4" table:number-rows-spanned="1">
            <text:p>4-Wed</text:p>
          </table:table-cell>
          <table:covered-table-cell table:number-columns-repeated="3" table:style-name="ce9"/>
          <table:table-cell table:number-columns-repeated="28"/>
          <table:table-cell table:style-name="ce11" office:value-type="float" office:value="4730.97227135541" calcext:value-type="float">
            <text:p>4730.9722713554</text:p>
          </table:table-cell>
          <table:table-cell table:style-name="ce14" table:formula="of:=([.AP37]+[.$A$48])" office:value-type="time" office:time-value="PT21H07M00S" calcext:value-type="time">
            <text:p>21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5483.87638888888" calcext:value-type="float">
            <text:p>5483.8763888889</text:p>
          </table:table-cell>
          <table:table-cell table:style-name="ce10" table:formula="of:=([.B38]+[.$A$48])" office:value-type="time" office:time-value="PT22H00M00S" calcext:value-type="time">
            <text:p>22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/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number-columns-repeated="28"/>
          <table:table-cell table:style-name="ce11" office:value-type="float" office:value="7436.54305555555" calcext:value-type="float">
            <text:p>7436.5430555556</text:p>
          </table:table-cell>
          <table:table-cell table:style-name="ce14" table:formula="of:=([.AP38]+[.$A$48])" office:value-type="time" office:time-value="PT22H07M00S" calcext:value-type="time">
            <text:p>2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2496.79555555555" calcext:value-type="float">
            <text:p>2496.7955555556</text:p>
          </table:table-cell>
          <table:table-cell table:style-name="ce10" table:formula="of:=([.B39]+[.$A$48])" office:value-type="time" office:time-value="PT23H00M00S" calcext:value-type="time">
            <text:p>23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.08287242685776" calcext:value-type="float">
            <text:p>1.0828724269</text:p>
          </table:table-cell>
          <table:table-cell table:style-name="ce13" office:value-type="time" office:time-value="PT09H47M00S" calcext:value-type="time">
            <text:p>09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" calcext:value-type="float">
            <text:p>0</text:p>
          </table:table-cell>
          <table:table-cell table:style-name="ce14" table:formula="of:=([.AP39]+[.$A$48])" office:value-type="time" office:time-value="PT23H07M00S" calcext:value-type="time">
            <text:p>23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475" calcext:value-type="float">
            <text:p>0.0475</text:p>
          </table:table-cell>
          <table:table-cell table:style-name="ce10" table:formula="of:=([.B40]+[.$A$48])" office:value-type="time" office:time-value="PT24H00M00S" calcext:value-type="time">
            <text:p>0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05555613878843" calcext:value-type="float">
            <text:p>1.0555561388</text:p>
          </table:table-cell>
          <table:table-cell table:style-name="ce14" table:formula="of:=([.J40]+[.$A$48])" office:value-type="time" office:time-value="PT10H47M00S" calcext:value-type="time">
            <text:p>10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.0163888888888889" calcext:value-type="float">
            <text:p>0.0163888889</text:p>
          </table:table-cell>
          <table:table-cell table:style-name="ce14" table:formula="of:=([.AP40]+[.$A$48])" office:value-type="time" office:time-value="PT24H07M00S" calcext:value-type="time">
            <text:p>00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322222222222224" calcext:value-type="float">
            <text:p>0.0322222222</text:p>
          </table:table-cell>
          <table:table-cell table:style-name="ce10" table:formula="of:=([.B41]+[.$A$48])" office:value-type="time" office:time-value="PT25H00M00S" calcext:value-type="time">
            <text:p>01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29044284122694" calcext:value-type="float">
            <text:p>1.2904428412</text:p>
          </table:table-cell>
          <table:table-cell table:style-name="ce14" table:formula="of:=([.J41]+[.$A$48])" office:value-type="time" office:time-value="PT11H47M00S" calcext:value-type="time">
            <text:p>11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" calcext:value-type="float">
            <text:p>0</text:p>
          </table:table-cell>
          <table:table-cell table:style-name="ce14" table:formula="of:=([.AP41]+[.$A$48])" office:value-type="time" office:time-value="PT25H07M00S" calcext:value-type="time">
            <text:p>01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622222222222222" calcext:value-type="float">
            <text:p>0.0622222222</text:p>
          </table:table-cell>
          <table:table-cell table:style-name="ce10" table:formula="of:=([.B42]+[.$A$48])" office:value-type="time" office:time-value="PT26H00M00S" calcext:value-type="time">
            <text:p>02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16613192414487" calcext:value-type="float">
            <text:p>1.1661319241</text:p>
          </table:table-cell>
          <table:table-cell table:style-name="ce14" table:formula="of:=([.J42]+[.$A$48])" office:value-type="time" office:time-value="PT12H47M00S" calcext:value-type="time">
            <text:p>12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.0322222222222223" calcext:value-type="float">
            <text:p>0.0322222222</text:p>
          </table:table-cell>
          <table:table-cell table:style-name="ce14" table:formula="of:=([.AP42]+[.$A$48])" office:value-type="time" office:time-value="PT26H07M00S" calcext:value-type="time">
            <text:p>0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475" calcext:value-type="float">
            <text:p>0.0475</text:p>
          </table:table-cell>
          <table:table-cell table:style-name="ce10" table:formula="of:=([.B43]+[.$A$48])" office:value-type="time" office:time-value="PT27H00M00S" calcext:value-type="time">
            <text:p>03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12569762392694" calcext:value-type="float">
            <text:p>1.1256976239</text:p>
          </table:table-cell>
          <table:table-cell table:style-name="ce14" table:formula="of:=([.J43]+[.$A$48])" office:value-type="time" office:time-value="PT13H47M00S" calcext:value-type="time">
            <text:p>13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" calcext:value-type="float">
            <text:p>0</text:p>
          </table:table-cell>
          <table:table-cell table:style-name="ce14" table:formula="of:=([.AP43]+[.$A$48])" office:value-type="time" office:time-value="PT27H07M00S" calcext:value-type="time">
            <text:p>03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622222222222222" calcext:value-type="float">
            <text:p>0.0622222222</text:p>
          </table:table-cell>
          <table:table-cell table:style-name="ce10" table:formula="of:=([.B44]+[.$A$48])" office:value-type="time" office:time-value="PT28H00M00S" calcext:value-type="time">
            <text:p>04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6136615050639" calcext:value-type="float">
            <text:p>1.6136615051</text:p>
          </table:table-cell>
          <table:table-cell table:style-name="ce14" table:formula="of:=([.J44]+[.$A$48])" office:value-type="time" office:time-value="PT14H47M00S" calcext:value-type="time">
            <text:p>14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.0322222222222223" calcext:value-type="float">
            <text:p>0.0322222222</text:p>
          </table:table-cell>
          <table:table-cell table:style-name="ce14" table:formula="of:=([.AP44]+[.$A$48])" office:value-type="time" office:time-value="PT28H07M00S" calcext:value-type="time">
            <text:p>04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322222222222223" calcext:value-type="float">
            <text:p>0.0322222222</text:p>
          </table:table-cell>
          <table:table-cell table:style-name="ce10" table:formula="of:=([.B45]+[.$A$48])" office:value-type="time" office:time-value="PT29H00M00S" calcext:value-type="time">
            <text:p>05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36775461260226" calcext:value-type="float">
            <text:p>1.3677546126</text:p>
          </table:table-cell>
          <table:table-cell table:style-name="ce14" table:formula="of:=([.J45]+[.$A$48])" office:value-type="time" office:time-value="PT15H47M00S" calcext:value-type="time">
            <text:p>15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" calcext:value-type="float">
            <text:p>0</text:p>
          </table:table-cell>
          <table:table-cell table:style-name="ce14" table:formula="of:=([.AP45]+[.$A$48])" office:value-type="time" office:time-value="PT29H07M00S" calcext:value-type="time">
            <text:p>05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763888888888889" calcext:value-type="float">
            <text:p>0.0763888889</text:p>
          </table:table-cell>
          <table:table-cell table:style-name="ce10" table:formula="of:=([.B46]+[.$A$48])" office:value-type="time" office:time-value="PT30H00M00S" calcext:value-type="time">
            <text:p>06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03378228773331" calcext:value-type="float">
            <text:p>1.0337822877</text:p>
          </table:table-cell>
          <table:table-cell table:style-name="ce14" table:formula="of:=([.J46]+[.$A$48])" office:value-type="time" office:time-value="PT16H47M00S" calcext:value-type="time">
            <text:p>16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.0322222222222223" calcext:value-type="float">
            <text:p>0.0322222222</text:p>
          </table:table-cell>
          <table:table-cell table:style-name="ce14" table:formula="of:=([.AP46]+[.$A$48])" office:value-type="time" office:time-value="PT30H07M00S" calcext:value-type="time">
            <text:p>06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7" office:value-type="time" office:time-value="PT01H00M00S" calcext:value-type="time">
            <text:p>01:00:00 AM</text:p>
          </table:table-cell>
          <table:table-cell table:number-columns-repeated="7"/>
          <table:table-cell table:style-name="ce16" office:value-type="float" office:value="1.02252483355617" calcext:value-type="float">
            <text:p>1.0225248336</text:p>
          </table:table-cell>
          <table:table-cell table:style-name="ce14" table:formula="of:=([.J47]+[.$A$48])" office:value-type="time" office:time-value="PT17H47M00S" calcext:value-type="time">
            <text:p>17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6" office:value-type="float" office:value="0.999999999999998" calcext:value-type="float">
            <text:p>1</text:p>
          </table:table-cell>
          <table:table-cell table:style-name="ce14" table:formula="of:=([.J48]+[.$A$48])" office:value-type="time" office:time-value="PT18H47M00S" calcext:value-type="time">
            <text:p>18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style-name="ce14" table:formula="of:=([.J49]+[.$A$48])" office:value-type="time" office:time-value="PT19H47M00S" calcext:value-type="time">
            <text:p>19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6" office:value-type="float" office:value="15" calcext:value-type="float">
            <text:p>15</text:p>
          </table:table-cell>
          <table:table-cell table:style-name="ce14" table:formula="of:=([.J50]+[.$A$48])" office:value-type="time" office:time-value="PT20H47M00S" calcext:value-type="time">
            <text:p>20:47:0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 office:value-type="string" calcext:value-type="string">
            <text:p>MOSCov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19.3855803737661" calcext:value-type="float">
            <text:p>19.3855803738</text:p>
          </table:table-cell>
          <table:table-cell table:style-name="ce15" office:value-type="time" office:time-value="PT09H47M00S" calcext:value-type="time">
            <text:p>09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13.661258527409" calcext:value-type="float">
            <text:p>13.6612585274</text:p>
          </table:table-cell>
          <table:table-cell table:style-name="ce10" table:formula="of:=([.J53]+[.$A$48])" office:value-type="time" office:time-value="PT10H47M00S" calcext:value-type="time">
            <text:p>10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30.384924528511" calcext:value-type="float">
            <text:p>30.3849245285</text:p>
          </table:table-cell>
          <table:table-cell table:style-name="ce10" table:formula="of:=([.J54]+[.$A$48])" office:value-type="time" office:time-value="PT11H47M00S" calcext:value-type="time">
            <text:p>11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3027.51766840273" calcext:value-type="float">
            <text:p>3027.5176684027</text:p>
          </table:table-cell>
          <table:table-cell table:style-name="ce10" table:formula="of:=([.J55]+[.$A$48])" office:value-type="time" office:time-value="PT12H47M00S" calcext:value-type="time">
            <text:p>12:47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6.84642812744859" calcext:value-type="float">
            <text:p>6.8464281274</text:p>
          </table:table-cell>
          <table:table-cell table:style-name="ce10" table:formula="of:=([.J56]+[.$A$48])" office:value-type="time" office:time-value="PT13H47M00S" calcext:value-type="time">
            <text:p>13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26.2671758966622" calcext:value-type="float">
            <text:p>26.2671758967</text:p>
          </table:table-cell>
          <table:table-cell table:style-name="ce10" table:formula="of:=([.J57]+[.$A$48])" office:value-type="time" office:time-value="PT14H47M00S" calcext:value-type="time">
            <text:p>14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24.7361702628163" calcext:value-type="float">
            <text:p>24.7361702628</text:p>
          </table:table-cell>
          <table:table-cell table:style-name="ce10" table:formula="of:=([.J58]+[.$A$48])" office:value-type="time" office:time-value="PT15H47M00S" calcext:value-type="time">
            <text:p>15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18.6627471243985" calcext:value-type="float">
            <text:p>18.6627471244</text:p>
          </table:table-cell>
          <table:table-cell table:style-name="ce10" table:formula="of:=([.J59]+[.$A$48])" office:value-type="time" office:time-value="PT16H47M00S" calcext:value-type="time">
            <text:p>16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7.63273696288675" calcext:value-type="float">
            <text:p>7.6327369629</text:p>
          </table:table-cell>
          <table:table-cell table:style-name="ce10" table:formula="of:=([.J60]+[.$A$48])" office:value-type="time" office:time-value="PT17H47M00S" calcext:value-type="time">
            <text:p>17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0.515555555555556" calcext:value-type="float">
            <text:p>0.5155555556</text:p>
          </table:table-cell>
          <table:table-cell table:style-name="ce10" table:formula="of:=([.J61]+[.$A$48])" office:value-type="time" office:time-value="PT18H47M00S" calcext:value-type="time">
            <text:p>18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0.0622222222222222" calcext:value-type="float">
            <text:p>0.0622222222</text:p>
          </table:table-cell>
          <table:table-cell table:style-name="ce10" table:formula="of:=([.J62]+[.$A$48])" office:value-type="time" office:time-value="PT19H47M00S" calcext:value-type="time">
            <text:p>19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2.75333333333332" calcext:value-type="float">
            <text:p>2.7533333333</text:p>
          </table:table-cell>
          <table:table-cell table:style-name="ce10" table:formula="of:=([.J63]+[.$A$48])" office:value-type="time" office:time-value="PT20H47M00S" calcext:value-type="time">
            <text:p>20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1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or" table:style-name="ta1">
        <table:table-column table:style-name="co1" table:number-columns-repeated="2" table:default-cell-style-name="ce11"/>
        <table:table-column table:style-name="co1" table:number-columns-repeated="7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1]=0;[.B1]=0);&quot;TN&quot;;IF(AND([.A1]=1;[.B1]=1);&quot;TP&quot;;IF(AND([.A1]=0;[.B1]=1);&quot;FN&quot;;IF(AND([.A1]=1;[.B1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]=0;[.B2]=0);&quot;TN&quot;;IF(AND([.A2]=1;[.B2]=1);&quot;TP&quot;;IF(AND([.A2]=0;[.B2]=1);&quot;FN&quot;;IF(AND([.A2]=1;[.B2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3]=0;[.B3]=0);&quot;TN&quot;;IF(AND([.A3]=1;[.B3]=1);&quot;TP&quot;;IF(AND([.A3]=0;[.B3]=1);&quot;FN&quot;;IF(AND([.A3]=1;[.B3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4]=0;[.B4]=0);&quot;TN&quot;;IF(AND([.A4]=1;[.B4]=1);&quot;TP&quot;;IF(AND([.A4]=0;[.B4]=1);&quot;FN&quot;;IF(AND([.A4]=1;[.B4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5]=0;[.B5]=0);&quot;TN&quot;;IF(AND([.A5]=1;[.B5]=1);&quot;TP&quot;;IF(AND([.A5]=0;[.B5]=1);&quot;FN&quot;;IF(AND([.A5]=1;[.B5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6]=0;[.B6]=0);&quot;TN&quot;;IF(AND([.A6]=1;[.B6]=1);&quot;TP&quot;;IF(AND([.A6]=0;[.B6]=1);&quot;FN&quot;;IF(AND([.A6]=1;[.B6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7]=0;[.B7]=0);&quot;TN&quot;;IF(AND([.A7]=1;[.B7]=1);&quot;TP&quot;;IF(AND([.A7]=0;[.B7]=1);&quot;FN&quot;;IF(AND([.A7]=1;[.B7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8]=0;[.B8]=0);&quot;TN&quot;;IF(AND([.A8]=1;[.B8]=1);&quot;TP&quot;;IF(AND([.A8]=0;[.B8]=1);&quot;FN&quot;;IF(AND([.A8]=1;[.B8]=0);&quot;FP&quot;))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9]=0;[.B9]=0);&quot;TN&quot;;IF(AND([.A9]=1;[.B9]=1);&quot;TP&quot;;IF(AND([.A9]=0;[.B9]=1);&quot;FN&quot;;IF(AND([.A9]=1;[.B9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10]=0;[.B10]=0);&quot;TN&quot;;IF(AND([.A10]=1;[.B10]=1);&quot;TP&quot;;IF(AND([.A10]=0;[.B10]=1);&quot;FN&quot;;IF(AND([.A10]=1;[.B10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11]=0;[.B11]=0);&quot;TN&quot;;IF(AND([.A11]=1;[.B11]=1);&quot;TP&quot;;IF(AND([.A11]=0;[.B11]=1);&quot;FN&quot;;IF(AND([.A11]=1;[.B11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12]=0;[.B12]=0);&quot;TN&quot;;IF(AND([.A12]=1;[.B12]=1);&quot;TP&quot;;IF(AND([.A12]=0;[.B12]=1);&quot;FN&quot;;IF(AND([.A12]=1;[.B12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13]=0;[.B13]=0);&quot;TN&quot;;IF(AND([.A13]=1;[.B13]=1);&quot;TP&quot;;IF(AND([.A13]=0;[.B13]=1);&quot;FN&quot;;IF(AND([.A13]=1;[.B13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14]=0;[.B14]=0);&quot;TN&quot;;IF(AND([.A14]=1;[.B14]=1);&quot;TP&quot;;IF(AND([.A14]=0;[.B14]=1);&quot;FN&quot;;IF(AND([.A14]=1;[.B14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15]=0;[.B15]=0);&quot;TN&quot;;IF(AND([.A15]=1;[.B15]=1);&quot;TP&quot;;IF(AND([.A15]=0;[.B15]=1);&quot;FN&quot;;IF(AND([.A15]=1;[.B15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16]=0;[.B16]=0);&quot;TN&quot;;IF(AND([.A16]=1;[.B16]=1);&quot;TP&quot;;IF(AND([.A16]=0;[.B16]=1);&quot;FN&quot;;IF(AND([.A16]=1;[.B16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17]=0;[.B17]=0);&quot;TN&quot;;IF(AND([.A17]=1;[.B17]=1);&quot;TP&quot;;IF(AND([.A17]=0;[.B17]=1);&quot;FN&quot;;IF(AND([.A17]=1;[.B17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18]=0;[.B18]=0);&quot;TN&quot;;IF(AND([.A18]=1;[.B18]=1);&quot;TP&quot;;IF(AND([.A18]=0;[.B18]=1);&quot;FN&quot;;IF(AND([.A18]=1;[.B18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19]=0;[.B19]=0);&quot;TN&quot;;IF(AND([.A19]=1;[.B19]=1);&quot;TP&quot;;IF(AND([.A19]=0;[.B19]=1);&quot;FN&quot;;IF(AND([.A19]=1;[.B19]=0);&quot;FP&quot;))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0]=0;[.B20]=0);&quot;TN&quot;;IF(AND([.A20]=1;[.B20]=1);&quot;TP&quot;;IF(AND([.A20]=0;[.B20]=1);&quot;FN&quot;;IF(AND([.A20]=1;[.B20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1]=0;[.B21]=0);&quot;TN&quot;;IF(AND([.A21]=1;[.B21]=1);&quot;TP&quot;;IF(AND([.A21]=0;[.B21]=1);&quot;FN&quot;;IF(AND([.A21]=1;[.B21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2]=0;[.B22]=0);&quot;TN&quot;;IF(AND([.A22]=1;[.B22]=1);&quot;TP&quot;;IF(AND([.A22]=0;[.B22]=1);&quot;FN&quot;;IF(AND([.A22]=1;[.B22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3]=0;[.B23]=0);&quot;TN&quot;;IF(AND([.A23]=1;[.B23]=1);&quot;TP&quot;;IF(AND([.A23]=0;[.B23]=1);&quot;FN&quot;;IF(AND([.A23]=1;[.B23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4]=0;[.B24]=0);&quot;TN&quot;;IF(AND([.A24]=1;[.B24]=1);&quot;TP&quot;;IF(AND([.A24]=0;[.B24]=1);&quot;FN&quot;;IF(AND([.A24]=1;[.B24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25]=0;[.B25]=0);&quot;TN&quot;;IF(AND([.A25]=1;[.B25]=1);&quot;TP&quot;;IF(AND([.A25]=0;[.B25]=1);&quot;FN&quot;;IF(AND([.A25]=1;[.B25]=0);&quot;FP&quot;))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6]=0;[.B26]=0);&quot;TN&quot;;IF(AND([.A26]=1;[.B26]=1);&quot;TP&quot;;IF(AND([.A26]=0;[.B26]=1);&quot;FN&quot;;IF(AND([.A26]=1;[.B26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7]=0;[.B27]=0);&quot;TN&quot;;IF(AND([.A27]=1;[.B27]=1);&quot;TP&quot;;IF(AND([.A27]=0;[.B27]=1);&quot;FN&quot;;IF(AND([.A27]=1;[.B27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8]=0;[.B28]=0);&quot;TN&quot;;IF(AND([.A28]=1;[.B28]=1);&quot;TP&quot;;IF(AND([.A28]=0;[.B28]=1);&quot;FN&quot;;IF(AND([.A28]=1;[.B28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9]=0;[.B29]=0);&quot;TN&quot;;IF(AND([.A29]=1;[.B29]=1);&quot;TP&quot;;IF(AND([.A29]=0;[.B29]=1);&quot;FN&quot;;IF(AND([.A29]=1;[.B29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A30]=0;[.B30]=0);&quot;TN&quot;;IF(AND([.A30]=1;[.B30]=1);&quot;TP&quot;;IF(AND([.A30]=0;[.B30]=1);&quot;FN&quot;;IF(AND([.A30]=1;[.B30]=0);&quot;FP&quot;))))" office:value-type="string" office:string-value="FN" calcext:value-type="string">
            <text:p>F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31]=0;[.B31]=0);&quot;TN&quot;;IF(AND([.A31]=1;[.B31]=1);&quot;TP&quot;;IF(AND([.A31]=0;[.B31]=1);&quot;FN&quot;;IF(AND([.A31]=1;[.B31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32]=0;[.B32]=0);&quot;TN&quot;;IF(AND([.A32]=1;[.B32]=1);&quot;TP&quot;;IF(AND([.A32]=0;[.B32]=1);&quot;FN&quot;;IF(AND([.A32]=1;[.B32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33]=0;[.B33]=0);&quot;TN&quot;;IF(AND([.A33]=1;[.B33]=1);&quot;TP&quot;;IF(AND([.A33]=0;[.B33]=1);&quot;FN&quot;;IF(AND([.A33]=1;[.B33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34]=0;[.B34]=0);&quot;TN&quot;;IF(AND([.A34]=1;[.B34]=1);&quot;TP&quot;;IF(AND([.A34]=0;[.B34]=1);&quot;FN&quot;;IF(AND([.A34]=1;[.B34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35]=0;[.B35]=0);&quot;TN&quot;;IF(AND([.A35]=1;[.B35]=1);&quot;TP&quot;;IF(AND([.A35]=0;[.B35]=1);&quot;FN&quot;;IF(AND([.A35]=1;[.B35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36]=0;[.B36]=0);&quot;TN&quot;;IF(AND([.A36]=1;[.B36]=1);&quot;TP&quot;;IF(AND([.A36]=0;[.B36]=1);&quot;FN&quot;;IF(AND([.A36]=1;[.B36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37]=0;[.B37]=0);&quot;TN&quot;;IF(AND([.A37]=1;[.B37]=1);&quot;TP&quot;;IF(AND([.A37]=0;[.B37]=1);&quot;FN&quot;;IF(AND([.A37]=1;[.B37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38]=0;[.B38]=0);&quot;TN&quot;;IF(AND([.A38]=1;[.B38]=1);&quot;TP&quot;;IF(AND([.A38]=0;[.B38]=1);&quot;FN&quot;;IF(AND([.A38]=1;[.B38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39]=0;[.B39]=0);&quot;TN&quot;;IF(AND([.A39]=1;[.B39]=1);&quot;TP&quot;;IF(AND([.A39]=0;[.B39]=1);&quot;FN&quot;;IF(AND([.A39]=1;[.B39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40]=0;[.B40]=0);&quot;TN&quot;;IF(AND([.A40]=1;[.B40]=1);&quot;TP&quot;;IF(AND([.A40]=0;[.B40]=1);&quot;FN&quot;;IF(AND([.A40]=1;[.B40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41]=0;[.B41]=0);&quot;TN&quot;;IF(AND([.A41]=1;[.B41]=1);&quot;TP&quot;;IF(AND([.A41]=0;[.B41]=1);&quot;FN&quot;;IF(AND([.A41]=1;[.B41]=0);&quot;FP&quot;))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42]=0;[.B42]=0);&quot;TN&quot;;IF(AND([.A42]=1;[.B42]=1);&quot;TP&quot;;IF(AND([.A42]=0;[.B42]=1);&quot;FN&quot;;IF(AND([.A42]=1;[.B42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43]=0;[.B43]=0);&quot;TN&quot;;IF(AND([.A43]=1;[.B43]=1);&quot;TP&quot;;IF(AND([.A43]=0;[.B43]=1);&quot;FN&quot;;IF(AND([.A43]=1;[.B43]=0);&quot;FP&quot;))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44]=0;[.B44]=0);&quot;TN&quot;;IF(AND([.A44]=1;[.B44]=1);&quot;TP&quot;;IF(AND([.A44]=0;[.B44]=1);&quot;FN&quot;;IF(AND([.A44]=1;[.B44]=0);&quot;FP&quot;))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45]=0;[.B45]=0);&quot;TN&quot;;IF(AND([.A45]=1;[.B45]=1);&quot;TP&quot;;IF(AND([.A45]=0;[.B45]=1);&quot;FN&quot;;IF(AND([.A45]=1;[.B45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46]=0;[.B46]=0);&quot;TN&quot;;IF(AND([.A46]=1;[.B46]=1);&quot;TP&quot;;IF(AND([.A46]=0;[.B46]=1);&quot;FN&quot;;IF(AND([.A46]=1;[.B46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47]=0;[.B47]=0);&quot;TN&quot;;IF(AND([.A47]=1;[.B47]=1);&quot;TP&quot;;IF(AND([.A47]=0;[.B47]=1);&quot;FN&quot;;IF(AND([.A47]=1;[.B47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48]=0;[.B48]=0);&quot;TN&quot;;IF(AND([.A48]=1;[.B48]=1);&quot;TP&quot;;IF(AND([.A48]=0;[.B48]=1);&quot;FN&quot;;IF(AND([.A48]=1;[.B48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49]=0;[.B49]=0);&quot;TN&quot;;IF(AND([.A49]=1;[.B49]=1);&quot;TP&quot;;IF(AND([.A49]=0;[.B49]=1);&quot;FN&quot;;IF(AND([.A49]=1;[.B49]=0);&quot;FP&quot;))))" office:value-type="string" office:string-value="TN" calcext:value-type="string">
            <text:p>TN</text:p>
          </table:table-cell>
          <table:table-cell table:number-columns-repeated="3"/>
          <table:table-cell office:value-type="string" calcext:value-type="string">
            <text:p>TN</text:p>
          </table:table-cell>
          <table:table-cell office:value-type="float" office:value="62" calcext:value-type="float">
            <text:p>62</text:p>
          </table:table-cell>
          <table:table-cell table:formula="of:=([.H49]/([.H49]+[.H51]))" office:value-type="float" office:value="0.953846153846154" calcext:value-type="float">
            <text:p>0.95384615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50]=0;[.B50]=0);&quot;TN&quot;;IF(AND([.A50]=1;[.B50]=1);&quot;TP&quot;;IF(AND([.A50]=0;[.B50]=1);&quot;FN&quot;;IF(AND([.A50]=1;[.B50]=0);&quot;FP&quot;))))" office:value-type="string" office:string-value="TN" calcext:value-type="string">
            <text:p>TN</text:p>
          </table:table-cell>
          <table:table-cell table:number-columns-repeated="3"/>
          <table:table-cell office:value-type="string" calcext:value-type="string">
            <text:p>TP</text:p>
          </table:table-cell>
          <table:table-cell office:value-type="float" office:value="7" calcext:value-type="float">
            <text:p>7</text:p>
          </table:table-cell>
          <table:table-cell table:formula="of:=([.H50]/([.H50]+[.H52])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51]=0;[.B51]=0);&quot;TN&quot;;IF(AND([.A51]=1;[.B51]=1);&quot;TP&quot;;IF(AND([.A51]=0;[.B51]=1);&quot;FN&quot;;IF(AND([.A51]=1;[.B51]=0);&quot;FP&quot;))))" office:value-type="string" office:string-value="TN" calcext:value-type="string">
            <text:p>TN</text:p>
          </table:table-cell>
          <table:table-cell table:number-columns-repeated="3"/>
          <table:table-cell office:value-type="string" calcext:value-type="string">
            <text:p>FN</text:p>
          </table:table-cell>
          <table:table-cell office:value-type="float" office:value="3" calcext:value-type="float">
            <text:p>3</text:p>
          </table:table-cell>
          <table:table-cell table:formula="of:=1-[.I49]" office:value-type="float" office:value="0.0461538461538461" calcext:value-type="float">
            <text:p>0.046153846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52]=0;[.B52]=0);&quot;TN&quot;;IF(AND([.A52]=1;[.B52]=1);&quot;TP&quot;;IF(AND([.A52]=0;[.B52]=1);&quot;FN&quot;;IF(AND([.A52]=1;[.B52]=0);&quot;FP&quot;))))" office:value-type="string" office:string-value="TN" calcext:value-type="string">
            <text:p>TN</text:p>
          </table:table-cell>
          <table:table-cell table:number-columns-repeated="3"/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 table:formula="of:=1-[.I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A53]=0;[.B53]=0);&quot;TN&quot;;IF(AND([.A53]=1;[.B53]=1);&quot;TP&quot;;IF(AND([.A53]=0;[.B53]=1);&quot;FN&quot;;IF(AND([.A53]=1;[.B53]=0);&quot;FP&quot;))))" office:value-type="string" office:string-value="FN" calcext:value-type="string">
            <text:p>F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54]=0;[.B54]=0);&quot;TN&quot;;IF(AND([.A54]=1;[.B54]=1);&quot;TP&quot;;IF(AND([.A54]=0;[.B54]=1);&quot;FN&quot;;IF(AND([.A54]=1;[.B54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A55]=0;[.B55]=0);&quot;TN&quot;;IF(AND([.A55]=1;[.B55]=1);&quot;TP&quot;;IF(AND([.A55]=0;[.B55]=1);&quot;FN&quot;;IF(AND([.A55]=1;[.B55]=0);&quot;FP&quot;))))" office:value-type="string" office:string-value="FN" calcext:value-type="string">
            <text:p>F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56]=0;[.B56]=0);&quot;TN&quot;;IF(AND([.A56]=1;[.B56]=1);&quot;TP&quot;;IF(AND([.A56]=0;[.B56]=1);&quot;FN&quot;;IF(AND([.A56]=1;[.B56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57]=0;[.B57]=0);&quot;TN&quot;;IF(AND([.A57]=1;[.B57]=1);&quot;TP&quot;;IF(AND([.A57]=0;[.B57]=1);&quot;FN&quot;;IF(AND([.A57]=1;[.B57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58]=0;[.B58]=0);&quot;TN&quot;;IF(AND([.A58]=1;[.B58]=1);&quot;TP&quot;;IF(AND([.A58]=0;[.B58]=1);&quot;FN&quot;;IF(AND([.A58]=1;[.B58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59]=0;[.B59]=0);&quot;TN&quot;;IF(AND([.A59]=1;[.B59]=1);&quot;TP&quot;;IF(AND([.A59]=0;[.B59]=1);&quot;FN&quot;;IF(AND([.A59]=1;[.B59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60]=0;[.B60]=0);&quot;TN&quot;;IF(AND([.A60]=1;[.B60]=1);&quot;TP&quot;;IF(AND([.A60]=0;[.B60]=1);&quot;FN&quot;;IF(AND([.A60]=1;[.B60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table:style-name="ce16" office:value-type="float" office:value="0" calcext:value-type="float">
            <text:p>0</text:p>
          </table:table-cell>
          <table:table-cell table:formula="of:=IF(AND([.A61]=0;[.B61]=0);&quot;TN&quot;;IF(AND([.A61]=1;[.B61]=1);&quot;TP&quot;;IF(AND([.A61]=0;[.B61]=1);&quot;FN&quot;;IF(AND([.A61]=1;[.B61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table:style-name="ce16" office:value-type="float" office:value="0" calcext:value-type="float">
            <text:p>0</text:p>
          </table:table-cell>
          <table:table-cell table:formula="of:=IF(AND([.A62]=0;[.B62]=0);&quot;TN&quot;;IF(AND([.A62]=1;[.B62]=1);&quot;TP&quot;;IF(AND([.A62]=0;[.B62]=1);&quot;FN&quot;;IF(AND([.A62]=1;[.B62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table:style-name="ce16" office:value-type="float" office:value="0" calcext:value-type="float">
            <text:p>0</text:p>
          </table:table-cell>
          <table:table-cell table:formula="of:=IF(AND([.A63]=0;[.B63]=0);&quot;TN&quot;;IF(AND([.A63]=1;[.B63]=1);&quot;TP&quot;;IF(AND([.A63]=0;[.B63]=1);&quot;FN&quot;;IF(AND([.A63]=1;[.B63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table:style-name="ce16" office:value-type="float" office:value="0" calcext:value-type="float">
            <text:p>0</text:p>
          </table:table-cell>
          <table:table-cell table:formula="of:=IF(AND([.A64]=0;[.B64]=0);&quot;TN&quot;;IF(AND([.A64]=1;[.B64]=1);&quot;TP&quot;;IF(AND([.A64]=0;[.B64]=1);&quot;FN&quot;;IF(AND([.A64]=1;[.B64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table:style-name="ce16" office:value-type="float" office:value="0" calcext:value-type="float">
            <text:p>0</text:p>
          </table:table-cell>
          <table:table-cell table:formula="of:=IF(AND([.A65]=0;[.B65]=0);&quot;TN&quot;;IF(AND([.A65]=1;[.B65]=1);&quot;TP&quot;;IF(AND([.A65]=0;[.B65]=1);&quot;FN&quot;;IF(AND([.A65]=1;[.B65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table:style-name="ce16" office:value-type="float" office:value="0" calcext:value-type="float">
            <text:p>0</text:p>
          </table:table-cell>
          <table:table-cell table:formula="of:=IF(AND([.A66]=0;[.B66]=0);&quot;TN&quot;;IF(AND([.A66]=1;[.B66]=1);&quot;TP&quot;;IF(AND([.A66]=0;[.B66]=1);&quot;FN&quot;;IF(AND([.A66]=1;[.B66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table:style-name="ce16" office:value-type="float" office:value="0" calcext:value-type="float">
            <text:p>0</text:p>
          </table:table-cell>
          <table:table-cell table:formula="of:=IF(AND([.A67]=0;[.B67]=0);&quot;TN&quot;;IF(AND([.A67]=1;[.B67]=1);&quot;TP&quot;;IF(AND([.A67]=0;[.B67]=1);&quot;FN&quot;;IF(AND([.A67]=1;[.B67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table:style-name="ce16" office:value-type="float" office:value="0" calcext:value-type="float">
            <text:p>0</text:p>
          </table:table-cell>
          <table:table-cell table:formula="of:=IF(AND([.A68]=0;[.B68]=0);&quot;TN&quot;;IF(AND([.A68]=1;[.B68]=1);&quot;TP&quot;;IF(AND([.A68]=0;[.B68]=1);&quot;FN&quot;;IF(AND([.A68]=1;[.B68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table:style-name="ce16" office:value-type="float" office:value="0" calcext:value-type="float">
            <text:p>0</text:p>
          </table:table-cell>
          <table:table-cell table:formula="of:=IF(AND([.A69]=0;[.B69]=0);&quot;TN&quot;;IF(AND([.A69]=1;[.B69]=1);&quot;TP&quot;;IF(AND([.A69]=0;[.B69]=1);&quot;FN&quot;;IF(AND([.A69]=1;[.B69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table:style-name="ce16" office:value-type="float" office:value="0" calcext:value-type="float">
            <text:p>0</text:p>
          </table:table-cell>
          <table:table-cell table:formula="of:=IF(AND([.A70]=0;[.B70]=0);&quot;TN&quot;;IF(AND([.A70]=1;[.B70]=1);&quot;TP&quot;;IF(AND([.A70]=0;[.B70]=1);&quot;FN&quot;;IF(AND([.A70]=1;[.B70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table:style-name="ce16" office:value-type="float" office:value="0" calcext:value-type="float">
            <text:p>0</text:p>
          </table:table-cell>
          <table:table-cell table:formula="of:=IF(AND([.A71]=0;[.B71]=0);&quot;TN&quot;;IF(AND([.A71]=1;[.B71]=1);&quot;TP&quot;;IF(AND([.A71]=0;[.B71]=1);&quot;FN&quot;;IF(AND([.A71]=1;[.B71]=0);&quot;FP&quot;))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number-columns-repeated="2" table:style-name="ce16" office:value-type="float" office:value="1" calcext:value-type="float">
            <text:p>1</text:p>
          </table:table-cell>
          <table:table-cell table:formula="of:=IF(AND([.A72]=0;[.B72]=0);&quot;TN&quot;;IF(AND([.A72]=1;[.B72]=1);&quot;TP&quot;;IF(AND([.A72]=0;[.B72]=1);&quot;FN&quot;;IF(AND([.A72]=1;[.B72]=0);&quot;FP&quot;))))" office:value-type="string" office:string-value="TP" calcext:value-type="string">
            <text:p>TP</text:p>
          </table:table-cell>
          <table:table-cell table:number-columns-repeated="6"/>
        </table:table-row>
      </table:table>
      <table:table table:name="cov" table:style-name="ta1">
        <table:table-column table:style-name="co1" table:number-columns-repeated="2" table:default-cell-style-name="ce18"/>
        <table:table-row table:style-name="ro1">
          <table:table-cell table:number-columns-repeated="2" table:style-name="ce11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tats.Q1:stats.Q1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esults.P5:results.P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8:40:21.622949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6:58:02.917079227</meta:creation-date>
    <dc:date>2016-10-27T23:59:15.188532215</dc:date>
    <meta:editing-duration>PT8H10M40S</meta:editing-duration>
    <meta:editing-cycles>60</meta:editing-cycles>
    <meta:generator>LibreOffice/4.2.8.2$Linux_X86_64 LibreOffice_project/420m0$Build-2</meta:generator>
    <meta:document-statistic meta:table-count="4" meta:cell-count="10001" meta:object-count="0"/>
  </office:meta>
</office:document-meta>
</file>